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ON-MO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NTITETI</text:p>
          </table:table-cell>
          <table:table-cell office:value-type="string" table:style-name="ce1">
            <text:p>SPOL</text:p>
          </table:table-cell>
          <table:table-cell office:value-type="string" table:style-name="ce1">
            <text:p>MSDM</text:p>
          </table:table-cell>
          <table:table-cell office:value-type="string" table:style-name="ce1">
            <text:p>MCMJ</text:p>
          </table:table-cell>
          <table:table-cell office:value-type="string" table:style-name="ce1">
            <text:p>MCMJH</text:p>
          </table:table-cell>
          <table:table-cell office:value-type="string" table:style-name="ce1">
            <text:p>MTSDN20M</text:p>
          </table:table-cell>
          <table:table-cell office:value-type="string" table:style-name="ce1">
            <text:p>MBSDN20M</text:p>
          </table:table-cell>
          <table:table-cell office:value-type="string" table:style-name="ce1">
            <text:p>MTSLN20M</text:p>
          </table:table-cell>
          <table:table-cell office:value-type="string" table:style-name="ce1">
            <text:p>MBSLN20M</text:p>
          </table:table-cell>
          <table:table-cell office:value-type="string" table:style-name="ce1">
            <text:p>MVS</text:p>
          </table:table-cell>
          <table:table-cell office:value-type="string" table:style-name="ce1">
            <text:p>MTN</text:p>
          </table:table-cell>
          <table:table-cell office:value-type="string" table:style-name="ce1">
            <text:p>MTR</text:p>
          </table:table-cell>
          <table:table-cell office:value-type="string" table:style-name="ce1">
            <text:p>MBMG</text:p>
          </table:table-cell>
          <table:table-cell office:value-type="string" table:style-name="ce1">
            <text:p>MBML</text:p>
          </table:table-cell>
          <table:table-cell office:value-type="string" table:style-name="ce1">
            <text:p>MPRK</text:p>
          </table:table-cell>
          <table:table-cell office:value-type="string" table:style-name="ce1">
            <text:p>MPTR</text:p>
          </table:table-cell>
          <table:table-cell table:number-columns-repeated="1636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office:value-type="float" office:value="16.03" table:style-name="ce1">
            <text:p>16,03</text:p>
          </table:table-cell>
          <table:table-cell office:value-type="float" office:value="19.57" table:style-name="ce1">
            <text:p>19,57</text:p>
          </table:table-cell>
          <table:table-cell office:value-type="float" office:value="13.68" table:style-name="ce1">
            <text:p>13,68</text:p>
          </table:table-cell>
          <table:table-cell office:value-type="float" office:value="37" table:style-name="ce1">
            <text:p>37</text:p>
          </table:table-cell>
          <table:table-cell office:value-type="float" office:value="13.75" table:style-name="ce1">
            <text:p>13,75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2.33" table:style-name="ce1">
            <text:p>22,33</text:p>
          </table:table-cell>
          <table:table-cell office:value-type="float" office:value="3.92" table:style-name="ce1">
            <text:p>3,92</text:p>
          </table:table-cell>
          <table:table-cell office:value-type="float" office:value="5.87" table:style-name="ce1">
            <text:p>5,87</text:p>
          </table:table-cell>
          <table:table-cell office:value-type="float" office:value="11.67" table:style-name="ce1">
            <text:p>11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office:value-type="float" office:value="181.67" table:style-name="ce1">
            <text:p>181,67</text:p>
          </table:table-cell>
          <table:table-cell office:value-type="float" office:value="26.5" table:style-name="ce1">
            <text:p>26,5</text:p>
          </table:table-cell>
          <table:table-cell office:value-type="float" office:value="33.369999999999997" table:style-name="ce1">
            <text:p>33,37</text:p>
          </table:table-cell>
          <table:table-cell office:value-type="float" office:value="8.09" table:style-name="ce1">
            <text:p>8,09</text:p>
          </table:table-cell>
          <table:table-cell office:value-type="float" office:value="18.5" table:style-name="ce1">
            <text:p>18,5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20" table:style-name="ce1">
            <text:p>20</text:p>
          </table:table-cell>
          <table:table-cell office:value-type="float" office:value="35.67" table:style-name="ce1">
            <text:p>35,67</text:p>
          </table:table-cell>
          <table:table-cell office:value-type="float" office:value="21.33" table:style-name="ce1">
            <text:p>21,33</text:p>
          </table:table-cell>
          <table:table-cell office:value-type="float" office:value="28.33" table:style-name="ce1">
            <text:p>28,33</text:p>
          </table:table-cell>
          <table:table-cell office:value-type="float" office:value="5" table:style-name="ce1">
            <text:p>5</text:p>
          </table:table-cell>
          <table:table-cell office:value-type="float" office:value="7.87" table:style-name="ce1">
            <text:p>7,87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office:value-type="float" office:value="88" table:style-name="ce1">
            <text:p>88</text:p>
          </table:table-cell>
          <table:table-cell office:value-type="float" office:value="13.07" table:style-name="ce1">
            <text:p>13,07</text:p>
          </table:table-cell>
          <table:table-cell office:value-type="float" office:value="14.77" table:style-name="ce1">
            <text:p>14,77</text:p>
          </table:table-cell>
          <table:table-cell office:value-type="float" office:value="18.61" table:style-name="ce1">
            <text:p>18,61</text:p>
          </table:table-cell>
          <table:table-cell office:value-type="float" office:value="49" table:style-name="ce1">
            <text:p>49</text:p>
          </table:table-cell>
          <table:table-cell office:value-type="float" office:value="20.16" table:style-name="ce1">
            <text:p>20,16</text:p>
          </table:table-cell>
          <table:table-cell office:value-type="float" office:value="50" table:style-name="ce1">
            <text:p>50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15" table:style-name="ce1">
            <text:p>15</text:p>
          </table:table-cell>
          <table:table-cell office:value-type="float" office:value="21.67" table:style-name="ce1">
            <text:p>21,67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6.4" table:style-name="ce1">
            <text:p>6,4</text:p>
          </table:table-cell>
          <table:table-cell office:value-type="float" office:value="6.33" table:style-name="ce1">
            <text:p>6,33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office:value-type="float" office:value="166.67" table:style-name="ce1">
            <text:p>166,67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30.7" table:style-name="ce1">
            <text:p>30,7</text:p>
          </table:table-cell>
          <table:table-cell office:value-type="float" office:value="11.31" table:style-name="ce1">
            <text:p>11,31</text:p>
          </table:table-cell>
          <table:table-cell office:value-type="float" office:value="26" table:style-name="ce1">
            <text:p>26</text:p>
          </table:table-cell>
          <table:table-cell office:value-type="float" office:value="12.38" table:style-name="ce1">
            <text:p>12,38</text:p>
          </table:table-cell>
          <table:table-cell office:value-type="float" office:value="29" table:style-name="ce1">
            <text:p>29</text:p>
          </table:table-cell>
          <table:table-cell office:value-type="float" office:value="27.67" table:style-name="ce1">
            <text:p>27,67</text:p>
          </table:table-cell>
          <table:table-cell office:value-type="float" office:value="20.329999999999998" table:style-name="ce1">
            <text:p>20,33</text:p>
          </table:table-cell>
          <table:table-cell office:value-type="float" office:value="28" table:style-name="ce1">
            <text:p>28</text:p>
          </table:table-cell>
          <table:table-cell office:value-type="float" office:value="6.53" table:style-name="ce1">
            <text:p>6,53</text:p>
          </table:table-cell>
          <table:table-cell office:value-type="float" office:value="8.58" table:style-name="ce1">
            <text:p>8,58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office:value-type="float" office:value="167.67" table:style-name="ce1">
            <text:p>167,67</text:p>
          </table:table-cell>
          <table:table-cell office:value-type="float" office:value="18.3" table:style-name="ce1">
            <text:p>18,3</text:p>
          </table:table-cell>
          <table:table-cell office:value-type="float" office:value="24.07" table:style-name="ce1">
            <text:p>24,07</text:p>
          </table:table-cell>
          <table:table-cell office:value-type="float" office:value="12.06" table:style-name="ce1">
            <text:p>12,06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7.67" table:style-name="ce1">
            <text:p>27,67</text:p>
          </table:table-cell>
          <table:table-cell office:value-type="float" office:value="4.68" table:style-name="ce1">
            <text:p>4,68</text:p>
          </table:table-cell>
          <table:table-cell office:value-type="float" office:value="8.65" table:style-name="ce1">
            <text:p>8,65</text:p>
          </table:table-cell>
          <table:table-cell office:value-type="float" office:value="10.67" table:style-name="ce1">
            <text:p>10,67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office:value-type="float" office:value="157.66999999999999" table:style-name="ce1">
            <text:p>157,67</text:p>
          </table:table-cell>
          <table:table-cell office:value-type="float" office:value="22" table:style-name="ce1">
            <text:p>22</text:p>
          </table:table-cell>
          <table:table-cell office:value-type="float" office:value="25.3" table:style-name="ce1">
            <text:p>25,3</text:p>
          </table:table-cell>
          <table:table-cell office:value-type="float" office:value="12.84" table:style-name="ce1">
            <text:p>12,84</text:p>
          </table:table-cell>
          <table:table-cell office:value-type="float" office:value="31" table:style-name="ce1">
            <text:p>31</text:p>
          </table:table-cell>
          <table:table-cell office:value-type="float" office:value="11.21" table:style-name="ce1">
            <text:p>11,21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21.33" table:style-name="ce1">
            <text:p>21,33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5.98" table:style-name="ce1">
            <text:p>5,98</text:p>
          </table:table-cell>
          <table:table-cell office:value-type="float" office:value="10.67" table:style-name="ce1">
            <text:p>10,67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office:value-type="float" office:value="21.87" table:style-name="ce1">
            <text:p>21,87</text:p>
          </table:table-cell>
          <table:table-cell office:value-type="float" office:value="26.5" table:style-name="ce1">
            <text:p>26,5</text:p>
          </table:table-cell>
          <table:table-cell office:value-type="float" office:value="9.5299999999999994" table:style-name="ce1">
            <text:p>9,53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28.67" table:style-name="ce1">
            <text:p>28,67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2.67" table:style-name="ce1">
            <text:p>22,67</text:p>
          </table:table-cell>
          <table:table-cell office:value-type="float" office:value="4.62" table:style-name="ce1">
            <text:p>4,62</text:p>
          </table:table-cell>
          <table:table-cell office:value-type="float" office:value="8.73" table:style-name="ce1">
            <text:p>8,73</text:p>
          </table:table-cell>
          <table:table-cell office:value-type="float" office:value="15.33" table:style-name="ce1">
            <text:p>15,33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office:value-type="float" office:value="142.33000000000001" table:style-name="ce1">
            <text:p>142,33</text:p>
          </table:table-cell>
          <table:table-cell office:value-type="float" office:value="17.27" table:style-name="ce1">
            <text:p>17,27</text:p>
          </table:table-cell>
          <table:table-cell office:value-type="float" office:value="21.4" table:style-name="ce1">
            <text:p>21,4</text:p>
          </table:table-cell>
          <table:table-cell office:value-type="float" office:value="12.31" table:style-name="ce1">
            <text:p>12,31</text:p>
          </table:table-cell>
          <table:table-cell office:value-type="float" office:value="29" table:style-name="ce1">
            <text:p>29</text:p>
          </table:table-cell>
          <table:table-cell office:value-type="float" office:value="11.96" table:style-name="ce1">
            <text:p>11,96</text:p>
          </table:table-cell>
          <table:table-cell office:value-type="float" office:value="26" table:style-name="ce1">
            <text:p>26</text:p>
          </table:table-cell>
          <table:table-cell office:value-type="float" office:value="20.329999999999998" table:style-name="ce1">
            <text:p>20,3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4.33" table:style-name="ce1">
            <text:p>24,33</text:p>
          </table:table-cell>
          <table:table-cell office:value-type="float" office:value="5.42" table:style-name="ce1">
            <text:p>5,42</text:p>
          </table:table-cell>
          <table:table-cell office:value-type="float" office:value="7.08" table:style-name="ce1">
            <text:p>7,08</text:p>
          </table:table-cell>
          <table:table-cell office:value-type="float" office:value="12.67" table:style-name="ce1">
            <text:p>12,67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office:value-type="float" office:value="163.66999999999999" table:style-name="ce1">
            <text:p>163,67</text:p>
          </table:table-cell>
          <table:table-cell office:value-type="float" office:value="15.07" table:style-name="ce1">
            <text:p>15,07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8.65" table:style-name="ce1">
            <text:p>8,65</text:p>
          </table:table-cell>
          <table:table-cell office:value-type="float" office:value="21" table:style-name="ce1">
            <text:p>21</text:p>
          </table:table-cell>
          <table:table-cell office:value-type="float" office:value="9.25" table:style-name="ce1">
            <text:p>9,25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2.33" table:style-name="ce1">
            <text:p>22,33</text:p>
          </table:table-cell>
          <table:table-cell office:value-type="float" office:value="4.53" table:style-name="ce1">
            <text:p>4,53</text:p>
          </table:table-cell>
          <table:table-cell office:value-type="float" office:value="5.17" table:style-name="ce1">
            <text:p>5,17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office:value-type="float" office:value="151.66999999999999" table:style-name="ce1">
            <text:p>151,67</text:p>
          </table:table-cell>
          <table:table-cell office:value-type="float" office:value="26.37" table:style-name="ce1">
            <text:p>26,37</text:p>
          </table:table-cell>
          <table:table-cell office:value-type="float" office:value="25.63" table:style-name="ce1">
            <text:p>25,63</text:p>
          </table:table-cell>
          <table:table-cell office:value-type="float" office:value="7.84" table:style-name="ce1">
            <text:p>7,84</text:p>
          </table:table-cell>
          <table:table-cell office:value-type="float" office:value="18" table:style-name="ce1">
            <text:p>18</text:p>
          </table:table-cell>
          <table:table-cell office:value-type="float" office:value="8.57" table:style-name="ce1">
            <text:p>8,57</text:p>
          </table:table-cell>
          <table:table-cell office:value-type="float" office:value="20" table:style-name="ce1">
            <text:p>20</text:p>
          </table:table-cell>
          <table:table-cell office:value-type="float" office:value="32.67" table:style-name="ce1">
            <text:p>32,67</text:p>
          </table:table-cell>
          <table:table-cell office:value-type="float" office:value="19" table:style-name="ce1">
            <text:p>19</text:p>
          </table:table-cell>
          <table:table-cell office:value-type="float" office:value="25.67" table:style-name="ce1">
            <text:p>25,67</text:p>
          </table:table-cell>
          <table:table-cell office:value-type="float" office:value="5.87" table:style-name="ce1">
            <text:p>5,87</text:p>
          </table:table-cell>
          <table:table-cell office:value-type="float" office:value="7.47" table:style-name="ce1">
            <text:p>7,47</text:p>
          </table:table-cell>
          <table:table-cell office:value-type="float" office:value="13.67" table:style-name="ce1">
            <text:p>13,67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office:value-type="float" office:value="28.57" table:style-name="ce1">
            <text:p>28,57</text:p>
          </table:table-cell>
          <table:table-cell office:value-type="float" office:value="27.03" table:style-name="ce1">
            <text:p>27,03</text:p>
          </table:table-cell>
          <table:table-cell office:value-type="float" office:value="9.3699999999999992" table:style-name="ce1">
            <text:p>9,37</text:p>
          </table:table-cell>
          <table:table-cell office:value-type="float" office:value="21" table:style-name="ce1">
            <text:p>21</text:p>
          </table:table-cell>
          <table:table-cell office:value-type="float" office:value="9.06" table:style-name="ce1">
            <text:p>9,06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25.33" table:style-name="ce1">
            <text:p>25,33</text:p>
          </table:table-cell>
          <table:table-cell office:value-type="float" office:value="3.27" table:style-name="ce1">
            <text:p>3,27</text:p>
          </table:table-cell>
          <table:table-cell office:value-type="float" office:value="7.93" table:style-name="ce1">
            <text:p>7,93</text:p>
          </table:table-cell>
          <table:table-cell office:value-type="float" office:value="12.67" table:style-name="ce1">
            <text:p>12,67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office:value-type="float" office:value="146.66999999999999" table:style-name="ce1">
            <text:p>146,67</text:p>
          </table:table-cell>
          <table:table-cell office:value-type="float" office:value="14.47" table:style-name="ce1">
            <text:p>14,47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7.5" table:style-name="ce1">
            <text:p>17,5</text:p>
          </table:table-cell>
          <table:table-cell office:value-type="float" office:value="43" table:style-name="ce1">
            <text:p>43</text:p>
          </table:table-cell>
          <table:table-cell office:value-type="float" office:value="14.95" table:style-name="ce1">
            <text:p>14,95</text:p>
          </table:table-cell>
          <table:table-cell office:value-type="float" office:value="34" table:style-name="ce1">
            <text:p>34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7" table:style-name="ce1">
            <text:p>17</text:p>
          </table:table-cell>
          <table:table-cell office:value-type="float" office:value="25.33" table:style-name="ce1">
            <text:p>25,33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5.33" table:style-name="ce1">
            <text:p>5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office:value-type="float" office:value="113.67" table:style-name="ce1">
            <text:p>113,67</text:p>
          </table:table-cell>
          <table:table-cell office:value-type="float" office:value="14.17" table:style-name="ce1">
            <text:p>14,17</text:p>
          </table:table-cell>
          <table:table-cell office:value-type="float" office:value="15.73" table:style-name="ce1">
            <text:p>15,73</text:p>
          </table:table-cell>
          <table:table-cell office:value-type="float" office:value="22.53" table:style-name="ce1">
            <text:p>22,53</text:p>
          </table:table-cell>
          <table:table-cell office:value-type="float" office:value="52" table:style-name="ce1">
            <text:p>52</text:p>
          </table:table-cell>
          <table:table-cell office:value-type="float" office:value="23.22" table:style-name="ce1">
            <text:p>23,22</text:p>
          </table:table-cell>
          <table:table-cell office:value-type="float" office:value="47" table:style-name="ce1">
            <text:p>47</text:p>
          </table:table-cell>
          <table:table-cell office:value-type="float" office:value="23.67" table:style-name="ce1">
            <text:p>23,67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27.67" table:style-name="ce1">
            <text:p>27,67</text:p>
          </table:table-cell>
          <table:table-cell office:value-type="float" office:value="3.93" table:style-name="ce1">
            <text:p>3,93</text:p>
          </table:table-cell>
          <table:table-cell office:value-type="float" office:value="4.13" table:style-name="ce1">
            <text:p>4,13</text:p>
          </table:table-cell>
          <table:table-cell office:value-type="float" office:value="7.67" table:style-name="ce1">
            <text:p>7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office:value-type="float" office:value="136.66999999999999" table:style-name="ce1">
            <text:p>136,67</text:p>
          </table:table-cell>
          <table:table-cell office:value-type="float" office:value="18.5" table:style-name="ce1">
            <text:p>18,5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3.2" table:style-name="ce1">
            <text:p>13,2</text:p>
          </table:table-cell>
          <table:table-cell office:value-type="float" office:value="33" table:style-name="ce1">
            <text:p>33</text:p>
          </table:table-cell>
          <table:table-cell office:value-type="float" office:value="12.84" table:style-name="ce1">
            <text:p>12,84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5.67" table:style-name="ce1">
            <text:p>15,67</text:p>
          </table:table-cell>
          <table:table-cell office:value-type="float" office:value="25" table:style-name="ce1">
            <text:p>25</text:p>
          </table:table-cell>
          <table:table-cell office:value-type="float" office:value="5.5" table:style-name="ce1">
            <text:p>5,5</text:p>
          </table:table-cell>
          <table:table-cell office:value-type="float" office:value="8.5" table:style-name="ce1">
            <text:p>8,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office:value-type="float" office:value="124.67" table:style-name="ce1">
            <text:p>124,67</text:p>
          </table:table-cell>
          <table:table-cell office:value-type="float" office:value="22.8" table:style-name="ce1">
            <text:p>22,8</text:p>
          </table:table-cell>
          <table:table-cell office:value-type="float" office:value="29.07" table:style-name="ce1">
            <text:p>29,07</text:p>
          </table:table-cell>
          <table:table-cell office:value-type="float" office:value="12.96" table:style-name="ce1">
            <text:p>12,96</text:p>
          </table:table-cell>
          <table:table-cell office:value-type="float" office:value="31" table:style-name="ce1">
            <text:p>31</text:p>
          </table:table-cell>
          <table:table-cell office:value-type="float" office:value="12.18" table:style-name="ce1">
            <text:p>12,18</text:p>
          </table:table-cell>
          <table:table-cell office:value-type="float" office:value="32" table:style-name="ce1">
            <text:p>32</text:p>
          </table:table-cell>
          <table:table-cell office:value-type="float" office:value="31.67" table:style-name="ce1">
            <text:p>31,67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28.33" table:style-name="ce1">
            <text:p>28,33</text:p>
          </table:table-cell>
          <table:table-cell office:value-type="float" office:value="5.37" table:style-name="ce1">
            <text:p>5,37</text:p>
          </table:table-cell>
          <table:table-cell office:value-type="float" office:value="5.77" table:style-name="ce1">
            <text:p>5,77</text:p>
          </table:table-cell>
          <table:table-cell office:value-type="float" office:value="7.67" table:style-name="ce1">
            <text:p>7,67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office:value-type="float" office:value="114" table:style-name="ce1">
            <text:p>114</text:p>
          </table:table-cell>
          <table:table-cell office:value-type="float" office:value="19.829999999999998" table:style-name="ce1">
            <text:p>19,83</text:p>
          </table:table-cell>
          <table:table-cell office:value-type="float" office:value="23.17" table:style-name="ce1">
            <text:p>23,17</text:p>
          </table:table-cell>
          <table:table-cell office:value-type="float" office:value="12.46" table:style-name="ce1">
            <text:p>12,46</text:p>
          </table:table-cell>
          <table:table-cell office:value-type="float" office:value="32" table:style-name="ce1">
            <text:p>32</text:p>
          </table:table-cell>
          <table:table-cell office:value-type="float" office:value="11.34" table:style-name="ce1">
            <text:p>11,34</text:p>
          </table:table-cell>
          <table:table-cell office:value-type="float" office:value="29" table:style-name="ce1">
            <text:p>29</text:p>
          </table:table-cell>
          <table:table-cell office:value-type="float" office:value="27.33" table:style-name="ce1">
            <text:p>27,33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8" table:style-name="ce1">
            <text:p>28</text:p>
          </table:table-cell>
          <table:table-cell office:value-type="float" office:value="3.93" table:style-name="ce1">
            <text:p>3,93</text:p>
          </table:table-cell>
          <table:table-cell office:value-type="float" office:value="6.57" table:style-name="ce1">
            <text:p>6,57</text:p>
          </table:table-cell>
          <table:table-cell office:value-type="float" office:value="1.33" table:style-name="ce1">
            <text:p>1,33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</text:p>
          </table:table-cell>
          <table:table-cell office:value-type="float" office:value="128.33000000000001" table:style-name="ce1">
            <text:p>128,33</text:p>
          </table:table-cell>
          <table:table-cell office:value-type="float" office:value="20.67" table:style-name="ce1">
            <text:p>20,67</text:p>
          </table:table-cell>
          <table:table-cell office:value-type="float" office:value="23.83" table:style-name="ce1">
            <text:p>23,83</text:p>
          </table:table-cell>
          <table:table-cell office:value-type="float" office:value="13.31" table:style-name="ce1">
            <text:p>13,31</text:p>
          </table:table-cell>
          <table:table-cell office:value-type="float" office:value="32" table:style-name="ce1">
            <text:p>32</text:p>
          </table:table-cell>
          <table:table-cell office:value-type="float" office:value="15.93" table:style-name="ce1">
            <text:p>15,93</text:p>
          </table:table-cell>
          <table:table-cell office:value-type="float" office:value="34" table:style-name="ce1">
            <text:p>34</text:p>
          </table:table-cell>
          <table:table-cell office:value-type="float" office:value="22.33" table:style-name="ce1">
            <text:p>22,33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24.67" table:style-name="ce1">
            <text:p>24,67</text:p>
          </table:table-cell>
          <table:table-cell office:value-type="float" office:value="3.83" table:style-name="ce1">
            <text:p>3,83</text:p>
          </table:table-cell>
          <table:table-cell office:value-type="float" office:value="4.33" table:style-name="ce1">
            <text:p>4,33</text:p>
          </table:table-cell>
          <table:table-cell office:value-type="float" office:value="24.67" table:style-name="ce1">
            <text:p>24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</text:p>
          </table:table-cell>
          <table:table-cell office:value-type="float" office:value="126.67" table:style-name="ce1">
            <text:p>126,67</text:p>
          </table:table-cell>
          <table:table-cell office:value-type="float" office:value="15.77" table:style-name="ce1">
            <text:p>15,77</text:p>
          </table:table-cell>
          <table:table-cell office:value-type="float" office:value="19.829999999999998" table:style-name="ce1">
            <text:p>19,83</text:p>
          </table:table-cell>
          <table:table-cell office:value-type="float" office:value="10.65" table:style-name="ce1">
            <text:p>10,65</text:p>
          </table:table-cell>
          <table:table-cell office:value-type="float" office:value="28" table:style-name="ce1">
            <text:p>28</text:p>
          </table:table-cell>
          <table:table-cell office:value-type="float" office:value="9.9600000000000009" table:style-name="ce1">
            <text:p>9,96</text:p>
          </table:table-cell>
          <table:table-cell office:value-type="float" office:value="27" table:style-name="ce1">
            <text:p>27</text:p>
          </table:table-cell>
          <table:table-cell office:value-type="float" office:value="22.67" table:style-name="ce1">
            <text:p>22,67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7.67" table:style-name="ce1">
            <text:p>27,67</text:p>
          </table:table-cell>
          <table:table-cell office:value-type="float" office:value="5.37" table:style-name="ce1">
            <text:p>5,37</text:p>
          </table:table-cell>
          <table:table-cell office:value-type="float" office:value="7.27" table:style-name="ce1">
            <text:p>7,27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office:value-type="float" office:value="14.57" table:style-name="ce1">
            <text:p>14,57</text:p>
          </table:table-cell>
          <table:table-cell office:value-type="float" office:value="17.3" table:style-name="ce1">
            <text:p>17,3</text:p>
          </table:table-cell>
          <table:table-cell office:value-type="float" office:value="14.5" table:style-name="ce1">
            <text:p>14,5</text:p>
          </table:table-cell>
          <table:table-cell office:value-type="float" office:value="35" table:style-name="ce1">
            <text:p>35</text:p>
          </table:table-cell>
          <table:table-cell office:value-type="float" office:value="13.71" table:style-name="ce1">
            <text:p>13,71</text:p>
          </table:table-cell>
          <table:table-cell office:value-type="float" office:value="31" table:style-name="ce1">
            <text:p>31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8.67" table:style-name="ce1">
            <text:p>28,67</text:p>
          </table:table-cell>
          <table:table-cell office:value-type="float" office:value="4.17" table:style-name="ce1">
            <text:p>4,17</text:p>
          </table:table-cell>
          <table:table-cell office:value-type="float" office:value="5.17" table:style-name="ce1">
            <text:p>5,17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</text:p>
          </table:table-cell>
          <table:table-cell office:value-type="float" office:value="132.33000000000001" table:style-name="ce1">
            <text:p>132,33</text:p>
          </table:table-cell>
          <table:table-cell office:value-type="float" office:value="21.6" table:style-name="ce1">
            <text:p>21,6</text:p>
          </table:table-cell>
          <table:table-cell office:value-type="float" office:value="24.67" table:style-name="ce1">
            <text:p>24,67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10.9" table:style-name="ce1">
            <text:p>10,9</text:p>
          </table:table-cell>
          <table:table-cell office:value-type="float" office:value="24" table:style-name="ce1">
            <text:p>24</text:p>
          </table:table-cell>
          <table:table-cell office:value-type="float" office:value="32.67" table:style-name="ce1">
            <text:p>32,67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7.67" table:style-name="ce1">
            <text:p>27,67</text:p>
          </table:table-cell>
          <table:table-cell office:value-type="float" office:value="4.07" table:style-name="ce1">
            <text:p>4,07</text:p>
          </table:table-cell>
          <table:table-cell office:value-type="float" office:value="7.57" table:style-name="ce1">
            <text:p>7,57</text:p>
          </table:table-cell>
          <table:table-cell office:value-type="float" office:value="11.67" table:style-name="ce1">
            <text:p>11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office:value-type="float" office:value="20.57" table:style-name="ce1">
            <text:p>20,57</text:p>
          </table:table-cell>
          <table:table-cell office:value-type="float" office:value="27.43" table:style-name="ce1">
            <text:p>27,43</text:p>
          </table:table-cell>
          <table:table-cell office:value-type="float" office:value="16.5" table:style-name="ce1">
            <text:p>16,5</text:p>
          </table:table-cell>
          <table:table-cell office:value-type="float" office:value="35" table:style-name="ce1">
            <text:p>35</text:p>
          </table:table-cell>
          <table:table-cell office:value-type="float" office:value="14.68" table:style-name="ce1">
            <text:p>14,68</text:p>
          </table:table-cell>
          <table:table-cell office:value-type="float" office:value="32" table:style-name="ce1">
            <text:p>32</text:p>
          </table:table-cell>
          <table:table-cell office:value-type="float" office:value="27.33" table:style-name="ce1">
            <text:p>27,33</text:p>
          </table:table-cell>
          <table:table-cell office:value-type="float" office:value="12.67" table:style-name="ce1">
            <text:p>12,67</text:p>
          </table:table-cell>
          <table:table-cell office:value-type="float" office:value="23" table:style-name="ce1">
            <text:p>23</text:p>
          </table:table-cell>
          <table:table-cell office:value-type="float" office:value="5.07" table:style-name="ce1">
            <text:p>5,07</text:p>
          </table:table-cell>
          <table:table-cell office:value-type="float" office:value="6.07" table:style-name="ce1">
            <text:p>6,07</text:p>
          </table:table-cell>
          <table:table-cell office:value-type="float" office:value="13.67" table:style-name="ce1">
            <text:p>13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office:value-type="float" office:value="21.33" table:style-name="ce1">
            <text:p>21,33</text:p>
          </table:table-cell>
          <table:table-cell office:value-type="float" office:value="23.07" table:style-name="ce1">
            <text:p>23,07</text:p>
          </table:table-cell>
          <table:table-cell office:value-type="float" office:value="10.96" table:style-name="ce1">
            <text:p>10,96</text:p>
          </table:table-cell>
          <table:table-cell office:value-type="float" office:value="23" table:style-name="ce1">
            <text:p>23</text:p>
          </table:table-cell>
          <table:table-cell office:value-type="float" office:value="11.15" table:style-name="ce1">
            <text:p>11,15</text:p>
          </table:table-cell>
          <table:table-cell office:value-type="float" office:value="23" table:style-name="ce1">
            <text:p>23</text:p>
          </table:table-cell>
          <table:table-cell office:value-type="float" office:value="29.33" table:style-name="ce1">
            <text:p>29,33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25" table:style-name="ce1">
            <text:p>25</text:p>
          </table:table-cell>
          <table:table-cell office:value-type="float" office:value="6.2" table:style-name="ce1">
            <text:p>6,2</text:p>
          </table:table-cell>
          <table:table-cell office:value-type="float" office:value="6.83" table:style-name="ce1">
            <text:p>6,83</text:p>
          </table:table-cell>
          <table:table-cell office:value-type="float" office:value="11.67" table:style-name="ce1">
            <text:p>11,67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</text:p>
          </table:table-cell>
          <table:table-cell office:value-type="float" office:value="152.66999999999999" table:style-name="ce1">
            <text:p>152,67</text:p>
          </table:table-cell>
          <table:table-cell office:value-type="float" office:value="16.3" table:style-name="ce1">
            <text:p>16,3</text:p>
          </table:table-cell>
          <table:table-cell office:value-type="float" office:value="20.73" table:style-name="ce1">
            <text:p>20,73</text:p>
          </table:table-cell>
          <table:table-cell office:value-type="float" office:value="15.06" table:style-name="ce1">
            <text:p>15,06</text:p>
          </table:table-cell>
          <table:table-cell office:value-type="float" office:value="35" table:style-name="ce1">
            <text:p>35</text:p>
          </table:table-cell>
          <table:table-cell office:value-type="float" office:value="13.45" table:style-name="ce1">
            <text:p>13,45</text:p>
          </table:table-cell>
          <table:table-cell office:value-type="float" office:value="29" table:style-name="ce1">
            <text:p>29</text:p>
          </table:table-cell>
          <table:table-cell office:value-type="float" office:value="25.67" table:style-name="ce1">
            <text:p>25,67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25.67" table:style-name="ce1">
            <text:p>25,67</text:p>
          </table:table-cell>
          <table:table-cell office:value-type="float" office:value="5.47" table:style-name="ce1">
            <text:p>5,47</text:p>
          </table:table-cell>
          <table:table-cell office:value-type="float" office:value="8.9" table:style-name="ce1">
            <text:p>8,9</text:p>
          </table:table-cell>
          <table:table-cell office:value-type="float" office:value="20.67" table:style-name="ce1">
            <text:p>20,67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</text:p>
          </table:table-cell>
          <table:table-cell office:value-type="float" office:value="163.33000000000001" table:style-name="ce1">
            <text:p>163,33</text:p>
          </table:table-cell>
          <table:table-cell office:value-type="float" office:value="22.33" table:style-name="ce1">
            <text:p>22,33</text:p>
          </table:table-cell>
          <table:table-cell office:value-type="float" office:value="27.33" table:style-name="ce1">
            <text:p>27,33</text:p>
          </table:table-cell>
          <table:table-cell office:value-type="float" office:value="8.84" table:style-name="ce1">
            <text:p>8,84</text:p>
          </table:table-cell>
          <table:table-cell office:value-type="float" office:value="20" table:style-name="ce1">
            <text:p>20</text:p>
          </table:table-cell>
          <table:table-cell office:value-type="float" office:value="8.3699999999999992" table:style-name="ce1">
            <text:p>8,37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7.67" table:style-name="ce1">
            <text:p>27,67</text:p>
          </table:table-cell>
          <table:table-cell office:value-type="float" office:value="7.13" table:style-name="ce1">
            <text:p>7,13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</text:p>
          </table:table-cell>
          <table:table-cell office:value-type="float" office:value="100.67" table:style-name="ce1">
            <text:p>100,67</text:p>
          </table:table-cell>
          <table:table-cell office:value-type="float" office:value="17.87" table:style-name="ce1">
            <text:p>17,87</text:p>
          </table:table-cell>
          <table:table-cell office:value-type="float" office:value="21.1" table:style-name="ce1">
            <text:p>21,1</text:p>
          </table:table-cell>
          <table:table-cell office:value-type="float" office:value="12.63" table:style-name="ce1">
            <text:p>12,63</text:p>
          </table:table-cell>
          <table:table-cell office:value-type="float" office:value="27" table:style-name="ce1">
            <text:p>27</text:p>
          </table:table-cell>
          <table:table-cell office:value-type="float" office:value="12.65" table:style-name="ce1">
            <text:p>12,65</text:p>
          </table:table-cell>
          <table:table-cell office:value-type="float" office:value="28" table:style-name="ce1">
            <text:p>28</text:p>
          </table:table-cell>
          <table:table-cell office:value-type="float" office:value="25.33" table:style-name="ce1">
            <text:p>25,33</text:p>
          </table:table-cell>
          <table:table-cell office:value-type="float" office:value="15" table:style-name="ce1">
            <text:p>15</text:p>
          </table:table-cell>
          <table:table-cell office:value-type="float" office:value="20.329999999999998" table:style-name="ce1">
            <text:p>20,33</text:p>
          </table:table-cell>
          <table:table-cell office:value-type="float" office:value="4.45" table:style-name="ce1">
            <text:p>4,45</text:p>
          </table:table-cell>
          <table:table-cell office:value-type="float" office:value="6.75" table:style-name="ce1">
            <text:p>6,75</text:p>
          </table:table-cell>
          <table:table-cell office:value-type="float" office:value="5.83" table:style-name="ce1">
            <text:p>5,83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office:value-type="float" office:value="20.07" table:style-name="ce1">
            <text:p>20,07</text:p>
          </table:table-cell>
          <table:table-cell office:value-type="float" office:value="21.37" table:style-name="ce1">
            <text:p>21,37</text:p>
          </table:table-cell>
          <table:table-cell office:value-type="float" office:value="9.5299999999999994" table:style-name="ce1">
            <text:p>9,53</text:p>
          </table:table-cell>
          <table:table-cell office:value-type="float" office:value="25" table:style-name="ce1">
            <text:p>25</text:p>
          </table:table-cell>
          <table:table-cell office:value-type="float" office:value="8.09" table:style-name="ce1">
            <text:p>8,09</text:p>
          </table:table-cell>
          <table:table-cell office:value-type="float" office:value="20" table:style-name="ce1">
            <text:p>20</text:p>
          </table:table-cell>
          <table:table-cell office:value-type="float" office:value="31.67" table:style-name="ce1">
            <text:p>31,67</text:p>
          </table:table-cell>
          <table:table-cell office:value-type="float" office:value="20.67" table:style-name="ce1">
            <text:p>20,67</text:p>
          </table:table-cell>
          <table:table-cell office:value-type="float" office:value="25" table:style-name="ce1">
            <text:p>25</text:p>
          </table:table-cell>
          <table:table-cell office:value-type="float" office:value="4.88" table:style-name="ce1">
            <text:p>4,88</text:p>
          </table:table-cell>
          <table:table-cell office:value-type="float" office:value="7.17" table:style-name="ce1">
            <text:p>7,17</text:p>
          </table:table-cell>
          <table:table-cell office:value-type="float" office:value="24.83" table:style-name="ce1">
            <text:p>24,83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</text:p>
          </table:table-cell>
          <table:table-cell office:value-type="float" office:value="139.33000000000001" table:style-name="ce1">
            <text:p>139,33</text:p>
          </table:table-cell>
          <table:table-cell office:value-type="float" office:value="18.13" table:style-name="ce1">
            <text:p>18,13</text:p>
          </table:table-cell>
          <table:table-cell office:value-type="float" office:value="19.27" table:style-name="ce1">
            <text:p>19,27</text:p>
          </table:table-cell>
          <table:table-cell office:value-type="float" office:value="12.98" table:style-name="ce1">
            <text:p>12,98</text:p>
          </table:table-cell>
          <table:table-cell office:value-type="float" office:value="32" table:style-name="ce1">
            <text:p>32</text:p>
          </table:table-cell>
          <table:table-cell office:value-type="float" office:value="10.82" table:style-name="ce1">
            <text:p>10,82</text:p>
          </table:table-cell>
          <table:table-cell office:value-type="float" office:value="25" table:style-name="ce1">
            <text:p>25</text:p>
          </table:table-cell>
          <table:table-cell office:value-type="float" office:value="24.67" table:style-name="ce1">
            <text:p>24,67</text:p>
          </table:table-cell>
          <table:table-cell office:value-type="float" office:value="20" table:style-name="ce1">
            <text:p>20</text:p>
          </table:table-cell>
          <table:table-cell office:value-type="float" office:value="28.33" table:style-name="ce1">
            <text:p>28,33</text:p>
          </table:table-cell>
          <table:table-cell office:value-type="float" office:value="6.37" table:style-name="ce1">
            <text:p>6,37</text:p>
          </table:table-cell>
          <table:table-cell office:value-type="float" office:value="7.97" table:style-name="ce1">
            <text:p>7,97</text:p>
          </table:table-cell>
          <table:table-cell office:value-type="float" office:value="20.67" table:style-name="ce1">
            <text:p>20,67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office:value-type="float" office:value="28.13" table:style-name="ce1">
            <text:p>28,13</text:p>
          </table:table-cell>
          <table:table-cell office:value-type="float" office:value="30.57" table:style-name="ce1">
            <text:p>30,57</text:p>
          </table:table-cell>
          <table:table-cell office:value-type="float" office:value="9.6300000000000008" table:style-name="ce1">
            <text:p>9,63</text:p>
          </table:table-cell>
          <table:table-cell office:value-type="float" office:value="22" table:style-name="ce1">
            <text:p>22</text:p>
          </table:table-cell>
          <table:table-cell office:value-type="float" office:value="9.93" table:style-name="ce1">
            <text:p>9,93</text:p>
          </table:table-cell>
          <table:table-cell office:value-type="float" office:value="24" table:style-name="ce1">
            <text:p>24</text:p>
          </table:table-cell>
          <table:table-cell office:value-type="float" office:value="33.67" table:style-name="ce1">
            <text:p>33,67</text:p>
          </table:table-cell>
          <table:table-cell office:value-type="float" office:value="21" table:style-name="ce1">
            <text:p>21</text:p>
          </table:table-cell>
          <table:table-cell office:value-type="float" office:value="26.67" table:style-name="ce1">
            <text:p>26,67</text:p>
          </table:table-cell>
          <table:table-cell office:value-type="float" office:value="4.67" table:style-name="ce1">
            <text:p>4,67</text:p>
          </table:table-cell>
          <table:table-cell office:value-type="float" office:value="8.18" table:style-name="ce1">
            <text:p>8,18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M</text:p>
          </table:table-cell>
          <table:table-cell office:value-type="float" office:value="150.33000000000001" table:style-name="ce1">
            <text:p>150,33</text:p>
          </table:table-cell>
          <table:table-cell office:value-type="float" office:value="24.97" table:style-name="ce1">
            <text:p>24,97</text:p>
          </table:table-cell>
          <table:table-cell office:value-type="float" office:value="24.87" table:style-name="ce1">
            <text:p>24,87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19" table:style-name="ce1">
            <text:p>19</text:p>
          </table:table-cell>
          <table:table-cell office:value-type="float" office:value="9.75" table:style-name="ce1">
            <text:p>9,75</text:p>
          </table:table-cell>
          <table:table-cell office:value-type="float" office:value="21" table:style-name="ce1">
            <text:p>21</text:p>
          </table:table-cell>
          <table:table-cell office:value-type="float" office:value="31.33" table:style-name="ce1">
            <text:p>31,33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24.67" table:style-name="ce1">
            <text:p>24,67</text:p>
          </table:table-cell>
          <table:table-cell office:value-type="float" office:value="4.28" table:style-name="ce1">
            <text:p>4,28</text:p>
          </table:table-cell>
          <table:table-cell office:value-type="float" office:value="5.58" table:style-name="ce1">
            <text:p>5,58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</text:p>
          </table:table-cell>
          <table:table-cell office:value-type="float" office:value="152.66999999999999" table:style-name="ce1">
            <text:p>152,67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26.87" table:style-name="ce1">
            <text:p>26,87</text:p>
          </table:table-cell>
          <table:table-cell office:value-type="float" office:value="10.87" table:style-name="ce1">
            <text:p>10,87</text:p>
          </table:table-cell>
          <table:table-cell office:value-type="float" office:value="28" table:style-name="ce1">
            <text:p>28</text:p>
          </table:table-cell>
          <table:table-cell office:value-type="float" office:value="10.78" table:style-name="ce1">
            <text:p>10,78</text:p>
          </table:table-cell>
          <table:table-cell office:value-type="float" office:value="25" table:style-name="ce1">
            <text:p>25</text:p>
          </table:table-cell>
          <table:table-cell office:value-type="float" office:value="31.67" table:style-name="ce1">
            <text:p>31,67</text:p>
          </table:table-cell>
          <table:table-cell office:value-type="float" office:value="20" table:style-name="ce1">
            <text:p>20</text:p>
          </table:table-cell>
          <table:table-cell office:value-type="float" office:value="26.33" table:style-name="ce1">
            <text:p>26,33</text:p>
          </table:table-cell>
          <table:table-cell office:value-type="float" office:value="6.33" table:style-name="ce1">
            <text:p>6,33</text:p>
          </table:table-cell>
          <table:table-cell office:value-type="float" office:value="7.23" table:style-name="ce1">
            <text:p>7,23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office:value-type="float" office:value="20.93" table:style-name="ce1">
            <text:p>20,93</text:p>
          </table:table-cell>
          <table:table-cell office:value-type="float" office:value="24.33" table:style-name="ce1">
            <text:p>24,33</text:p>
          </table:table-cell>
          <table:table-cell office:value-type="float" office:value="17.28" table:style-name="ce1">
            <text:p>17,28</text:p>
          </table:table-cell>
          <table:table-cell office:value-type="float" office:value="25" table:style-name="ce1">
            <text:p>25</text:p>
          </table:table-cell>
          <table:table-cell office:value-type="float" office:value="10.72" table:style-name="ce1">
            <text:p>10,72</text:p>
          </table:table-cell>
          <table:table-cell office:value-type="float" office:value="23" table:style-name="ce1">
            <text:p>23</text:p>
          </table:table-cell>
          <table:table-cell office:value-type="float" office:value="30.67" table:style-name="ce1">
            <text:p>30,67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26" table:style-name="ce1">
            <text:p>26</text:p>
          </table:table-cell>
          <table:table-cell office:value-type="float" office:value="5.27" table:style-name="ce1">
            <text:p>5,27</text:p>
          </table:table-cell>
          <table:table-cell office:value-type="float" office:value="6.77" table:style-name="ce1">
            <text:p>6,77</text:p>
          </table:table-cell>
          <table:table-cell office:value-type="float" office:value="15.83" table:style-name="ce1">
            <text:p>15,83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</text:p>
          </table:table-cell>
          <table:table-cell office:value-type="float" office:value="140.33000000000001" table:style-name="ce1">
            <text:p>140,33</text:p>
          </table:table-cell>
          <table:table-cell office:value-type="float" office:value="17.37" table:style-name="ce1">
            <text:p>17,37</text:p>
          </table:table-cell>
          <table:table-cell office:value-type="float" office:value="21.4" table:style-name="ce1">
            <text:p>21,4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22" table:style-name="ce1">
            <text:p>22</text:p>
          </table:table-cell>
          <table:table-cell office:value-type="float" office:value="18.75" table:style-name="ce1">
            <text:p>18,75</text:p>
          </table:table-cell>
          <table:table-cell office:value-type="float" office:value="24" table:style-name="ce1">
            <text:p>24</text:p>
          </table:table-cell>
          <table:table-cell office:value-type="float" office:value="27.33" table:style-name="ce1">
            <text:p>27,33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6.67" table:style-name="ce1">
            <text:p>26,67</text:p>
          </table:table-cell>
          <table:table-cell office:value-type="float" office:value="6.45" table:style-name="ce1">
            <text:p>6,45</text:p>
          </table:table-cell>
          <table:table-cell office:value-type="float" office:value="8.08" table:style-name="ce1">
            <text:p>8,08</text:p>
          </table:table-cell>
          <table:table-cell office:value-type="float" office:value="11.33" table:style-name="ce1">
            <text:p>11,33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M</text:p>
          </table:table-cell>
          <table:table-cell office:value-type="float" office:value="123.33" table:style-name="ce1">
            <text:p>123,33</text:p>
          </table:table-cell>
          <table:table-cell office:value-type="float" office:value="15.8" table:style-name="ce1">
            <text:p>15,8</text:p>
          </table:table-cell>
          <table:table-cell office:value-type="float" office:value="21.13" table:style-name="ce1">
            <text:p>21,13</text:p>
          </table:table-cell>
          <table:table-cell office:value-type="float" office:value="8.81" table:style-name="ce1">
            <text:p>8,81</text:p>
          </table:table-cell>
          <table:table-cell office:value-type="float" office:value="22" table:style-name="ce1">
            <text:p>22</text:p>
          </table:table-cell>
          <table:table-cell office:value-type="float" office:value="12.5" table:style-name="ce1">
            <text:p>12,5</text:p>
          </table:table-cell>
          <table:table-cell office:value-type="float" office:value="29" table:style-name="ce1">
            <text:p>29</text:p>
          </table:table-cell>
          <table:table-cell office:value-type="float" office:value="26.33" table:style-name="ce1">
            <text:p>26,3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5.33" table:style-name="ce1">
            <text:p>25,33</text:p>
          </table:table-cell>
          <table:table-cell office:value-type="float" office:value="4.33" table:style-name="ce1">
            <text:p>4,33</text:p>
          </table:table-cell>
          <table:table-cell office:value-type="float" office:value="7.4" table:style-name="ce1">
            <text:p>7,4</text:p>
          </table:table-cell>
          <table:table-cell office:value-type="float" office:value="8.67" table:style-name="ce1">
            <text:p>8,67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M</text:p>
          </table:table-cell>
          <table:table-cell office:value-type="float" office:value="142.33000000000001" table:style-name="ce1">
            <text:p>142,33</text:p>
          </table:table-cell>
          <table:table-cell office:value-type="float" office:value="21.33" table:style-name="ce1">
            <text:p>21,33</text:p>
          </table:table-cell>
          <table:table-cell office:value-type="float" office:value="25.13" table:style-name="ce1">
            <text:p>25,13</text:p>
          </table:table-cell>
          <table:table-cell office:value-type="float" office:value="11.48" table:style-name="ce1">
            <text:p>11,48</text:p>
          </table:table-cell>
          <table:table-cell office:value-type="float" office:value="27" table:style-name="ce1">
            <text:p>27</text:p>
          </table:table-cell>
          <table:table-cell office:value-type="float" office:value="10.42" table:style-name="ce1">
            <text:p>10,42</text:p>
          </table:table-cell>
          <table:table-cell office:value-type="float" office:value="23" table:style-name="ce1">
            <text:p>23</text:p>
          </table:table-cell>
          <table:table-cell office:value-type="float" office:value="26.67" table:style-name="ce1">
            <text:p>26,67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2.33" table:style-name="ce1">
            <text:p>22,33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7.27" table:style-name="ce1">
            <text:p>7,27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</text:p>
          </table:table-cell>
          <table:table-cell office:value-type="float" office:value="121.67" table:style-name="ce1">
            <text:p>121,67</text:p>
          </table:table-cell>
          <table:table-cell office:value-type="float" office:value="11.57" table:style-name="ce1">
            <text:p>11,57</text:p>
          </table:table-cell>
          <table:table-cell office:value-type="float" office:value="16.47" table:style-name="ce1">
            <text:p>16,47</text:p>
          </table:table-cell>
          <table:table-cell office:value-type="float" office:value="13.62" table:style-name="ce1">
            <text:p>13,62</text:p>
          </table:table-cell>
          <table:table-cell office:value-type="float" office:value="29" table:style-name="ce1">
            <text:p>29</text:p>
          </table:table-cell>
          <table:table-cell office:value-type="float" office:value="13.15" table:style-name="ce1">
            <text:p>13,15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3.67" table:style-name="ce1">
            <text:p>23,67</text:p>
          </table:table-cell>
          <table:table-cell office:value-type="float" office:value="3.97" table:style-name="ce1">
            <text:p>3,97</text:p>
          </table:table-cell>
          <table:table-cell office:value-type="float" office:value="7.47" table:style-name="ce1">
            <text:p>7,47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</text:p>
          </table:table-cell>
          <table:table-cell office:value-type="float" office:value="161" table:style-name="ce1">
            <text:p>161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24.63" table:style-name="ce1">
            <text:p>24,63</text:p>
          </table:table-cell>
          <table:table-cell office:value-type="float" office:value="11.79" table:style-name="ce1">
            <text:p>11,79</text:p>
          </table:table-cell>
          <table:table-cell office:value-type="float" office:value="25" table:style-name="ce1">
            <text:p>25</text:p>
          </table:table-cell>
          <table:table-cell office:value-type="float" office:value="12.46" table:style-name="ce1">
            <text:p>12,46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23.67" table:style-name="ce1">
            <text:p>23,67</text:p>
          </table:table-cell>
          <table:table-cell office:value-type="float" office:value="5.65" table:style-name="ce1">
            <text:p>5,65</text:p>
          </table:table-cell>
          <table:table-cell office:value-type="float" office:value="7.32" table:style-name="ce1">
            <text:p>7,32</text:p>
          </table:table-cell>
          <table:table-cell office:value-type="float" office:value="16.829999999999998" table:style-name="ce1">
            <text:p>16,83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</text:p>
          </table:table-cell>
          <table:table-cell office:value-type="float" office:value="137.66999999999999" table:style-name="ce1">
            <text:p>137,67</text:p>
          </table:table-cell>
          <table:table-cell office:value-type="float" office:value="15.63" table:style-name="ce1">
            <text:p>15,63</text:p>
          </table:table-cell>
          <table:table-cell office:value-type="float" office:value="17.5" table:style-name="ce1">
            <text:p>17,5</text:p>
          </table:table-cell>
          <table:table-cell office:value-type="float" office:value="10.83" table:style-name="ce1">
            <text:p>10,83</text:p>
          </table:table-cell>
          <table:table-cell office:value-type="float" office:value="30" table:style-name="ce1">
            <text:p>30</text:p>
          </table:table-cell>
          <table:table-cell office:value-type="float" office:value="13.65" table:style-name="ce1">
            <text:p>13,65</text:p>
          </table:table-cell>
          <table:table-cell office:value-type="float" office:value="40" table:style-name="ce1">
            <text:p>40</text:p>
          </table:table-cell>
          <table:table-cell office:value-type="float" office:value="25.33" table:style-name="ce1">
            <text:p>25,33</text:p>
          </table:table-cell>
          <table:table-cell office:value-type="float" office:value="14" table:style-name="ce1">
            <text:p>14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4.68" table:style-name="ce1">
            <text:p>4,68</text:p>
          </table:table-cell>
          <table:table-cell office:value-type="float" office:value="6.2" table:style-name="ce1">
            <text:p>6,2</text:p>
          </table:table-cell>
          <table:table-cell office:value-type="float" office:value="11.67" table:style-name="ce1">
            <text:p>11,67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</text:p>
          </table:table-cell>
          <table:table-cell office:value-type="float" office:value="141.66999999999999" table:style-name="ce1">
            <text:p>141,67</text:p>
          </table:table-cell>
          <table:table-cell office:value-type="float" office:value="21.13" table:style-name="ce1">
            <text:p>21,13</text:p>
          </table:table-cell>
          <table:table-cell office:value-type="float" office:value="25.6" table:style-name="ce1">
            <text:p>25,6</text:p>
          </table:table-cell>
          <table:table-cell office:value-type="float" office:value="11.75" table:style-name="ce1">
            <text:p>11,75</text:p>
          </table:table-cell>
          <table:table-cell office:value-type="float" office:value="28" table:style-name="ce1">
            <text:p>28</text:p>
          </table:table-cell>
          <table:table-cell office:value-type="float" office:value="13.71" table:style-name="ce1">
            <text:p>13,71</text:p>
          </table:table-cell>
          <table:table-cell office:value-type="float" office:value="31" table:style-name="ce1">
            <text:p>31</text:p>
          </table:table-cell>
          <table:table-cell office:value-type="float" office:value="33.33" table:style-name="ce1">
            <text:p>33,33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5.47" table:style-name="ce1">
            <text:p>5,47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4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</text:p>
          </table:table-cell>
          <table:table-cell office:value-type="float" office:value="171.67" table:style-name="ce1">
            <text:p>171,67</text:p>
          </table:table-cell>
          <table:table-cell office:value-type="float" office:value="28.37" table:style-name="ce1">
            <text:p>28,37</text:p>
          </table:table-cell>
          <table:table-cell office:value-type="float" office:value="32.07" table:style-name="ce1">
            <text:p>32,07</text:p>
          </table:table-cell>
          <table:table-cell office:value-type="float" office:value="10.37" table:style-name="ce1">
            <text:p>10,37</text:p>
          </table:table-cell>
          <table:table-cell office:value-type="float" office:value="20" table:style-name="ce1">
            <text:p>20</text:p>
          </table:table-cell>
          <table:table-cell office:value-type="float" office:value="11.31" table:style-name="ce1">
            <text:p>11,31</text:p>
          </table:table-cell>
          <table:table-cell office:value-type="float" office:value="26" table:style-name="ce1">
            <text:p>26</text:p>
          </table:table-cell>
          <table:table-cell office:value-type="float" office:value="32.67" table:style-name="ce1">
            <text:p>32,67</text:p>
          </table:table-cell>
          <table:table-cell office:value-type="float" office:value="20" table:style-name="ce1">
            <text:p>20</text:p>
          </table:table-cell>
          <table:table-cell office:value-type="float" office:value="22.67" table:style-name="ce1">
            <text:p>22,67</text:p>
          </table:table-cell>
          <table:table-cell office:value-type="float" office:value="5.67" table:style-name="ce1">
            <text:p>5,67</text:p>
          </table:table-cell>
          <table:table-cell office:value-type="float" office:value="8.33" table:style-name="ce1">
            <text:p>8,33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6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</text:p>
          </table:table-cell>
          <table:table-cell office:value-type="float" office:value="141.33000000000001" table:style-name="ce1">
            <text:p>141,33</text:p>
          </table:table-cell>
          <table:table-cell office:value-type="float" office:value="20.93" table:style-name="ce1">
            <text:p>20,93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12.09" table:style-name="ce1">
            <text:p>12,09</text:p>
          </table:table-cell>
          <table:table-cell office:value-type="float" office:value="29" table:style-name="ce1">
            <text:p>29</text:p>
          </table:table-cell>
          <table:table-cell office:value-type="float" office:value="12.62" table:style-name="ce1">
            <text:p>12,62</text:p>
          </table:table-cell>
          <table:table-cell office:value-type="float" office:value="32" table:style-name="ce1">
            <text:p>32</text:p>
          </table:table-cell>
          <table:table-cell office:value-type="float" office:value="20.67" table:style-name="ce1">
            <text:p>20,67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6.33" table:style-name="ce1">
            <text:p>26,33</text:p>
          </table:table-cell>
          <table:table-cell office:value-type="float" office:value="3.87" table:style-name="ce1">
            <text:p>3,87</text:p>
          </table:table-cell>
          <table:table-cell office:value-type="float" office:value="5.53" table:style-name="ce1">
            <text:p>5,53</text:p>
          </table:table-cell>
          <table:table-cell office:value-type="float" office:value="22.33" table:style-name="ce1">
            <text:p>22,33</text:p>
          </table:table-cell>
          <table:table-cell office:value-type="float" office:value="14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office:value-type="float" office:value="24.67" table:style-name="ce1">
            <text:p>24,67</text:p>
          </table:table-cell>
          <table:table-cell office:value-type="float" office:value="26.4" table:style-name="ce1">
            <text:p>26,4</text:p>
          </table:table-cell>
          <table:table-cell office:value-type="float" office:value="10.9" table:style-name="ce1">
            <text:p>10,9</text:p>
          </table:table-cell>
          <table:table-cell office:value-type="float" office:value="25" table:style-name="ce1">
            <text:p>25</text:p>
          </table:table-cell>
          <table:table-cell office:value-type="float" office:value="10.87" table:style-name="ce1">
            <text:p>10,87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4" table:style-name="ce1">
            <text:p>24</text:p>
          </table:table-cell>
          <table:table-cell office:value-type="float" office:value="4.5" table:style-name="ce1">
            <text:p>4,5</text:p>
          </table:table-cell>
          <table:table-cell office:value-type="float" office:value="7.17" table:style-name="ce1">
            <text:p>7,17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</text:p>
          </table:table-cell>
          <table:table-cell office:value-type="float" office:value="141.33000000000001" table:style-name="ce1">
            <text:p>141,33</text:p>
          </table:table-cell>
          <table:table-cell office:value-type="float" office:value="21.5" table:style-name="ce1">
            <text:p>21,5</text:p>
          </table:table-cell>
          <table:table-cell office:value-type="float" office:value="26.67" table:style-name="ce1">
            <text:p>26,67</text:p>
          </table:table-cell>
          <table:table-cell office:value-type="float" office:value="10.41" table:style-name="ce1">
            <text:p>10,41</text:p>
          </table:table-cell>
          <table:table-cell office:value-type="float" office:value="24" table:style-name="ce1">
            <text:p>24</text:p>
          </table:table-cell>
          <table:table-cell office:value-type="float" office:value="11.88" table:style-name="ce1">
            <text:p>11,88</text:p>
          </table:table-cell>
          <table:table-cell office:value-type="float" office:value="26" table:style-name="ce1">
            <text:p>26</text:p>
          </table:table-cell>
          <table:table-cell office:value-type="float" office:value="31.33" table:style-name="ce1">
            <text:p>31,33</text:p>
          </table:table-cell>
          <table:table-cell office:value-type="float" office:value="19" table:style-name="ce1">
            <text:p>19</text:p>
          </table:table-cell>
          <table:table-cell office:value-type="float" office:value="23.33" table:style-name="ce1">
            <text:p>23,33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6.8" table:style-name="ce1">
            <text:p>6,8</text:p>
          </table:table-cell>
          <table:table-cell office:value-type="float" office:value="25.67" table:style-name="ce1">
            <text:p>25,67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</text:p>
          </table:table-cell>
          <table:table-cell office:value-type="float" office:value="140.66999999999999" table:style-name="ce1">
            <text:p>140,67</text:p>
          </table:table-cell>
          <table:table-cell office:value-type="float" office:value="16.87" table:style-name="ce1">
            <text:p>16,87</text:p>
          </table:table-cell>
          <table:table-cell office:value-type="float" office:value="22.93" table:style-name="ce1">
            <text:p>22,93</text:p>
          </table:table-cell>
          <table:table-cell office:value-type="float" office:value="10.63" table:style-name="ce1">
            <text:p>10,63</text:p>
          </table:table-cell>
          <table:table-cell office:value-type="float" office:value="26" table:style-name="ce1">
            <text:p>26</text:p>
          </table:table-cell>
          <table:table-cell office:value-type="float" office:value="13.3" table:style-name="ce1">
            <text:p>13,3</text:p>
          </table:table-cell>
          <table:table-cell office:value-type="float" office:value="31" table:style-name="ce1">
            <text:p>31</text:p>
          </table:table-cell>
          <table:table-cell office:value-type="float" office:value="23.67" table:style-name="ce1">
            <text:p>23,67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24" table:style-name="ce1">
            <text:p>24</text:p>
          </table:table-cell>
          <table:table-cell office:value-type="float" office:value="4.47" table:style-name="ce1">
            <text:p>4,47</text:p>
          </table:table-cell>
          <table:table-cell office:value-type="float" office:value="6.83" table:style-name="ce1">
            <text:p>6,83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</text:p>
          </table:table-cell>
          <table:table-cell office:value-type="float" office:value="150.33000000000001" table:style-name="ce1">
            <text:p>150,33</text:p>
          </table:table-cell>
          <table:table-cell office:value-type="float" office:value="22.1" table:style-name="ce1">
            <text:p>22,1</text:p>
          </table:table-cell>
          <table:table-cell office:value-type="float" office:value="26.8" table:style-name="ce1">
            <text:p>26,8</text:p>
          </table:table-cell>
          <table:table-cell office:value-type="float" office:value="10.34" table:style-name="ce1">
            <text:p>10,34</text:p>
          </table:table-cell>
          <table:table-cell office:value-type="float" office:value="23" table:style-name="ce1">
            <text:p>23</text:p>
          </table:table-cell>
          <table:table-cell office:value-type="float" office:value="11.98" table:style-name="ce1">
            <text:p>11,98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2.67" table:style-name="ce1">
            <text:p>22,67</text:p>
          </table:table-cell>
          <table:table-cell office:value-type="float" office:value="3.43" table:style-name="ce1">
            <text:p>3,43</text:p>
          </table:table-cell>
          <table:table-cell office:value-type="float" office:value="5.97" table:style-name="ce1">
            <text:p>5,97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</text:p>
          </table:table-cell>
          <table:table-cell office:value-type="float" office:value="116.33" table:style-name="ce1">
            <text:p>116,33</text:p>
          </table:table-cell>
          <table:table-cell office:value-type="float" office:value="19.77" table:style-name="ce1">
            <text:p>19,77</text:p>
          </table:table-cell>
          <table:table-cell office:value-type="float" office:value="21.43" table:style-name="ce1">
            <text:p>21,43</text:p>
          </table:table-cell>
          <table:table-cell office:value-type="float" office:value="13.4" table:style-name="ce1">
            <text:p>13,4</text:p>
          </table:table-cell>
          <table:table-cell office:value-type="float" office:value="34" table:style-name="ce1">
            <text:p>34</text:p>
          </table:table-cell>
          <table:table-cell office:value-type="float" office:value="17.79" table:style-name="ce1">
            <text:p>17,79</text:p>
          </table:table-cell>
          <table:table-cell office:value-type="float" office:value="41" table:style-name="ce1">
            <text:p>41</text:p>
          </table:table-cell>
          <table:table-cell office:value-type="float" office:value="25.33" table:style-name="ce1">
            <text:p>25,3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1.67" table:style-name="ce1">
            <text:p>21,67</text:p>
          </table:table-cell>
          <table:table-cell office:value-type="float" office:value="4.45" table:style-name="ce1">
            <text:p>4,45</text:p>
          </table:table-cell>
          <table:table-cell office:value-type="float" office:value="6.23" table:style-name="ce1">
            <text:p>6,23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office:value-type="float" office:value="21.27" table:style-name="ce1">
            <text:p>21,27</text:p>
          </table:table-cell>
          <table:table-cell office:value-type="float" office:value="24.07" table:style-name="ce1">
            <text:p>24,07</text:p>
          </table:table-cell>
          <table:table-cell office:value-type="float" office:value="14.03" table:style-name="ce1">
            <text:p>14,03</text:p>
          </table:table-cell>
          <table:table-cell office:value-type="float" office:value="34" table:style-name="ce1">
            <text:p>34</text:p>
          </table:table-cell>
          <table:table-cell office:value-type="float" office:value="13.75" table:style-name="ce1">
            <text:p>13,75</text:p>
          </table:table-cell>
          <table:table-cell office:value-type="float" office:value="34" table:style-name="ce1">
            <text:p>34</text:p>
          </table:table-cell>
          <table:table-cell office:value-type="float" office:value="22.67" table:style-name="ce1">
            <text:p>22,67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4" table:style-name="ce1">
            <text:p>24</text:p>
          </table:table-cell>
          <table:table-cell office:value-type="float" office:value="3.1" table:style-name="ce1">
            <text:p>3,1</text:p>
          </table:table-cell>
          <table:table-cell office:value-type="float" office:value="6.23" table:style-name="ce1">
            <text:p>6,23</text:p>
          </table:table-cell>
          <table:table-cell office:value-type="float" office:value="13.33" table:style-name="ce1">
            <text:p>13,33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office:value-type="float" office:value="24.07" table:style-name="ce1">
            <text:p>24,07</text:p>
          </table:table-cell>
          <table:table-cell office:value-type="float" office:value="24.8" table:style-name="ce1">
            <text:p>24,8</text:p>
          </table:table-cell>
          <table:table-cell office:value-type="float" office:value="11.37" table:style-name="ce1">
            <text:p>11,37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23.33" table:style-name="ce1">
            <text:p>23,33</text:p>
          </table:table-cell>
          <table:table-cell office:value-type="float" office:value="3.37" table:style-name="ce1">
            <text:p>3,37</text:p>
          </table:table-cell>
          <table:table-cell office:value-type="float" office:value="5.33" table:style-name="ce1">
            <text:p>5,33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</text:p>
          </table:table-cell>
          <table:table-cell office:value-type="float" office:value="149.33000000000001" table:style-name="ce1">
            <text:p>149,33</text:p>
          </table:table-cell>
          <table:table-cell office:value-type="float" office:value="22.2" table:style-name="ce1">
            <text:p>22,2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10.81" table:style-name="ce1">
            <text:p>10,81</text:p>
          </table:table-cell>
          <table:table-cell office:value-type="float" office:value="26" table:style-name="ce1">
            <text:p>26</text:p>
          </table:table-cell>
          <table:table-cell office:value-type="float" office:value="28.33" table:style-name="ce1">
            <text:p>28,33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25.67" table:style-name="ce1">
            <text:p>25,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</text:p>
          </table:table-cell>
          <table:table-cell office:value-type="float" office:value="120.67" table:style-name="ce1">
            <text:p>120,67</text:p>
          </table:table-cell>
          <table:table-cell office:value-type="float" office:value="17.43" table:style-name="ce1">
            <text:p>17,43</text:p>
          </table:table-cell>
          <table:table-cell office:value-type="float" office:value="19.73" table:style-name="ce1">
            <text:p>19,73</text:p>
          </table:table-cell>
          <table:table-cell office:value-type="float" office:value="13.75" table:style-name="ce1">
            <text:p>13,75</text:p>
          </table:table-cell>
          <table:table-cell office:value-type="float" office:value="34" table:style-name="ce1">
            <text:p>34</text:p>
          </table:table-cell>
          <table:table-cell office:value-type="float" office:value="17.649999999999999" table:style-name="ce1">
            <text:p>17,65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4.3" table:style-name="ce1">
            <text:p>4,3</text:p>
          </table:table-cell>
          <table:table-cell office:value-type="float" office:value="5" table:style-name="ce1">
            <text:p>5</text:p>
          </table:table-cell>
          <table:table-cell office:value-type="float" office:value="8.67" table:style-name="ce1">
            <text:p>8,67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M</text:p>
          </table:table-cell>
          <table:table-cell office:value-type="float" office:value="129.66999999999999" table:style-name="ce1">
            <text:p>129,67</text:p>
          </table:table-cell>
          <table:table-cell office:value-type="float" office:value="20.93" table:style-name="ce1">
            <text:p>20,93</text:p>
          </table:table-cell>
          <table:table-cell office:value-type="float" office:value="19.27" table:style-name="ce1">
            <text:p>19,27</text:p>
          </table:table-cell>
          <table:table-cell office:value-type="float" office:value="12.81" table:style-name="ce1">
            <text:p>12,81</text:p>
          </table:table-cell>
          <table:table-cell office:value-type="float" office:value="30" table:style-name="ce1">
            <text:p>30</text:p>
          </table:table-cell>
          <table:table-cell office:value-type="float" office:value="14.53" table:style-name="ce1">
            <text:p>14,53</text:p>
          </table:table-cell>
          <table:table-cell office:value-type="float" office:value="35" table:style-name="ce1">
            <text:p>35</text:p>
          </table:table-cell>
          <table:table-cell office:value-type="float" office:value="23.67" table:style-name="ce1">
            <text:p>23,67</text:p>
          </table:table-cell>
          <table:table-cell office:value-type="float" office:value="15.33" table:style-name="ce1">
            <text:p>15,33</text:p>
          </table:table-cell>
          <table:table-cell office:value-type="float" office:value="23.67" table:style-name="ce1">
            <text:p>23,67</text:p>
          </table:table-cell>
          <table:table-cell office:value-type="float" office:value="3.28" table:style-name="ce1">
            <text:p>3,28</text:p>
          </table:table-cell>
          <table:table-cell office:value-type="float" office:value="6.67" table:style-name="ce1">
            <text:p>6,67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M</text:p>
          </table:table-cell>
          <table:table-cell office:value-type="float" office:value="119.33" table:style-name="ce1">
            <text:p>119,33</text:p>
          </table:table-cell>
          <table:table-cell office:value-type="float" office:value="20.83" table:style-name="ce1">
            <text:p>20,83</text:p>
          </table:table-cell>
          <table:table-cell office:value-type="float" office:value="13.33" table:style-name="ce1">
            <text:p>13,33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20.78" table:style-name="ce1">
            <text:p>20,78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13.67" table:style-name="ce1">
            <text:p>13,67</text:p>
          </table:table-cell>
          <table:table-cell office:value-type="float" office:value="23.67" table:style-name="ce1">
            <text:p>23,67</text:p>
          </table:table-cell>
          <table:table-cell office:value-type="float" office:value="3.38" table:style-name="ce1">
            <text:p>3,38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1.67" table:style-name="ce1">
            <text:p>11,67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</text:p>
          </table:table-cell>
          <table:table-cell office:value-type="float" office:value="152.66999999999999" table:style-name="ce1">
            <text:p>152,67</text:p>
          </table:table-cell>
          <table:table-cell office:value-type="float" office:value="22.37" table:style-name="ce1">
            <text:p>22,37</text:p>
          </table:table-cell>
          <table:table-cell office:value-type="float" office:value="20.93" table:style-name="ce1">
            <text:p>20,93</text:p>
          </table:table-cell>
          <table:table-cell office:value-type="float" office:value="14.06" table:style-name="ce1">
            <text:p>14,06</text:p>
          </table:table-cell>
          <table:table-cell office:value-type="float" office:value="36" table:style-name="ce1">
            <text:p>36</text:p>
          </table:table-cell>
          <table:table-cell office:value-type="float" office:value="11.18" table:style-name="ce1">
            <text:p>11,18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5.33" table:style-name="ce1">
            <text:p>25,33</text:p>
          </table:table-cell>
          <table:table-cell office:value-type="float" office:value="4.03" table:style-name="ce1">
            <text:p>4,03</text:p>
          </table:table-cell>
          <table:table-cell office:value-type="float" office:value="6.53" table:style-name="ce1">
            <text:p>6,53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</text:p>
          </table:table-cell>
          <table:table-cell office:value-type="float" office:value="141.66999999999999" table:style-name="ce1">
            <text:p>141,67</text:p>
          </table:table-cell>
          <table:table-cell office:value-type="float" office:value="22.1" table:style-name="ce1">
            <text:p>22,1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10.62" table:style-name="ce1">
            <text:p>10,62</text:p>
          </table:table-cell>
          <table:table-cell office:value-type="float" office:value="27" table:style-name="ce1">
            <text:p>27</text:p>
          </table:table-cell>
          <table:table-cell office:value-type="float" office:value="11.78" table:style-name="ce1">
            <text:p>11,78</text:p>
          </table:table-cell>
          <table:table-cell office:value-type="float" office:value="28" table:style-name="ce1">
            <text:p>28</text:p>
          </table:table-cell>
          <table:table-cell office:value-type="float" office:value="24.33" table:style-name="ce1">
            <text:p>24,33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24" table:style-name="ce1">
            <text:p>24</text:p>
          </table:table-cell>
          <table:table-cell office:value-type="float" office:value="3.33" table:style-name="ce1">
            <text:p>3,33</text:p>
          </table:table-cell>
          <table:table-cell office:value-type="float" office:value="6.33" table:style-name="ce1">
            <text:p>6,33</text:p>
          </table:table-cell>
          <table:table-cell office:value-type="float" office:value="13.67" table:style-name="ce1">
            <text:p>13,67</text:p>
          </table:table-cell>
          <table:table-cell office:value-type="float" office:value="4" table:style-name="ce1">
            <text:p>4</text:p>
          </table:table-cell>
          <table:table-cell table:number-columns-repeated="1636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</text:p>
          </table:table-cell>
          <table:table-cell office:value-type="float" office:value="124" table:style-name="ce1">
            <text:p>124</text:p>
          </table:table-cell>
          <table:table-cell office:value-type="float" office:value="12.87" table:style-name="ce1">
            <text:p>12,87</text:p>
          </table:table-cell>
          <table:table-cell office:value-type="float" office:value="16.73" table:style-name="ce1">
            <text:p>16,73</text:p>
          </table:table-cell>
          <table:table-cell office:value-type="float" office:value="12.21" table:style-name="ce1">
            <text:p>12,21</text:p>
          </table:table-cell>
          <table:table-cell office:value-type="float" office:value="30" table:style-name="ce1">
            <text:p>30</text:p>
          </table:table-cell>
          <table:table-cell office:value-type="float" office:value="14.28" table:style-name="ce1">
            <text:p>14,28</text:p>
          </table:table-cell>
          <table:table-cell office:value-type="float" office:value="34" table:style-name="ce1">
            <text:p>34</text:p>
          </table:table-cell>
          <table:table-cell office:value-type="float" office:value="21.67" table:style-name="ce1">
            <text:p>21,67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2.67" table:style-name="ce1">
            <text:p>22,67</text:p>
          </table:table-cell>
          <table:table-cell office:value-type="float" office:value="4.47" table:style-name="ce1">
            <text:p>4,47</text:p>
          </table:table-cell>
          <table:table-cell office:value-type="float" office:value="5.23" table:style-name="ce1">
            <text:p>5,23</text:p>
          </table:table-cell>
          <table:table-cell office:value-type="float" office:value="14.67" table:style-name="ce1">
            <text:p>14,67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M</text:p>
          </table:table-cell>
          <table:table-cell office:value-type="float" office:value="136.66999999999999" table:style-name="ce1">
            <text:p>136,67</text:p>
          </table:table-cell>
          <table:table-cell office:value-type="float" office:value="13.47" table:style-name="ce1">
            <text:p>13,47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3.03" table:style-name="ce1">
            <text:p>13,03</text:p>
          </table:table-cell>
          <table:table-cell office:value-type="float" office:value="30" table:style-name="ce1">
            <text:p>30</text:p>
          </table:table-cell>
          <table:table-cell office:value-type="float" office:value="13.25" table:style-name="ce1">
            <text:p>13,25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24.67" table:style-name="ce1">
            <text:p>24,67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5.6" table:style-name="ce1">
            <text:p>5,6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</text:p>
          </table:table-cell>
          <table:table-cell office:value-type="float" office:value="165.33" table:style-name="ce1">
            <text:p>165,33</text:p>
          </table:table-cell>
          <table:table-cell office:value-type="float" office:value="26.5" table:style-name="ce1">
            <text:p>26,5</text:p>
          </table:table-cell>
          <table:table-cell office:value-type="float" office:value="32" table:style-name="ce1">
            <text:p>32</text:p>
          </table:table-cell>
          <table:table-cell office:value-type="float" office:value="8.9" table:style-name="ce1">
            <text:p>8,9</text:p>
          </table:table-cell>
          <table:table-cell office:value-type="float" office:value="21" table:style-name="ce1">
            <text:p>21</text:p>
          </table:table-cell>
          <table:table-cell office:value-type="float" office:value="9.83" table:style-name="ce1">
            <text:p>9,83</text:p>
          </table:table-cell>
          <table:table-cell office:value-type="float" office:value="23" table:style-name="ce1">
            <text:p>23</text:p>
          </table:table-cell>
          <table:table-cell office:value-type="float" office:value="33.67" table:style-name="ce1">
            <text:p>33,67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24.33" table:style-name="ce1">
            <text:p>24,33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6.77" table:style-name="ce1">
            <text:p>6,77</text:p>
          </table:table-cell>
          <table:table-cell office:value-type="float" office:value="6.67" table:style-name="ce1">
            <text:p>6,67</text:p>
          </table:table-cell>
          <table:table-cell office:value-type="float" office:value="14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</text:p>
          </table:table-cell>
          <table:table-cell office:value-type="float" office:value="112.67" table:style-name="ce1">
            <text:p>112,67</text:p>
          </table:table-cell>
          <table:table-cell office:value-type="float" office:value="15.5" table:style-name="ce1">
            <text:p>15,5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14.15" table:style-name="ce1">
            <text:p>14,15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15.67" table:style-name="ce1">
            <text:p>15,67</text:p>
          </table:table-cell>
          <table:table-cell office:value-type="float" office:value="21.67" table:style-name="ce1">
            <text:p>21,67</text:p>
          </table:table-cell>
          <table:table-cell office:value-type="float" office:value="3.97" table:style-name="ce1">
            <text:p>3,97</text:p>
          </table:table-cell>
          <table:table-cell office:value-type="float" office:value="6.1" table:style-name="ce1">
            <text:p>6,1</text:p>
          </table:table-cell>
          <table:table-cell office:value-type="float" office:value="13.67" table:style-name="ce1">
            <text:p>13,67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</text:p>
          </table:table-cell>
          <table:table-cell office:value-type="float" office:value="136.33000000000001" table:style-name="ce1">
            <text:p>136,33</text:p>
          </table:table-cell>
          <table:table-cell office:value-type="float" office:value="14.73" table:style-name="ce1">
            <text:p>14,73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11.06" table:style-name="ce1">
            <text:p>11,06</text:p>
          </table:table-cell>
          <table:table-cell office:value-type="float" office:value="26" table:style-name="ce1">
            <text:p>26</text:p>
          </table:table-cell>
          <table:table-cell office:value-type="float" office:value="13.34" table:style-name="ce1">
            <text:p>13,34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0" table:style-name="ce1">
            <text:p>20</text:p>
          </table:table-cell>
          <table:table-cell office:value-type="float" office:value="4.82" table:style-name="ce1">
            <text:p>4,82</text:p>
          </table:table-cell>
          <table:table-cell office:value-type="float" office:value="6.03" table:style-name="ce1">
            <text:p>6,03</text:p>
          </table:table-cell>
          <table:table-cell office:value-type="float" office:value="21.67" table:style-name="ce1">
            <text:p>21,67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M</text:p>
          </table:table-cell>
          <table:table-cell office:value-type="float" office:value="153.66999999999999" table:style-name="ce1">
            <text:p>153,67</text:p>
          </table:table-cell>
          <table:table-cell office:value-type="float" office:value="18.27" table:style-name="ce1">
            <text:p>18,27</text:p>
          </table:table-cell>
          <table:table-cell office:value-type="float" office:value="22.3" table:style-name="ce1">
            <text:p>22,3</text:p>
          </table:table-cell>
          <table:table-cell office:value-type="float" office:value="9.9" table:style-name="ce1">
            <text:p>9,9</text:p>
          </table:table-cell>
          <table:table-cell office:value-type="float" office:value="24" table:style-name="ce1">
            <text:p>24</text:p>
          </table:table-cell>
          <table:table-cell office:value-type="float" office:value="9.8699999999999992" table:style-name="ce1">
            <text:p>9,87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7.6" table:style-name="ce1">
            <text:p>7,6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office:value-type="float" office:value="16.13" table:style-name="ce1">
            <text:p>16,13</text:p>
          </table:table-cell>
          <table:table-cell office:value-type="float" office:value="21.87" table:style-name="ce1">
            <text:p>21,87</text:p>
          </table:table-cell>
          <table:table-cell office:value-type="float" office:value="12.21" table:style-name="ce1">
            <text:p>12,21</text:p>
          </table:table-cell>
          <table:table-cell office:value-type="float" office:value="28" table:style-name="ce1">
            <text:p>28</text:p>
          </table:table-cell>
          <table:table-cell office:value-type="float" office:value="10.28" table:style-name="ce1">
            <text:p>10,28</text:p>
          </table:table-cell>
          <table:table-cell office:value-type="float" office:value="23" table:style-name="ce1">
            <text:p>23</text:p>
          </table:table-cell>
          <table:table-cell office:value-type="float" office:value="24.33" table:style-name="ce1">
            <text:p>24,33</text:p>
          </table:table-cell>
          <table:table-cell office:value-type="float" office:value="15.67" table:style-name="ce1">
            <text:p>15,67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3.33" table:style-name="ce1">
            <text:p>3,33</text:p>
          </table:table-cell>
          <table:table-cell office:value-type="float" office:value="5.77" table:style-name="ce1">
            <text:p>5,77</text:p>
          </table:table-cell>
          <table:table-cell office:value-type="float" office:value="13.17" table:style-name="ce1">
            <text:p>13,17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M</text:p>
          </table:table-cell>
          <table:table-cell office:value-type="float" office:value="126.67" table:style-name="ce1">
            <text:p>126,67</text:p>
          </table:table-cell>
          <table:table-cell office:value-type="float" office:value="12.43" table:style-name="ce1">
            <text:p>12,43</text:p>
          </table:table-cell>
          <table:table-cell office:value-type="float" office:value="22.13" table:style-name="ce1">
            <text:p>22,13</text:p>
          </table:table-cell>
          <table:table-cell office:value-type="float" office:value="11.93" table:style-name="ce1">
            <text:p>11,93</text:p>
          </table:table-cell>
          <table:table-cell office:value-type="float" office:value="31" table:style-name="ce1">
            <text:p>31</text:p>
          </table:table-cell>
          <table:table-cell office:value-type="float" office:value="14.68" table:style-name="ce1">
            <text:p>14,68</text:p>
          </table:table-cell>
          <table:table-cell office:value-type="float" office:value="33" table:style-name="ce1">
            <text:p>33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15.67" table:style-name="ce1">
            <text:p>15,67</text:p>
          </table:table-cell>
          <table:table-cell office:value-type="float" office:value="26" table:style-name="ce1">
            <text:p>26</text:p>
          </table:table-cell>
          <table:table-cell office:value-type="float" office:value="2.57" table:style-name="ce1">
            <text:p>2,57</text:p>
          </table:table-cell>
          <table:table-cell office:value-type="float" office:value="3.9" table:style-name="ce1">
            <text:p>3,9</text:p>
          </table:table-cell>
          <table:table-cell office:value-type="float" office:value="7.67" table:style-name="ce1">
            <text:p>7,67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6.03" table:style-name="ce1">
            <text:p>26,03</text:p>
          </table:table-cell>
          <table:table-cell office:value-type="float" office:value="8.93" table:style-name="ce1">
            <text:p>8,93</text:p>
          </table:table-cell>
          <table:table-cell office:value-type="float" office:value="19" table:style-name="ce1">
            <text:p>19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20" table:style-name="ce1">
            <text:p>20</text:p>
          </table:table-cell>
          <table:table-cell office:value-type="float" office:value="29.67" table:style-name="ce1">
            <text:p>29,67</text:p>
          </table:table-cell>
          <table:table-cell office:value-type="float" office:value="19" table:style-name="ce1">
            <text:p>19</text:p>
          </table:table-cell>
          <table:table-cell office:value-type="float" office:value="26.67" table:style-name="ce1">
            <text:p>26,67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6.07" table:style-name="ce1">
            <text:p>6,07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M</text:p>
          </table:table-cell>
          <table:table-cell office:value-type="float" office:value="166.33" table:style-name="ce1">
            <text:p>166,33</text:p>
          </table:table-cell>
          <table:table-cell office:value-type="float" office:value="22.13" table:style-name="ce1">
            <text:p>22,13</text:p>
          </table:table-cell>
          <table:table-cell office:value-type="float" office:value="25.5" table:style-name="ce1">
            <text:p>25,5</text:p>
          </table:table-cell>
          <table:table-cell office:value-type="float" office:value="10.97" table:style-name="ce1">
            <text:p>10,97</text:p>
          </table:table-cell>
          <table:table-cell office:value-type="float" office:value="30" table:style-name="ce1">
            <text:p>30</text:p>
          </table:table-cell>
          <table:table-cell office:value-type="float" office:value="10.18" table:style-name="ce1">
            <text:p>10,18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6.33" table:style-name="ce1">
            <text:p>26,33</text:p>
          </table:table-cell>
          <table:table-cell office:value-type="float" office:value="3.5" table:style-name="ce1">
            <text:p>3,5</text:p>
          </table:table-cell>
          <table:table-cell office:value-type="float" office:value="5.67" table:style-name="ce1">
            <text:p>5,67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14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office:value-type="float" office:value="22.03" table:style-name="ce1">
            <text:p>22,03</text:p>
          </table:table-cell>
          <table:table-cell office:value-type="float" office:value="28.3" table:style-name="ce1">
            <text:p>28,3</text:p>
          </table:table-cell>
          <table:table-cell office:value-type="float" office:value="9.56" table:style-name="ce1">
            <text:p>9,56</text:p>
          </table:table-cell>
          <table:table-cell office:value-type="float" office:value="23" table:style-name="ce1">
            <text:p>23</text:p>
          </table:table-cell>
          <table:table-cell office:value-type="float" office:value="10.25" table:style-name="ce1">
            <text:p>10,25</text:p>
          </table:table-cell>
          <table:table-cell office:value-type="float" office:value="24" table:style-name="ce1">
            <text:p>24</text:p>
          </table:table-cell>
          <table:table-cell office:value-type="float" office:value="28.67" table:style-name="ce1">
            <text:p>28,67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5.33" table:style-name="ce1">
            <text:p>25,33</text:p>
          </table:table-cell>
          <table:table-cell office:value-type="float" office:value="4.32" table:style-name="ce1">
            <text:p>4,32</text:p>
          </table:table-cell>
          <table:table-cell office:value-type="float" office:value="7.3" table:style-name="ce1">
            <text:p>7,3</text:p>
          </table:table-cell>
          <table:table-cell office:value-type="float" office:value="15.67" table:style-name="ce1">
            <text:p>15,67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M</text:p>
          </table:table-cell>
          <table:table-cell office:value-type="float" office:value="139.66999999999999" table:style-name="ce1">
            <text:p>139,67</text:p>
          </table:table-cell>
          <table:table-cell office:value-type="float" office:value="19.23" table:style-name="ce1">
            <text:p>19,23</text:p>
          </table:table-cell>
          <table:table-cell office:value-type="float" office:value="22.03" table:style-name="ce1">
            <text:p>22,03</text:p>
          </table:table-cell>
          <table:table-cell office:value-type="float" office:value="11.7" table:style-name="ce1">
            <text:p>11,7</text:p>
          </table:table-cell>
          <table:table-cell office:value-type="float" office:value="27" table:style-name="ce1">
            <text:p>27</text:p>
          </table:table-cell>
          <table:table-cell office:value-type="float" office:value="9.8699999999999992" table:style-name="ce1">
            <text:p>9,87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4.67" table:style-name="ce1">
            <text:p>24,67</text:p>
          </table:table-cell>
          <table:table-cell office:value-type="float" office:value="4.03" table:style-name="ce1">
            <text:p>4,03</text:p>
          </table:table-cell>
          <table:table-cell office:value-type="float" office:value="6.72" table:style-name="ce1">
            <text:p>6,72</text:p>
          </table:table-cell>
          <table:table-cell office:value-type="float" office:value="14.67" table:style-name="ce1">
            <text:p>14,67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</text:p>
          </table:table-cell>
          <table:table-cell office:value-type="float" office:value="134.66999999999999" table:style-name="ce1">
            <text:p>134,67</text:p>
          </table:table-cell>
          <table:table-cell office:value-type="float" office:value="18.47" table:style-name="ce1">
            <text:p>18,47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7.28" table:style-name="ce1">
            <text:p>17,28</text:p>
          </table:table-cell>
          <table:table-cell office:value-type="float" office:value="42" table:style-name="ce1">
            <text:p>42</text:p>
          </table:table-cell>
          <table:table-cell office:value-type="float" office:value="14.2" table:style-name="ce1">
            <text:p>14,2</text:p>
          </table:table-cell>
          <table:table-cell office:value-type="float" office:value="30" table:style-name="ce1">
            <text:p>30</text:p>
          </table:table-cell>
          <table:table-cell office:value-type="float" office:value="22.67" table:style-name="ce1">
            <text:p>22,67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23.33" table:style-name="ce1">
            <text:p>23,33</text:p>
          </table:table-cell>
          <table:table-cell office:value-type="float" office:value="3.95" table:style-name="ce1">
            <text:p>3,95</text:p>
          </table:table-cell>
          <table:table-cell office:value-type="float" office:value="6.1" table:style-name="ce1">
            <text:p>6,1</text:p>
          </table:table-cell>
          <table:table-cell office:value-type="float" office:value="12.67" table:style-name="ce1">
            <text:p>12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</text:p>
          </table:table-cell>
          <table:table-cell office:value-type="float" office:value="165.67" table:style-name="ce1">
            <text:p>165,67</text:p>
          </table:table-cell>
          <table:table-cell office:value-type="float" office:value="22.1" table:style-name="ce1">
            <text:p>22,1</text:p>
          </table:table-cell>
          <table:table-cell office:value-type="float" office:value="27.37" table:style-name="ce1">
            <text:p>27,37</text:p>
          </table:table-cell>
          <table:table-cell office:value-type="float" office:value="11.26" table:style-name="ce1">
            <text:p>11,26</text:p>
          </table:table-cell>
          <table:table-cell office:value-type="float" office:value="28" table:style-name="ce1">
            <text:p>28</text:p>
          </table:table-cell>
          <table:table-cell office:value-type="float" office:value="13.04" table:style-name="ce1">
            <text:p>13,04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27.67" table:style-name="ce1">
            <text:p>27,67</text:p>
          </table:table-cell>
          <table:table-cell office:value-type="float" office:value="6.08" table:style-name="ce1">
            <text:p>6,08</text:p>
          </table:table-cell>
          <table:table-cell office:value-type="float" office:value="8.6" table:style-name="ce1">
            <text:p>8,6</text:p>
          </table:table-cell>
          <table:table-cell office:value-type="float" office:value="13.67" table:style-name="ce1">
            <text:p>13,67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M</text:p>
          </table:table-cell>
          <table:table-cell office:value-type="float" office:value="136.33000000000001" table:style-name="ce1">
            <text:p>136,33</text:p>
          </table:table-cell>
          <table:table-cell office:value-type="float" office:value="21.5" table:style-name="ce1">
            <text:p>21,5</text:p>
          </table:table-cell>
          <table:table-cell office:value-type="float" office:value="23.4" table:style-name="ce1">
            <text:p>23,4</text:p>
          </table:table-cell>
          <table:table-cell office:value-type="float" office:value="10.4" table:style-name="ce1">
            <text:p>10,4</text:p>
          </table:table-cell>
          <table:table-cell office:value-type="float" office:value="25" table:style-name="ce1">
            <text:p>25</text:p>
          </table:table-cell>
          <table:table-cell office:value-type="float" office:value="10.43" table:style-name="ce1">
            <text:p>10,43</text:p>
          </table:table-cell>
          <table:table-cell office:value-type="float" office:value="25" table:style-name="ce1">
            <text:p>25</text:p>
          </table:table-cell>
          <table:table-cell office:value-type="float" office:value="34.67" table:style-name="ce1">
            <text:p>34,67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23.67" table:style-name="ce1">
            <text:p>23,67</text:p>
          </table:table-cell>
          <table:table-cell office:value-type="float" office:value="4.2" table:style-name="ce1">
            <text:p>4,2</text:p>
          </table:table-cell>
          <table:table-cell office:value-type="float" office:value="4.78" table:style-name="ce1">
            <text:p>4,78</text:p>
          </table:table-cell>
          <table:table-cell office:value-type="float" office:value="15.67" table:style-name="ce1">
            <text:p>15,67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M</text:p>
          </table:table-cell>
          <table:table-cell office:value-type="float" office:value="145.33000000000001" table:style-name="ce1">
            <text:p>145,33</text:p>
          </table:table-cell>
          <table:table-cell office:value-type="float" office:value="20.87" table:style-name="ce1">
            <text:p>20,87</text:p>
          </table:table-cell>
          <table:table-cell office:value-type="float" office:value="23.3" table:style-name="ce1">
            <text:p>23,3</text:p>
          </table:table-cell>
          <table:table-cell office:value-type="float" office:value="11.9" table:style-name="ce1">
            <text:p>11,9</text:p>
          </table:table-cell>
          <table:table-cell office:value-type="float" office:value="33" table:style-name="ce1">
            <text:p>33</text:p>
          </table:table-cell>
          <table:table-cell office:value-type="float" office:value="11.4" table:style-name="ce1">
            <text:p>11,4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3.33" table:style-name="ce1">
            <text:p>23,33</text:p>
          </table:table-cell>
          <table:table-cell office:value-type="float" office:value="4.3" table:style-name="ce1">
            <text:p>4,3</text:p>
          </table:table-cell>
          <table:table-cell office:value-type="float" office:value="5.7" table:style-name="ce1">
            <text:p>5,7</text:p>
          </table:table-cell>
          <table:table-cell office:value-type="float" office:value="7.67" table:style-name="ce1">
            <text:p>7,67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M</text:p>
          </table:table-cell>
          <table:table-cell office:value-type="float" office:value="163.66999999999999" table:style-name="ce1">
            <text:p>163,67</text:p>
          </table:table-cell>
          <table:table-cell office:value-type="float" office:value="23.87" table:style-name="ce1">
            <text:p>23,87</text:p>
          </table:table-cell>
          <table:table-cell office:value-type="float" office:value="27.4" table:style-name="ce1">
            <text:p>27,4</text:p>
          </table:table-cell>
          <table:table-cell office:value-type="float" office:value="9.59" table:style-name="ce1">
            <text:p>9,59</text:p>
          </table:table-cell>
          <table:table-cell office:value-type="float" office:value="21" table:style-name="ce1">
            <text:p>21</text:p>
          </table:table-cell>
          <table:table-cell office:value-type="float" office:value="10.220000000000001" table:style-name="ce1">
            <text:p>10,22</text:p>
          </table:table-cell>
          <table:table-cell office:value-type="float" office:value="21" table:style-name="ce1">
            <text:p>21</text:p>
          </table:table-cell>
          <table:table-cell office:value-type="float" office:value="25.67" table:style-name="ce1">
            <text:p>25,67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27.33" table:style-name="ce1">
            <text:p>27,33</text:p>
          </table:table-cell>
          <table:table-cell office:value-type="float" office:value="4.2" table:style-name="ce1">
            <text:p>4,2</text:p>
          </table:table-cell>
          <table:table-cell office:value-type="float" office:value="5.63" table:style-name="ce1">
            <text:p>5,6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office:value-type="float" office:value="23.17" table:style-name="ce1">
            <text:p>23,17</text:p>
          </table:table-cell>
          <table:table-cell office:value-type="float" office:value="29.6" table:style-name="ce1">
            <text:p>29,6</text:p>
          </table:table-cell>
          <table:table-cell office:value-type="float" office:value="10.37" table:style-name="ce1">
            <text:p>10,37</text:p>
          </table:table-cell>
          <table:table-cell office:value-type="float" office:value="19" table:style-name="ce1">
            <text:p>19</text:p>
          </table:table-cell>
          <table:table-cell office:value-type="float" office:value="9.2100000000000009" table:style-name="ce1">
            <text:p>9,21</text:p>
          </table:table-cell>
          <table:table-cell office:value-type="float" office:value="21" table:style-name="ce1">
            <text:p>21</text:p>
          </table:table-cell>
          <table:table-cell office:value-type="float" office:value="33.67" table:style-name="ce1">
            <text:p>33,67</text:p>
          </table:table-cell>
          <table:table-cell office:value-type="float" office:value="21.33" table:style-name="ce1">
            <text:p>21,33</text:p>
          </table:table-cell>
          <table:table-cell office:value-type="float" office:value="28.67" table:style-name="ce1">
            <text:p>28,67</text:p>
          </table:table-cell>
          <table:table-cell office:value-type="float" office:value="6.45" table:style-name="ce1">
            <text:p>6,45</text:p>
          </table:table-cell>
          <table:table-cell office:value-type="float" office:value="10.9" table:style-name="ce1">
            <text:p>10,9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</text:p>
          </table:table-cell>
          <table:table-cell office:value-type="float" office:value="143.66999999999999" table:style-name="ce1">
            <text:p>143,67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23.23" table:style-name="ce1">
            <text:p>23,23</text:p>
          </table:table-cell>
          <table:table-cell office:value-type="float" office:value="9.31" table:style-name="ce1">
            <text:p>9,31</text:p>
          </table:table-cell>
          <table:table-cell office:value-type="float" office:value="23" table:style-name="ce1">
            <text:p>23</text:p>
          </table:table-cell>
          <table:table-cell office:value-type="float" office:value="13.06" table:style-name="ce1">
            <text:p>13,06</text:p>
          </table:table-cell>
          <table:table-cell office:value-type="float" office:value="33" table:style-name="ce1">
            <text:p>33</text:p>
          </table:table-cell>
          <table:table-cell office:value-type="float" office:value="23.33" table:style-name="ce1">
            <text:p>23,33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28.33" table:style-name="ce1">
            <text:p>28,33</text:p>
          </table:table-cell>
          <table:table-cell office:value-type="float" office:value="6.8" table:style-name="ce1">
            <text:p>6,8</text:p>
          </table:table-cell>
          <table:table-cell office:value-type="float" office:value="6.1" table:style-name="ce1">
            <text:p>6,1</text:p>
          </table:table-cell>
          <table:table-cell office:value-type="float" office:value="13.67" table:style-name="ce1">
            <text:p>13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M</text:p>
          </table:table-cell>
          <table:table-cell office:value-type="float" office:value="132.33000000000001" table:style-name="ce1">
            <text:p>132,33</text:p>
          </table:table-cell>
          <table:table-cell office:value-type="float" office:value="20.43" table:style-name="ce1">
            <text:p>20,43</text:p>
          </table:table-cell>
          <table:table-cell office:value-type="float" office:value="23.97" table:style-name="ce1">
            <text:p>23,97</text:p>
          </table:table-cell>
          <table:table-cell office:value-type="float" office:value="9.8699999999999992" table:style-name="ce1">
            <text:p>9,87</text:p>
          </table:table-cell>
          <table:table-cell office:value-type="float" office:value="27" table:style-name="ce1">
            <text:p>27</text:p>
          </table:table-cell>
          <table:table-cell office:value-type="float" office:value="12.4" table:style-name="ce1">
            <text:p>12,4</text:p>
          </table:table-cell>
          <table:table-cell office:value-type="float" office:value="29" table:style-name="ce1">
            <text:p>29</text:p>
          </table:table-cell>
          <table:table-cell office:value-type="float" office:value="25.67" table:style-name="ce1">
            <text:p>25,67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6" table:style-name="ce1">
            <text:p>26</text:p>
          </table:table-cell>
          <table:table-cell office:value-type="float" office:value="5.38" table:style-name="ce1">
            <text:p>5,38</text:p>
          </table:table-cell>
          <table:table-cell office:value-type="float" office:value="6.57" table:style-name="ce1">
            <text:p>6,5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office:value-type="float" office:value="19.8" table:style-name="ce1">
            <text:p>19,8</text:p>
          </table:table-cell>
          <table:table-cell office:value-type="float" office:value="24.83" table:style-name="ce1">
            <text:p>24,83</text:p>
          </table:table-cell>
          <table:table-cell office:value-type="float" office:value="11.75" table:style-name="ce1">
            <text:p>11,75</text:p>
          </table:table-cell>
          <table:table-cell office:value-type="float" office:value="26" table:style-name="ce1">
            <text:p>26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23" table:style-name="ce1">
            <text:p>23</text:p>
          </table:table-cell>
          <table:table-cell office:value-type="float" office:value="23.33" table:style-name="ce1">
            <text:p>23,33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24" table:style-name="ce1">
            <text:p>24</text:p>
          </table:table-cell>
          <table:table-cell office:value-type="float" office:value="5.37" table:style-name="ce1">
            <text:p>5,37</text:p>
          </table:table-cell>
          <table:table-cell office:value-type="float" office:value="6.07" table:style-name="ce1">
            <text:p>6,07</text:p>
          </table:table-cell>
          <table:table-cell office:value-type="float" office:value="8.33" table:style-name="ce1">
            <text:p>8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M</text:p>
          </table:table-cell>
          <table:table-cell office:value-type="float" office:value="152.33000000000001" table:style-name="ce1">
            <text:p>152,33</text:p>
          </table:table-cell>
          <table:table-cell office:value-type="float" office:value="15.1" table:style-name="ce1">
            <text:p>15,1</text:p>
          </table:table-cell>
          <table:table-cell office:value-type="float" office:value="21.7" table:style-name="ce1">
            <text:p>21,7</text:p>
          </table:table-cell>
          <table:table-cell office:value-type="float" office:value="10.18" table:style-name="ce1">
            <text:p>10,18</text:p>
          </table:table-cell>
          <table:table-cell office:value-type="float" office:value="24" table:style-name="ce1">
            <text:p>24</text:p>
          </table:table-cell>
          <table:table-cell office:value-type="float" office:value="11.84" table:style-name="ce1">
            <text:p>11,84</text:p>
          </table:table-cell>
          <table:table-cell office:value-type="float" office:value="30" table:style-name="ce1">
            <text:p>30</text:p>
          </table:table-cell>
          <table:table-cell office:value-type="float" office:value="30.33" table:style-name="ce1">
            <text:p>30,33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6" table:style-name="ce1">
            <text:p>26</text:p>
          </table:table-cell>
          <table:table-cell office:value-type="float" office:value="6.17" table:style-name="ce1">
            <text:p>6,17</text:p>
          </table:table-cell>
          <table:table-cell office:value-type="float" office:value="8.83" table:style-name="ce1">
            <text:p>8,83</text:p>
          </table:table-cell>
          <table:table-cell office:value-type="float" office:value="11.67" table:style-name="ce1">
            <text:p>11,67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M</text:p>
          </table:table-cell>
          <table:table-cell office:value-type="float" office:value="147.66999999999999" table:style-name="ce1">
            <text:p>147,67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3.37" table:style-name="ce1">
            <text:p>23,37</text:p>
          </table:table-cell>
          <table:table-cell office:value-type="float" office:value="9.9" table:style-name="ce1">
            <text:p>9,9</text:p>
          </table:table-cell>
          <table:table-cell office:value-type="float" office:value="26" table:style-name="ce1">
            <text:p>26</text:p>
          </table:table-cell>
          <table:table-cell office:value-type="float" office:value="11.18" table:style-name="ce1">
            <text:p>11,18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28.33" table:style-name="ce1">
            <text:p>28,33</text:p>
          </table:table-cell>
          <table:table-cell office:value-type="float" office:value="6.03" table:style-name="ce1">
            <text:p>6,03</text:p>
          </table:table-cell>
          <table:table-cell office:value-type="float" office:value="6.57" table:style-name="ce1">
            <text:p>6,57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Z</text:p>
          </table:table-cell>
          <table:table-cell office:value-type="float" office:value="137.66999999999999" table:style-name="ce1">
            <text:p>137,67</text:p>
          </table:table-cell>
          <table:table-cell office:value-type="float" office:value="15.03" table:style-name="ce1">
            <text:p>15,03</text:p>
          </table:table-cell>
          <table:table-cell office:value-type="float" office:value="21.1" table:style-name="ce1">
            <text:p>21,1</text:p>
          </table:table-cell>
          <table:table-cell office:value-type="float" office:value="14.04" table:style-name="ce1">
            <text:p>14,04</text:p>
          </table:table-cell>
          <table:table-cell office:value-type="float" office:value="33" table:style-name="ce1">
            <text:p>33</text:p>
          </table:table-cell>
          <table:table-cell office:value-type="float" office:value="16.510000000000002" table:style-name="ce1">
            <text:p>16,51</text:p>
          </table:table-cell>
          <table:table-cell office:value-type="float" office:value="33" table:style-name="ce1">
            <text:p>33</text:p>
          </table:table-cell>
          <table:table-cell office:value-type="float" office:value="24.67" table:style-name="ce1">
            <text:p>24,67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.5" table:style-name="ce1">
            <text:p>3,5</text:p>
          </table:table-cell>
          <table:table-cell office:value-type="float" office:value="5.23" table:style-name="ce1">
            <text:p>5,23</text:p>
          </table:table-cell>
          <table:table-cell office:value-type="float" office:value="12.33" table:style-name="ce1">
            <text:p>12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Z</text:p>
          </table:table-cell>
          <table:table-cell office:value-type="float" office:value="151" table:style-name="ce1">
            <text:p>151</text:p>
          </table:table-cell>
          <table:table-cell office:value-type="float" office:value="20.6" table:style-name="ce1">
            <text:p>20,6</text:p>
          </table:table-cell>
          <table:table-cell office:value-type="float" office:value="22.73" table:style-name="ce1">
            <text:p>22,73</text:p>
          </table:table-cell>
          <table:table-cell office:value-type="float" office:value="14.28" table:style-name="ce1">
            <text:p>14,28</text:p>
          </table:table-cell>
          <table:table-cell office:value-type="float" office:value="34" table:style-name="ce1">
            <text:p>34</text:p>
          </table:table-cell>
          <table:table-cell office:value-type="float" office:value="13.21" table:style-name="ce1">
            <text:p>13,21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2.67" table:style-name="ce1">
            <text:p>22,67</text:p>
          </table:table-cell>
          <table:table-cell office:value-type="float" office:value="3.68" table:style-name="ce1">
            <text:p>3,68</text:p>
          </table:table-cell>
          <table:table-cell office:value-type="float" office:value="5.53" table:style-name="ce1">
            <text:p>5,53</text:p>
          </table:table-cell>
          <table:table-cell office:value-type="float" office:value="14.33" table:style-name="ce1">
            <text:p>14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Z</text:p>
          </table:table-cell>
          <table:table-cell office:value-type="float" office:value="143" table:style-name="ce1">
            <text:p>143</text:p>
          </table:table-cell>
          <table:table-cell office:value-type="float" office:value="16.170000000000002" table:style-name="ce1">
            <text:p>16,17</text:p>
          </table:table-cell>
          <table:table-cell office:value-type="float" office:value="21.3" table:style-name="ce1">
            <text:p>21,3</text:p>
          </table:table-cell>
          <table:table-cell office:value-type="float" office:value="10.119999999999999" table:style-name="ce1">
            <text:p>10,12</text:p>
          </table:table-cell>
          <table:table-cell office:value-type="float" office:value="25" table:style-name="ce1">
            <text:p>25</text:p>
          </table:table-cell>
          <table:table-cell office:value-type="float" office:value="10.09" table:style-name="ce1">
            <text:p>10,09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26.67" table:style-name="ce1">
            <text:p>26,67</text:p>
          </table:table-cell>
          <table:table-cell office:value-type="float" office:value="4.37" table:style-name="ce1">
            <text:p>4,37</text:p>
          </table:table-cell>
          <table:table-cell office:value-type="float" office:value="4.87" table:style-name="ce1">
            <text:p>4,87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Z</text:p>
          </table:table-cell>
          <table:table-cell office:value-type="float" office:value="108.33" table:style-name="ce1">
            <text:p>108,33</text:p>
          </table:table-cell>
          <table:table-cell office:value-type="float" office:value="18.37" table:style-name="ce1">
            <text:p>18,37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5.75" table:style-name="ce1">
            <text:p>15,75</text:p>
          </table:table-cell>
          <table:table-cell office:value-type="float" office:value="37" table:style-name="ce1">
            <text:p>37</text:p>
          </table:table-cell>
          <table:table-cell office:value-type="float" office:value="14.9" table:style-name="ce1">
            <text:p>14,9</text:p>
          </table:table-cell>
          <table:table-cell office:value-type="float" office:value="30" table:style-name="ce1">
            <text:p>30</text:p>
          </table:table-cell>
          <table:table-cell office:value-type="float" office:value="24.67" table:style-name="ce1">
            <text:p>24,67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5.67" table:style-name="ce1">
            <text:p>25,67</text:p>
          </table:table-cell>
          <table:table-cell office:value-type="float" office:value="4.42" table:style-name="ce1">
            <text:p>4,42</text:p>
          </table:table-cell>
          <table:table-cell office:value-type="float" office:value="6.3" table:style-name="ce1">
            <text:p>6,3</text:p>
          </table:table-cell>
          <table:table-cell office:value-type="float" office:value="12.67" table:style-name="ce1">
            <text:p>12,67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Z</text:p>
          </table:table-cell>
          <table:table-cell office:value-type="float" office:value="132.66999999999999" table:style-name="ce1">
            <text:p>132,67</text:p>
          </table:table-cell>
          <table:table-cell office:value-type="float" office:value="14.87" table:style-name="ce1">
            <text:p>14,87</text:p>
          </table:table-cell>
          <table:table-cell office:value-type="float" office:value="18.5" table:style-name="ce1">
            <text:p>18,5</text:p>
          </table:table-cell>
          <table:table-cell office:value-type="float" office:value="15.51" table:style-name="ce1">
            <text:p>15,51</text:p>
          </table:table-cell>
          <table:table-cell office:value-type="float" office:value="35" table:style-name="ce1">
            <text:p>35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39" table:style-name="ce1">
            <text:p>39</text:p>
          </table:table-cell>
          <table:table-cell office:value-type="float" office:value="22.33" table:style-name="ce1">
            <text:p>22,3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6.67" table:style-name="ce1">
            <text:p>26,67</text:p>
          </table:table-cell>
          <table:table-cell office:value-type="float" office:value="5.3" table:style-name="ce1">
            <text:p>5,3</text:p>
          </table:table-cell>
          <table:table-cell office:value-type="float" office:value="6.6" table:style-name="ce1">
            <text:p>6,6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Z</text:p>
          </table:table-cell>
          <table:table-cell office:value-type="float" office:value="129.66999999999999" table:style-name="ce1">
            <text:p>129,67</text:p>
          </table:table-cell>
          <table:table-cell office:value-type="float" office:value="17.5" table:style-name="ce1">
            <text:p>17,5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19.32" table:style-name="ce1">
            <text:p>19,32</text:p>
          </table:table-cell>
          <table:table-cell office:value-type="float" office:value="42" table:style-name="ce1">
            <text:p>42</text:p>
          </table:table-cell>
          <table:table-cell office:value-type="float" office:value="16.829999999999998" table:style-name="ce1">
            <text:p>16,83</text:p>
          </table:table-cell>
          <table:table-cell office:value-type="float" office:value="43" table:style-name="ce1">
            <text:p>43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17" table:style-name="ce1">
            <text:p>17</text:p>
          </table:table-cell>
          <table:table-cell office:value-type="float" office:value="22.33" table:style-name="ce1">
            <text:p>22,33</text:p>
          </table:table-cell>
          <table:table-cell office:value-type="float" office:value="4.53" table:style-name="ce1">
            <text:p>4,53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21.67" table:style-name="ce1">
            <text:p>21,67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Z</text:p>
          </table:table-cell>
          <table:table-cell office:value-type="float" office:value="138.33000000000001" table:style-name="ce1">
            <text:p>138,33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3.23" table:style-name="ce1">
            <text:p>23,23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12.35" table:style-name="ce1">
            <text:p>12,35</text:p>
          </table:table-cell>
          <table:table-cell office:value-type="float" office:value="27" table:style-name="ce1">
            <text:p>27</text:p>
          </table:table-cell>
          <table:table-cell office:value-type="float" office:value="23.33" table:style-name="ce1">
            <text:p>23,33</text:p>
          </table:table-cell>
          <table:table-cell office:value-type="float" office:value="18" table:style-name="ce1">
            <text:p>18</text:p>
          </table:table-cell>
          <table:table-cell office:value-type="float" office:value="22.67" table:style-name="ce1">
            <text:p>22,67</text:p>
          </table:table-cell>
          <table:table-cell office:value-type="float" office:value="3.83" table:style-name="ce1">
            <text:p>3,83</text:p>
          </table:table-cell>
          <table:table-cell office:value-type="float" office:value="5.03" table:style-name="ce1">
            <text:p>5,03</text:p>
          </table:table-cell>
          <table:table-cell office:value-type="float" office:value="8.33" table:style-name="ce1">
            <text:p>8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Z</text:p>
          </table:table-cell>
          <table:table-cell office:value-type="float" office:value="149.66999999999999" table:style-name="ce1">
            <text:p>149,67</text:p>
          </table:table-cell>
          <table:table-cell office:value-type="float" office:value="20.63" table:style-name="ce1">
            <text:p>20,63</text:p>
          </table:table-cell>
          <table:table-cell office:value-type="float" office:value="22.4" table:style-name="ce1">
            <text:p>22,4</text:p>
          </table:table-cell>
          <table:table-cell office:value-type="float" office:value="9.56" table:style-name="ce1">
            <text:p>9,56</text:p>
          </table:table-cell>
          <table:table-cell office:value-type="float" office:value="24" table:style-name="ce1">
            <text:p>24</text:p>
          </table:table-cell>
          <table:table-cell office:value-type="float" office:value="9.5" table:style-name="ce1">
            <text:p>9,5</text:p>
          </table:table-cell>
          <table:table-cell office:value-type="float" office:value="23" table:style-name="ce1">
            <text:p>23</text:p>
          </table:table-cell>
          <table:table-cell office:value-type="float" office:value="29.67" table:style-name="ce1">
            <text:p>29,67</text:p>
          </table:table-cell>
          <table:table-cell office:value-type="float" office:value="22" table:style-name="ce1">
            <text:p>22</text:p>
          </table:table-cell>
          <table:table-cell office:value-type="float" office:value="28.33" table:style-name="ce1">
            <text:p>28,33</text:p>
          </table:table-cell>
          <table:table-cell office:value-type="float" office:value="4.5" table:style-name="ce1">
            <text:p>4,5</text:p>
          </table:table-cell>
          <table:table-cell office:value-type="float" office:value="6.2" table:style-name="ce1">
            <text:p>6,2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Z</text:p>
          </table:table-cell>
          <table:table-cell office:value-type="float" office:value="160.33000000000001" table:style-name="ce1">
            <text:p>160,33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3.27" table:style-name="ce1">
            <text:p>23,27</text:p>
          </table:table-cell>
          <table:table-cell office:value-type="float" office:value="9.43" table:style-name="ce1">
            <text:p>9,43</text:p>
          </table:table-cell>
          <table:table-cell office:value-type="float" office:value="22" table:style-name="ce1">
            <text:p>22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21" table:style-name="ce1">
            <text:p>21</text:p>
          </table:table-cell>
          <table:table-cell office:value-type="float" office:value="34.67" table:style-name="ce1">
            <text:p>34,67</text:p>
          </table:table-cell>
          <table:table-cell office:value-type="float" office:value="22" table:style-name="ce1">
            <text:p>22</text:p>
          </table:table-cell>
          <table:table-cell office:value-type="float" office:value="30.33" table:style-name="ce1">
            <text:p>30,33</text:p>
          </table:table-cell>
          <table:table-cell office:value-type="float" office:value="5.3" table:style-name="ce1">
            <text:p>5,3</text:p>
          </table:table-cell>
          <table:table-cell office:value-type="float" office:value="7.27" table:style-name="ce1">
            <text:p>7,27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Z</text:p>
          </table:table-cell>
          <table:table-cell office:value-type="float" office:value="133.33000000000001" table:style-name="ce1">
            <text:p>133,33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5.03" table:style-name="ce1">
            <text:p>25,03</text:p>
          </table:table-cell>
          <table:table-cell office:value-type="float" office:value="13.18" table:style-name="ce1">
            <text:p>13,18</text:p>
          </table:table-cell>
          <table:table-cell office:value-type="float" office:value="31" table:style-name="ce1">
            <text:p>31</text:p>
          </table:table-cell>
          <table:table-cell office:value-type="float" office:value="11.56" table:style-name="ce1">
            <text:p>11,56</text:p>
          </table:table-cell>
          <table:table-cell office:value-type="float" office:value="27" table:style-name="ce1">
            <text:p>27</text:p>
          </table:table-cell>
          <table:table-cell office:value-type="float" office:value="27.67" table:style-name="ce1">
            <text:p>27,67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8.33" table:style-name="ce1">
            <text:p>28,33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5.07" table:style-name="ce1">
            <text:p>5,07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Z</text:p>
          </table:table-cell>
          <table:table-cell office:value-type="float" office:value="138.33000000000001" table:style-name="ce1">
            <text:p>138,33</text:p>
          </table:table-cell>
          <table:table-cell office:value-type="float" office:value="14.5" table:style-name="ce1">
            <text:p>14,5</text:p>
          </table:table-cell>
          <table:table-cell office:value-type="float" office:value="16.829999999999998" table:style-name="ce1">
            <text:p>16,83</text:p>
          </table:table-cell>
          <table:table-cell office:value-type="float" office:value="11.06" table:style-name="ce1">
            <text:p>11,06</text:p>
          </table:table-cell>
          <table:table-cell office:value-type="float" office:value="27" table:style-name="ce1">
            <text:p>27</text:p>
          </table:table-cell>
          <table:table-cell office:value-type="float" office:value="10.68" table:style-name="ce1">
            <text:p>10,68</text:p>
          </table:table-cell>
          <table:table-cell office:value-type="float" office:value="29" table:style-name="ce1">
            <text:p>29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9" table:style-name="ce1">
            <text:p>19</text:p>
          </table:table-cell>
          <table:table-cell office:value-type="float" office:value="24.33" table:style-name="ce1">
            <text:p>24,33</text:p>
          </table:table-cell>
          <table:table-cell office:value-type="float" office:value="3.62" table:style-name="ce1">
            <text:p>3,62</text:p>
          </table:table-cell>
          <table:table-cell office:value-type="float" office:value="3.97" table:style-name="ce1">
            <text:p>3,97</text:p>
          </table:table-cell>
          <table:table-cell office:value-type="float" office:value="8.33" table:style-name="ce1">
            <text:p>8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Z</text:p>
          </table:table-cell>
          <table:table-cell office:value-type="float" office:value="80.33" table:style-name="ce1">
            <text:p>80,33</text:p>
          </table:table-cell>
          <table:table-cell office:value-type="float" office:value="11.4" table:style-name="ce1">
            <text:p>11,4</text:p>
          </table:table-cell>
          <table:table-cell office:value-type="float" office:value="14.9" table:style-name="ce1">
            <text:p>14,9</text:p>
          </table:table-cell>
          <table:table-cell office:value-type="float" office:value="19.12" table:style-name="ce1">
            <text:p>19,12</text:p>
          </table:table-cell>
          <table:table-cell office:value-type="float" office:value="40" table:style-name="ce1">
            <text:p>40</text:p>
          </table:table-cell>
          <table:table-cell office:value-type="float" office:value="24.59" table:style-name="ce1">
            <text:p>24,59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5.33" table:style-name="ce1">
            <text:p>25,33</text:p>
          </table:table-cell>
          <table:table-cell office:value-type="float" office:value="3.95" table:style-name="ce1">
            <text:p>3,95</text:p>
          </table:table-cell>
          <table:table-cell office:value-type="float" office:value="4.57" table:style-name="ce1">
            <text:p>4,57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table:number-columns-repeated="1636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Z</text:p>
          </table:table-cell>
          <table:table-cell office:value-type="float" office:value="154" table:style-name="ce1">
            <text:p>154</text:p>
          </table:table-cell>
          <table:table-cell office:value-type="float" office:value="19.73" table:style-name="ce1">
            <text:p>19,73</text:p>
          </table:table-cell>
          <table:table-cell office:value-type="float" office:value="22.93" table:style-name="ce1">
            <text:p>22,93</text:p>
          </table:table-cell>
          <table:table-cell office:value-type="float" office:value="11.93" table:style-name="ce1">
            <text:p>11,93</text:p>
          </table:table-cell>
          <table:table-cell office:value-type="float" office:value="28" table:style-name="ce1">
            <text:p>28</text:p>
          </table:table-cell>
          <table:table-cell office:value-type="float" office:value="10.59" table:style-name="ce1">
            <text:p>10,59</text:p>
          </table:table-cell>
          <table:table-cell office:value-type="float" office:value="22" table:style-name="ce1">
            <text:p>22</text:p>
          </table:table-cell>
          <table:table-cell office:value-type="float" office:value="29.67" table:style-name="ce1">
            <text:p>29,67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29.67" table:style-name="ce1">
            <text:p>29,67</text:p>
          </table:table-cell>
          <table:table-cell office:value-type="float" office:value="5.22" table:style-name="ce1">
            <text:p>5,22</text:p>
          </table:table-cell>
          <table:table-cell office:value-type="float" office:value="7.7" table:style-name="ce1">
            <text:p>7,7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Z</text:p>
          </table:table-cell>
          <table:table-cell office:value-type="float" office:value="147" table:style-name="ce1">
            <text:p>147</text:p>
          </table:table-cell>
          <table:table-cell office:value-type="float" office:value="25.6" table:style-name="ce1">
            <text:p>25,6</text:p>
          </table:table-cell>
          <table:table-cell office:value-type="float" office:value="28" table:style-name="ce1">
            <text:p>28</text:p>
          </table:table-cell>
          <table:table-cell office:value-type="float" office:value="8.3699999999999992" table:style-name="ce1">
            <text:p>8,37</text:p>
          </table:table-cell>
          <table:table-cell office:value-type="float" office:value="19" table:style-name="ce1">
            <text:p>19</text:p>
          </table:table-cell>
          <table:table-cell office:value-type="float" office:value="9.5" table:style-name="ce1">
            <text:p>9,5</text:p>
          </table:table-cell>
          <table:table-cell office:value-type="float" office:value="23" table:style-name="ce1">
            <text:p>23</text:p>
          </table:table-cell>
          <table:table-cell office:value-type="float" office:value="32.67" table:style-name="ce1">
            <text:p>32,67</text:p>
          </table:table-cell>
          <table:table-cell office:value-type="float" office:value="20.329999999999998" table:style-name="ce1">
            <text:p>20,33</text:p>
          </table:table-cell>
          <table:table-cell office:value-type="float" office:value="30" table:style-name="ce1">
            <text:p>30</text:p>
          </table:table-cell>
          <table:table-cell office:value-type="float" office:value="5.2" table:style-name="ce1">
            <text:p>5,2</text:p>
          </table:table-cell>
          <table:table-cell office:value-type="float" office:value="5.67" table:style-name="ce1">
            <text:p>5,67</text:p>
          </table:table-cell>
          <table:table-cell office:value-type="float" office:value="15.67" table:style-name="ce1">
            <text:p>15,67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Z</text:p>
          </table:table-cell>
          <table:table-cell office:value-type="float" office:value="154" table:style-name="ce1">
            <text:p>154</text:p>
          </table:table-cell>
          <table:table-cell office:value-type="float" office:value="17.37" table:style-name="ce1">
            <text:p>17,37</text:p>
          </table:table-cell>
          <table:table-cell office:value-type="float" office:value="25.3" table:style-name="ce1">
            <text:p>25,3</text:p>
          </table:table-cell>
          <table:table-cell office:value-type="float" office:value="11.81" table:style-name="ce1">
            <text:p>11,81</text:p>
          </table:table-cell>
          <table:table-cell office:value-type="float" office:value="31" table:style-name="ce1">
            <text:p>31</text:p>
          </table:table-cell>
          <table:table-cell office:value-type="float" office:value="11.37" table:style-name="ce1">
            <text:p>11,37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27.33" table:style-name="ce1">
            <text:p>27,33</text:p>
          </table:table-cell>
          <table:table-cell office:value-type="float" office:value="3.6" table:style-name="ce1">
            <text:p>3,6</text:p>
          </table:table-cell>
          <table:table-cell office:value-type="float" office:value="4.13" table:style-name="ce1">
            <text:p>4,13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Z</text:p>
          </table:table-cell>
          <table:table-cell office:value-type="float" office:value="119.67" table:style-name="ce1">
            <text:p>119,67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2.83" table:style-name="ce1">
            <text:p>22,83</text:p>
          </table:table-cell>
          <table:table-cell office:value-type="float" office:value="12.03" table:style-name="ce1">
            <text:p>12,03</text:p>
          </table:table-cell>
          <table:table-cell office:value-type="float" office:value="30" table:style-name="ce1">
            <text:p>30</text:p>
          </table:table-cell>
          <table:table-cell office:value-type="float" office:value="13.12" table:style-name="ce1">
            <text:p>13,12</text:p>
          </table:table-cell>
          <table:table-cell office:value-type="float" office:value="31" table:style-name="ce1">
            <text:p>31</text:p>
          </table:table-cell>
          <table:table-cell office:value-type="float" office:value="23.67" table:style-name="ce1">
            <text:p>23,67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24" table:style-name="ce1">
            <text:p>24</text:p>
          </table:table-cell>
          <table:table-cell office:value-type="float" office:value="3.6" table:style-name="ce1">
            <text:p>3,6</text:p>
          </table:table-cell>
          <table:table-cell office:value-type="float" office:value="4.83" table:style-name="ce1">
            <text:p>4,83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Z</text:p>
          </table:table-cell>
          <table:table-cell office:value-type="float" office:value="139.33000000000001" table:style-name="ce1">
            <text:p>139,33</text:p>
          </table:table-cell>
          <table:table-cell office:value-type="float" office:value="15.97" table:style-name="ce1">
            <text:p>15,97</text:p>
          </table:table-cell>
          <table:table-cell office:value-type="float" office:value="15.63" table:style-name="ce1">
            <text:p>15,63</text:p>
          </table:table-cell>
          <table:table-cell office:value-type="float" office:value="15.46" table:style-name="ce1">
            <text:p>15,46</text:p>
          </table:table-cell>
          <table:table-cell office:value-type="float" office:value="34" table:style-name="ce1">
            <text:p>34</text:p>
          </table:table-cell>
          <table:table-cell office:value-type="float" office:value="12.81" table:style-name="ce1">
            <text:p>12,81</text:p>
          </table:table-cell>
          <table:table-cell office:value-type="float" office:value="32" table:style-name="ce1">
            <text:p>32</text:p>
          </table:table-cell>
          <table:table-cell office:value-type="float" office:value="25.67" table:style-name="ce1">
            <text:p>25,67</text:p>
          </table:table-cell>
          <table:table-cell office:value-type="float" office:value="18" table:style-name="ce1">
            <text:p>18</text:p>
          </table:table-cell>
          <table:table-cell office:value-type="float" office:value="27.33" table:style-name="ce1">
            <text:p>27,33</text:p>
          </table:table-cell>
          <table:table-cell office:value-type="float" office:value="5.07" table:style-name="ce1">
            <text:p>5,07</text:p>
          </table:table-cell>
          <table:table-cell office:value-type="float" office:value="6.4" table:style-name="ce1">
            <text:p>6,4</text:p>
          </table:table-cell>
          <table:table-cell office:value-type="float" office:value="20.329999999999998" table:style-name="ce1">
            <text:p>20,33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Z</text:p>
          </table:table-cell>
          <table:table-cell office:value-type="float" office:value="115" table:style-name="ce1">
            <text:p>115</text:p>
          </table:table-cell>
          <table:table-cell office:value-type="float" office:value="15.3" table:style-name="ce1">
            <text:p>15,3</text:p>
          </table:table-cell>
          <table:table-cell office:value-type="float" office:value="18.3" table:style-name="ce1">
            <text:p>18,3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23.37" table:style-name="ce1">
            <text:p>23,37</text:p>
          </table:table-cell>
          <table:table-cell office:value-type="float" office:value="37" table:style-name="ce1">
            <text:p>37</text:p>
          </table:table-cell>
          <table:table-cell office:value-type="float" office:value="25.67" table:style-name="ce1">
            <text:p>25,67</text:p>
          </table:table-cell>
          <table:table-cell office:value-type="float" office:value="20.329999999999998" table:style-name="ce1">
            <text:p>20,33</text:p>
          </table:table-cell>
          <table:table-cell office:value-type="float" office:value="27.67" table:style-name="ce1">
            <text:p>27,67</text:p>
          </table:table-cell>
          <table:table-cell office:value-type="float" office:value="4.37" table:style-name="ce1">
            <text:p>4,37</text:p>
          </table:table-cell>
          <table:table-cell office:value-type="float" office:value="5.43" table:style-name="ce1">
            <text:p>5,43</text:p>
          </table:table-cell>
          <table:table-cell office:value-type="float" office:value="28.33" table:style-name="ce1">
            <text:p>28,33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Z</text:p>
          </table:table-cell>
          <table:table-cell office:value-type="float" office:value="144.33000000000001" table:style-name="ce1">
            <text:p>144,33</text:p>
          </table:table-cell>
          <table:table-cell office:value-type="float" office:value="15" table:style-name="ce1">
            <text:p>15</text:p>
          </table:table-cell>
          <table:table-cell office:value-type="float" office:value="19.07" table:style-name="ce1">
            <text:p>19,07</text:p>
          </table:table-cell>
          <table:table-cell office:value-type="float" office:value="12.73" table:style-name="ce1">
            <text:p>12,73</text:p>
          </table:table-cell>
          <table:table-cell office:value-type="float" office:value="29" table:style-name="ce1">
            <text:p>29</text:p>
          </table:table-cell>
          <table:table-cell office:value-type="float" office:value="12.69" table:style-name="ce1">
            <text:p>12,69</text:p>
          </table:table-cell>
          <table:table-cell office:value-type="float" office:value="28" table:style-name="ce1">
            <text:p>28</text:p>
          </table:table-cell>
          <table:table-cell office:value-type="float" office:value="25.33" table:style-name="ce1">
            <text:p>25,33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2.67" table:style-name="ce1">
            <text:p>22,67</text:p>
          </table:table-cell>
          <table:table-cell office:value-type="float" office:value="7.13" table:style-name="ce1">
            <text:p>7,13</text:p>
          </table:table-cell>
          <table:table-cell office:value-type="float" office:value="7.5" table:style-name="ce1">
            <text:p>7,5</text:p>
          </table:table-cell>
          <table:table-cell office:value-type="float" office:value="26.33" table:style-name="ce1">
            <text:p>26,33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Z</text:p>
          </table:table-cell>
          <table:table-cell office:value-type="float" office:value="107.67" table:style-name="ce1">
            <text:p>107,67</text:p>
          </table:table-cell>
          <table:table-cell office:value-type="float" office:value="17.43" table:style-name="ce1">
            <text:p>17,43</text:p>
          </table:table-cell>
          <table:table-cell office:value-type="float" office:value="21.1" table:style-name="ce1">
            <text:p>21,1</text:p>
          </table:table-cell>
          <table:table-cell office:value-type="float" office:value="12.27" table:style-name="ce1">
            <text:p>12,27</text:p>
          </table:table-cell>
          <table:table-cell office:value-type="float" office:value="28" table:style-name="ce1">
            <text:p>28</text:p>
          </table:table-cell>
          <table:table-cell office:value-type="float" office:value="11.92" table:style-name="ce1">
            <text:p>11,92</text:p>
          </table:table-cell>
          <table:table-cell office:value-type="float" office:value="29" table:style-name="ce1">
            <text:p>29</text:p>
          </table:table-cell>
          <table:table-cell office:value-type="float" office:value="24.33" table:style-name="ce1">
            <text:p>24,33</text:p>
          </table:table-cell>
          <table:table-cell office:value-type="float" office:value="21.33" table:style-name="ce1">
            <text:p>21,33</text:p>
          </table:table-cell>
          <table:table-cell office:value-type="float" office:value="26.33" table:style-name="ce1">
            <text:p>26,33</text:p>
          </table:table-cell>
          <table:table-cell office:value-type="float" office:value="4.07" table:style-name="ce1">
            <text:p>4,07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Z</text:p>
          </table:table-cell>
          <table:table-cell office:value-type="float" office:value="129" table:style-name="ce1">
            <text:p>129</text:p>
          </table:table-cell>
          <table:table-cell office:value-type="float" office:value="22.03" table:style-name="ce1">
            <text:p>22,03</text:p>
          </table:table-cell>
          <table:table-cell office:value-type="float" office:value="24.23" table:style-name="ce1">
            <text:p>24,23</text:p>
          </table:table-cell>
          <table:table-cell office:value-type="float" office:value="11.86" table:style-name="ce1">
            <text:p>11,86</text:p>
          </table:table-cell>
          <table:table-cell office:value-type="float" office:value="27" table:style-name="ce1">
            <text:p>27</text:p>
          </table:table-cell>
          <table:table-cell office:value-type="float" office:value="12.55" table:style-name="ce1">
            <text:p>12,55</text:p>
          </table:table-cell>
          <table:table-cell office:value-type="float" office:value="29" table:style-name="ce1">
            <text:p>29</text:p>
          </table:table-cell>
          <table:table-cell office:value-type="float" office:value="29.33" table:style-name="ce1">
            <text:p>29,33</text:p>
          </table:table-cell>
          <table:table-cell office:value-type="float" office:value="20.67" table:style-name="ce1">
            <text:p>20,67</text:p>
          </table:table-cell>
          <table:table-cell office:value-type="float" office:value="22.67" table:style-name="ce1">
            <text:p>22,67</text:p>
          </table:table-cell>
          <table:table-cell office:value-type="float" office:value="4.75" table:style-name="ce1">
            <text:p>4,7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Z</text:p>
          </table:table-cell>
          <table:table-cell office:value-type="float" office:value="120.33" table:style-name="ce1">
            <text:p>120,33</text:p>
          </table:table-cell>
          <table:table-cell office:value-type="float" office:value="16.73" table:style-name="ce1">
            <text:p>16,73</text:p>
          </table:table-cell>
          <table:table-cell office:value-type="float" office:value="18" table:style-name="ce1">
            <text:p>18</text:p>
          </table:table-cell>
          <table:table-cell office:value-type="float" office:value="13.5" table:style-name="ce1">
            <text:p>13,5</text:p>
          </table:table-cell>
          <table:table-cell office:value-type="float" office:value="35" table:style-name="ce1">
            <text:p>35</text:p>
          </table:table-cell>
          <table:table-cell office:value-type="float" office:value="13.42" table:style-name="ce1">
            <text:p>13,42</text:p>
          </table:table-cell>
          <table:table-cell office:value-type="float" office:value="33" table:style-name="ce1">
            <text:p>33</text:p>
          </table:table-cell>
          <table:table-cell office:value-type="float" office:value="23.33" table:style-name="ce1">
            <text:p>23,33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0.67" table:style-name="ce1">
            <text:p>20,67</text:p>
          </table:table-cell>
          <table:table-cell office:value-type="float" office:value="3.83" table:style-name="ce1">
            <text:p>3,83</text:p>
          </table:table-cell>
          <table:table-cell office:value-type="float" office:value="5.37" table:style-name="ce1">
            <text:p>5,37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Z</text:p>
          </table:table-cell>
          <table:table-cell office:value-type="float" office:value="129.66999999999999" table:style-name="ce1">
            <text:p>129,67</text:p>
          </table:table-cell>
          <table:table-cell office:value-type="float" office:value="19.8" table:style-name="ce1">
            <text:p>19,8</text:p>
          </table:table-cell>
          <table:table-cell office:value-type="float" office:value="25.53" table:style-name="ce1">
            <text:p>25,53</text:p>
          </table:table-cell>
          <table:table-cell office:value-type="float" office:value="10.71" table:style-name="ce1">
            <text:p>10,71</text:p>
          </table:table-cell>
          <table:table-cell office:value-type="float" office:value="27" table:style-name="ce1">
            <text:p>27</text:p>
          </table:table-cell>
          <table:table-cell office:value-type="float" office:value="10.5" table:style-name="ce1">
            <text:p>10,5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1.33" table:style-name="ce1">
            <text:p>21,33</text:p>
          </table:table-cell>
          <table:table-cell office:value-type="float" office:value="23" table:style-name="ce1">
            <text:p>23</text:p>
          </table:table-cell>
          <table:table-cell office:value-type="float" office:value="2.67" table:style-name="ce1">
            <text:p>2,67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12.67" table:style-name="ce1">
            <text:p>12,67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Z</text:p>
          </table:table-cell>
          <table:table-cell office:value-type="float" office:value="130" table:style-name="ce1">
            <text:p>130</text:p>
          </table:table-cell>
          <table:table-cell office:value-type="float" office:value="24.43" table:style-name="ce1">
            <text:p>24,43</text:p>
          </table:table-cell>
          <table:table-cell office:value-type="float" office:value="28.13" table:style-name="ce1">
            <text:p>28,13</text:p>
          </table:table-cell>
          <table:table-cell office:value-type="float" office:value="11.98" table:style-name="ce1">
            <text:p>11,98</text:p>
          </table:table-cell>
          <table:table-cell office:value-type="float" office:value="26" table:style-name="ce1">
            <text:p>26</text:p>
          </table:table-cell>
          <table:table-cell office:value-type="float" office:value="12.83" table:style-name="ce1">
            <text:p>12,83</text:p>
          </table:table-cell>
          <table:table-cell office:value-type="float" office:value="32" table:style-name="ce1">
            <text:p>32</text:p>
          </table:table-cell>
          <table:table-cell office:value-type="float" office:value="23.67" table:style-name="ce1">
            <text:p>23,67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22.67" table:style-name="ce1">
            <text:p>22,67</text:p>
          </table:table-cell>
          <table:table-cell office:value-type="float" office:value="3.87" table:style-name="ce1">
            <text:p>3,87</text:p>
          </table:table-cell>
          <table:table-cell office:value-type="float" office:value="4.92" table:style-name="ce1">
            <text:p>4,92</text:p>
          </table:table-cell>
          <table:table-cell office:value-type="float" office:value="15.67" table:style-name="ce1">
            <text:p>15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Z</text:p>
          </table:table-cell>
          <table:table-cell office:value-type="float" office:value="138.66999999999999" table:style-name="ce1">
            <text:p>138,67</text:p>
          </table:table-cell>
          <table:table-cell office:value-type="float" office:value="15.67" table:style-name="ce1">
            <text:p>15,67</text:p>
          </table:table-cell>
          <table:table-cell office:value-type="float" office:value="21.27" table:style-name="ce1">
            <text:p>21,27</text:p>
          </table:table-cell>
          <table:table-cell office:value-type="float" office:value="11.94" table:style-name="ce1">
            <text:p>11,94</text:p>
          </table:table-cell>
          <table:table-cell office:value-type="float" office:value="27" table:style-name="ce1">
            <text:p>27</text:p>
          </table:table-cell>
          <table:table-cell office:value-type="float" office:value="13.54" table:style-name="ce1">
            <text:p>13,54</text:p>
          </table:table-cell>
          <table:table-cell office:value-type="float" office:value="30" table:style-name="ce1">
            <text:p>30</text:p>
          </table:table-cell>
          <table:table-cell office:value-type="float" office:value="25.67" table:style-name="ce1">
            <text:p>25,67</text:p>
          </table:table-cell>
          <table:table-cell office:value-type="float" office:value="19" table:style-name="ce1">
            <text:p>19</text:p>
          </table:table-cell>
          <table:table-cell office:value-type="float" office:value="25.67" table:style-name="ce1">
            <text:p>25,67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7.07" table:style-name="ce1">
            <text:p>7,07</text:p>
          </table:table-cell>
          <table:table-cell office:value-type="float" office:value="20.329999999999998" table:style-name="ce1">
            <text:p>20,33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Z</text:p>
          </table:table-cell>
          <table:table-cell office:value-type="float" office:value="118.33" table:style-name="ce1">
            <text:p>118,33</text:p>
          </table:table-cell>
          <table:table-cell office:value-type="float" office:value="14.17" table:style-name="ce1">
            <text:p>14,17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4.14" table:style-name="ce1">
            <text:p>14,14</text:p>
          </table:table-cell>
          <table:table-cell office:value-type="float" office:value="33" table:style-name="ce1">
            <text:p>33</text:p>
          </table:table-cell>
          <table:table-cell office:value-type="float" office:value="14.39" table:style-name="ce1">
            <text:p>14,39</text:p>
          </table:table-cell>
          <table:table-cell office:value-type="float" office:value="32" table:style-name="ce1">
            <text:p>32</text:p>
          </table:table-cell>
          <table:table-cell office:value-type="float" office:value="23.67" table:style-name="ce1">
            <text:p>23,67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5.33" table:style-name="ce1">
            <text:p>25,33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6.77" table:style-name="ce1">
            <text:p>6,77</text:p>
          </table:table-cell>
          <table:table-cell office:value-type="float" office:value="12.67" table:style-name="ce1">
            <text:p>12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Z</text:p>
          </table:table-cell>
          <table:table-cell office:value-type="float" office:value="124" table:style-name="ce1">
            <text:p>124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19.43" table:style-name="ce1">
            <text:p>19,43</text:p>
          </table:table-cell>
          <table:table-cell office:value-type="float" office:value="11.47" table:style-name="ce1">
            <text:p>11,47</text:p>
          </table:table-cell>
          <table:table-cell office:value-type="float" office:value="27" table:style-name="ce1">
            <text:p>27</text:p>
          </table:table-cell>
          <table:table-cell office:value-type="float" office:value="11.67" table:style-name="ce1">
            <text:p>11,67</text:p>
          </table:table-cell>
          <table:table-cell office:value-type="float" office:value="27" table:style-name="ce1">
            <text:p>27</text:p>
          </table:table-cell>
          <table:table-cell office:value-type="float" office:value="22.67" table:style-name="ce1">
            <text:p>22,67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3" table:style-name="ce1">
            <text:p>23</text:p>
          </table:table-cell>
          <table:table-cell office:value-type="float" office:value="4.33" table:style-name="ce1">
            <text:p>4,33</text:p>
          </table:table-cell>
          <table:table-cell office:value-type="float" office:value="5.43" table:style-name="ce1">
            <text:p>5,43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Z</text:p>
          </table:table-cell>
          <table:table-cell office:value-type="float" office:value="104" table:style-name="ce1">
            <text:p>104</text:p>
          </table:table-cell>
          <table:table-cell office:value-type="float" office:value="18.43" table:style-name="ce1">
            <text:p>18,43</text:p>
          </table:table-cell>
          <table:table-cell office:value-type="float" office:value="22.7" table:style-name="ce1">
            <text:p>22,7</text:p>
          </table:table-cell>
          <table:table-cell office:value-type="float" office:value="11.22" table:style-name="ce1">
            <text:p>11,22</text:p>
          </table:table-cell>
          <table:table-cell office:value-type="float" office:value="30" table:style-name="ce1">
            <text:p>30</text:p>
          </table:table-cell>
          <table:table-cell office:value-type="float" office:value="11.75" table:style-name="ce1">
            <text:p>11,75</text:p>
          </table:table-cell>
          <table:table-cell office:value-type="float" office:value="27" table:style-name="ce1">
            <text:p>27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5.07" table:style-name="ce1">
            <text:p>5,07</text:p>
          </table:table-cell>
          <table:table-cell office:value-type="float" office:value="6.77" table:style-name="ce1">
            <text:p>6,77</text:p>
          </table:table-cell>
          <table:table-cell office:value-type="float" office:value="11.33" table:style-name="ce1">
            <text:p>11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Z</text:p>
          </table:table-cell>
          <table:table-cell office:value-type="float" office:value="144.66999999999999" table:style-name="ce1">
            <text:p>144,67</text:p>
          </table:table-cell>
          <table:table-cell office:value-type="float" office:value="18.97" table:style-name="ce1">
            <text:p>18,97</text:p>
          </table:table-cell>
          <table:table-cell office:value-type="float" office:value="20.3" table:style-name="ce1">
            <text:p>20,3</text:p>
          </table:table-cell>
          <table:table-cell office:value-type="float" office:value="10.33" table:style-name="ce1">
            <text:p>10,33</text:p>
          </table:table-cell>
          <table:table-cell office:value-type="float" office:value="27" table:style-name="ce1">
            <text:p>27</text:p>
          </table:table-cell>
          <table:table-cell office:value-type="float" office:value="10.65" table:style-name="ce1">
            <text:p>10,65</text:p>
          </table:table-cell>
          <table:table-cell office:value-type="float" office:value="30" table:style-name="ce1">
            <text:p>30</text:p>
          </table:table-cell>
          <table:table-cell office:value-type="float" office:value="26.33" table:style-name="ce1">
            <text:p>26,33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8" table:style-name="ce1">
            <text:p>28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5.4" table:style-name="ce1">
            <text:p>5,4</text:p>
          </table:table-cell>
          <table:table-cell office:value-type="float" office:value="20.67" table:style-name="ce1">
            <text:p>20,67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Z</text:p>
          </table:table-cell>
          <table:table-cell office:value-type="float" office:value="126" table:style-name="ce1">
            <text:p>126</text:p>
          </table:table-cell>
          <table:table-cell office:value-type="float" office:value="12.57" table:style-name="ce1">
            <text:p>12,57</text:p>
          </table:table-cell>
          <table:table-cell office:value-type="float" office:value="14.77" table:style-name="ce1">
            <text:p>14,77</text:p>
          </table:table-cell>
          <table:table-cell office:value-type="float" office:value="21.18" table:style-name="ce1">
            <text:p>21,18</text:p>
          </table:table-cell>
          <table:table-cell office:value-type="float" office:value="39" table:style-name="ce1">
            <text:p>39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37" table:style-name="ce1">
            <text:p>37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6.67" table:style-name="ce1">
            <text:p>26,67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5.03" table:style-name="ce1">
            <text:p>5,03</text:p>
          </table:table-cell>
          <table:table-cell office:value-type="float" office:value="15.33" table:style-name="ce1">
            <text:p>15,33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Z</text:p>
          </table:table-cell>
          <table:table-cell office:value-type="float" office:value="149.33000000000001" table:style-name="ce1">
            <text:p>149,33</text:p>
          </table:table-cell>
          <table:table-cell office:value-type="float" office:value="25.13" table:style-name="ce1">
            <text:p>25,13</text:p>
          </table:table-cell>
          <table:table-cell office:value-type="float" office:value="25.03" table:style-name="ce1">
            <text:p>25,03</text:p>
          </table:table-cell>
          <table:table-cell office:value-type="float" office:value="9.11" table:style-name="ce1">
            <text:p>9,11</text:p>
          </table:table-cell>
          <table:table-cell office:value-type="float" office:value="22" table:style-name="ce1">
            <text:p>22</text:p>
          </table:table-cell>
          <table:table-cell office:value-type="float" office:value="8.33" table:style-name="ce1">
            <text:p>8,33</text:p>
          </table:table-cell>
          <table:table-cell office:value-type="float" office:value="19" table:style-name="ce1">
            <text:p>19</text:p>
          </table:table-cell>
          <table:table-cell office:value-type="float" office:value="25.67" table:style-name="ce1">
            <text:p>25,67</text:p>
          </table:table-cell>
          <table:table-cell office:value-type="float" office:value="21.67" table:style-name="ce1">
            <text:p>21,67</text:p>
          </table:table-cell>
          <table:table-cell office:value-type="float" office:value="25.33" table:style-name="ce1">
            <text:p>25,33</text:p>
          </table:table-cell>
          <table:table-cell office:value-type="float" office:value="6.17" table:style-name="ce1">
            <text:p>6,17</text:p>
          </table:table-cell>
          <table:table-cell office:value-type="float" office:value="8.08" table:style-name="ce1">
            <text:p>8,08</text:p>
          </table:table-cell>
          <table:table-cell office:value-type="float" office:value="14.33" table:style-name="ce1">
            <text:p>14,33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Z</text:p>
          </table:table-cell>
          <table:table-cell office:value-type="float" office:value="107" table:style-name="ce1">
            <text:p>107</text:p>
          </table:table-cell>
          <table:table-cell office:value-type="float" office:value="15" table:style-name="ce1">
            <text:p>15</text:p>
          </table:table-cell>
          <table:table-cell office:value-type="float" office:value="18.93" table:style-name="ce1">
            <text:p>18,93</text:p>
          </table:table-cell>
          <table:table-cell office:value-type="float" office:value="12.59" table:style-name="ce1">
            <text:p>12,59</text:p>
          </table:table-cell>
          <table:table-cell office:value-type="float" office:value="30" table:style-name="ce1">
            <text:p>30</text:p>
          </table:table-cell>
          <table:table-cell office:value-type="float" office:value="15.2" table:style-name="ce1">
            <text:p>15,2</text:p>
          </table:table-cell>
          <table:table-cell office:value-type="float" office:value="37" table:style-name="ce1">
            <text:p>37</text:p>
          </table:table-cell>
          <table:table-cell office:value-type="float" office:value="22.33" table:style-name="ce1">
            <text:p>22,3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2.67" table:style-name="ce1">
            <text:p>22,67</text:p>
          </table:table-cell>
          <table:table-cell office:value-type="float" office:value="3.67" table:style-name="ce1">
            <text:p>3,67</text:p>
          </table:table-cell>
          <table:table-cell office:value-type="float" office:value="4.67" table:style-name="ce1">
            <text:p>4,67</text:p>
          </table:table-cell>
          <table:table-cell office:value-type="float" office:value="15.33" table:style-name="ce1">
            <text:p>15,33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Z</text:p>
          </table:table-cell>
          <table:table-cell office:value-type="float" office:value="162.33000000000001" table:style-name="ce1">
            <text:p>162,33</text:p>
          </table:table-cell>
          <table:table-cell office:value-type="float" office:value="16.8" table:style-name="ce1">
            <text:p>16,8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1.55" table:style-name="ce1">
            <text:p>11,55</text:p>
          </table:table-cell>
          <table:table-cell office:value-type="float" office:value="28" table:style-name="ce1">
            <text:p>28</text:p>
          </table:table-cell>
          <table:table-cell office:value-type="float" office:value="14.5" table:style-name="ce1">
            <text:p>14,5</text:p>
          </table:table-cell>
          <table:table-cell office:value-type="float" office:value="33" table:style-name="ce1">
            <text:p>33</text:p>
          </table:table-cell>
          <table:table-cell office:value-type="float" office:value="29.67" table:style-name="ce1">
            <text:p>29,67</text:p>
          </table:table-cell>
          <table:table-cell office:value-type="float" office:value="20.67" table:style-name="ce1">
            <text:p>20,67</text:p>
          </table:table-cell>
          <table:table-cell office:value-type="float" office:value="26.67" table:style-name="ce1">
            <text:p>26,67</text:p>
          </table:table-cell>
          <table:table-cell office:value-type="float" office:value="4.97" table:style-name="ce1">
            <text:p>4,97</text:p>
          </table:table-cell>
          <table:table-cell office:value-type="float" office:value="6.17" table:style-name="ce1">
            <text:p>6,17</text:p>
          </table:table-cell>
          <table:table-cell office:value-type="float" office:value="13.33" table:style-name="ce1">
            <text:p>13,33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Z</text:p>
          </table:table-cell>
          <table:table-cell office:value-type="float" office:value="168.67" table:style-name="ce1">
            <text:p>168,67</text:p>
          </table:table-cell>
          <table:table-cell office:value-type="float" office:value="19.43" table:style-name="ce1">
            <text:p>19,43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22" table:style-name="ce1">
            <text:p>22</text:p>
          </table:table-cell>
          <table:table-cell office:value-type="float" office:value="10.130000000000001" table:style-name="ce1">
            <text:p>10,13</text:p>
          </table:table-cell>
          <table:table-cell office:value-type="float" office:value="23" table:style-name="ce1">
            <text:p>23</text:p>
          </table:table-cell>
          <table:table-cell office:value-type="float" office:value="33.33" table:style-name="ce1">
            <text:p>33,33</text:p>
          </table:table-cell>
          <table:table-cell office:value-type="float" office:value="21.33" table:style-name="ce1">
            <text:p>21,33</text:p>
          </table:table-cell>
          <table:table-cell office:value-type="float" office:value="28.67" table:style-name="ce1">
            <text:p>28,67</text:p>
          </table:table-cell>
          <table:table-cell office:value-type="float" office:value="4.92" table:style-name="ce1">
            <text:p>4,92</text:p>
          </table:table-cell>
          <table:table-cell office:value-type="float" office:value="6.83" table:style-name="ce1">
            <text:p>6,83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Z</text:p>
          </table:table-cell>
          <table:table-cell office:value-type="float" office:value="106.33" table:style-name="ce1">
            <text:p>106,33</text:p>
          </table:table-cell>
          <table:table-cell office:value-type="float" office:value="8.4" table:style-name="ce1">
            <text:p>8,4</text:p>
          </table:table-cell>
          <table:table-cell office:value-type="float" office:value="9.77" table:style-name="ce1">
            <text:p>9,77</text:p>
          </table:table-cell>
          <table:table-cell office:value-type="float" office:value="16.3" table:style-name="ce1">
            <text:p>16,3</text:p>
          </table:table-cell>
          <table:table-cell office:value-type="float" office:value="37" table:style-name="ce1">
            <text:p>37</text:p>
          </table:table-cell>
          <table:table-cell office:value-type="float" office:value="20.3" table:style-name="ce1">
            <text:p>20,3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4.67" table:style-name="ce1">
            <text:p>24,67</text:p>
          </table:table-cell>
          <table:table-cell office:value-type="float" office:value="5.23" table:style-name="ce1">
            <text:p>5,23</text:p>
          </table:table-cell>
          <table:table-cell office:value-type="float" office:value="5.58" table:style-name="ce1">
            <text:p>5,58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table:number-columns-repeated="1636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Z</text:p>
          </table:table-cell>
          <table:table-cell office:value-type="float" office:value="146.66999999999999" table:style-name="ce1">
            <text:p>146,67</text:p>
          </table:table-cell>
          <table:table-cell office:value-type="float" office:value="17.8" table:style-name="ce1">
            <text:p>17,8</text:p>
          </table:table-cell>
          <table:table-cell office:value-type="float" office:value="19.5" table:style-name="ce1">
            <text:p>19,5</text:p>
          </table:table-cell>
          <table:table-cell office:value-type="float" office:value="13.07" table:style-name="ce1">
            <text:p>13,07</text:p>
          </table:table-cell>
          <table:table-cell office:value-type="float" office:value="29" table:style-name="ce1">
            <text:p>29</text:p>
          </table:table-cell>
          <table:table-cell office:value-type="float" office:value="12.51" table:style-name="ce1">
            <text:p>12,51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3.67" table:style-name="ce1">
            <text:p>23,67</text:p>
          </table:table-cell>
          <table:table-cell office:value-type="float" office:value="4.42" table:style-name="ce1">
            <text:p>4,42</text:p>
          </table:table-cell>
          <table:table-cell office:value-type="float" office:value="5.43" table:style-name="ce1">
            <text:p>5,43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Z</text:p>
          </table:table-cell>
          <table:table-cell office:value-type="float" office:value="149.33000000000001" table:style-name="ce1">
            <text:p>149,33</text:p>
          </table:table-cell>
          <table:table-cell office:value-type="float" office:value="15.63" table:style-name="ce1">
            <text:p>15,63</text:p>
          </table:table-cell>
          <table:table-cell office:value-type="float" office:value="17.53" table:style-name="ce1">
            <text:p>17,53</text:p>
          </table:table-cell>
          <table:table-cell office:value-type="float" office:value="13.06" table:style-name="ce1">
            <text:p>13,06</text:p>
          </table:table-cell>
          <table:table-cell office:value-type="float" office:value="30" table:style-name="ce1">
            <text:p>30</text:p>
          </table:table-cell>
          <table:table-cell office:value-type="float" office:value="12.56" table:style-name="ce1">
            <text:p>12,56</text:p>
          </table:table-cell>
          <table:table-cell office:value-type="float" office:value="32" table:style-name="ce1">
            <text:p>32</text:p>
          </table:table-cell>
          <table:table-cell office:value-type="float" office:value="28.67" table:style-name="ce1">
            <text:p>28,67</text:p>
          </table:table-cell>
          <table:table-cell office:value-type="float" office:value="20.67" table:style-name="ce1">
            <text:p>20,67</text:p>
          </table:table-cell>
          <table:table-cell office:value-type="float" office:value="27" table:style-name="ce1">
            <text:p>27</text:p>
          </table:table-cell>
          <table:table-cell office:value-type="float" office:value="4.8" table:style-name="ce1">
            <text:p>4,8</text:p>
          </table:table-cell>
          <table:table-cell office:value-type="float" office:value="8.27" table:style-name="ce1">
            <text:p>8,27</text:p>
          </table:table-cell>
          <table:table-cell office:value-type="float" office:value="14.67" table:style-name="ce1">
            <text:p>14,67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Z</text:p>
          </table:table-cell>
          <table:table-cell office:value-type="float" office:value="130.66999999999999" table:style-name="ce1">
            <text:p>130,67</text:p>
          </table:table-cell>
          <table:table-cell office:value-type="float" office:value="16" table:style-name="ce1">
            <text:p>16</text:p>
          </table:table-cell>
          <table:table-cell office:value-type="float" office:value="18.53" table:style-name="ce1">
            <text:p>18,53</text:p>
          </table:table-cell>
          <table:table-cell office:value-type="float" office:value="13.61" table:style-name="ce1">
            <text:p>13,61</text:p>
          </table:table-cell>
          <table:table-cell office:value-type="float" office:value="33" table:style-name="ce1">
            <text:p>33</text:p>
          </table:table-cell>
          <table:table-cell office:value-type="float" office:value="13.36" table:style-name="ce1">
            <text:p>13,36</text:p>
          </table:table-cell>
          <table:table-cell office:value-type="float" office:value="32" table:style-name="ce1">
            <text:p>32</text:p>
          </table:table-cell>
          <table:table-cell office:value-type="float" office:value="27.67" table:style-name="ce1">
            <text:p>27,67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23.33" table:style-name="ce1">
            <text:p>23,33</text:p>
          </table:table-cell>
          <table:table-cell office:value-type="float" office:value="3.83" table:style-name="ce1">
            <text:p>3,83</text:p>
          </table:table-cell>
          <table:table-cell office:value-type="float" office:value="6.77" table:style-name="ce1">
            <text:p>6,77</text:p>
          </table:table-cell>
          <table:table-cell office:value-type="float" office:value="7.67" table:style-name="ce1">
            <text:p>7,67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Z</text:p>
          </table:table-cell>
          <table:table-cell office:value-type="float" office:value="149.33000000000001" table:style-name="ce1">
            <text:p>149,33</text:p>
          </table:table-cell>
          <table:table-cell office:value-type="float" office:value="21.33" table:style-name="ce1">
            <text:p>21,33</text:p>
          </table:table-cell>
          <table:table-cell office:value-type="float" office:value="20.57" table:style-name="ce1">
            <text:p>20,57</text:p>
          </table:table-cell>
          <table:table-cell office:value-type="float" office:value="10.56" table:style-name="ce1">
            <text:p>10,56</text:p>
          </table:table-cell>
          <table:table-cell office:value-type="float" office:value="25" table:style-name="ce1">
            <text:p>25</text:p>
          </table:table-cell>
          <table:table-cell office:value-type="float" office:value="12.15" table:style-name="ce1">
            <text:p>12,15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20.329999999999998" table:style-name="ce1">
            <text:p>20,33</text:p>
          </table:table-cell>
          <table:table-cell office:value-type="float" office:value="26.67" table:style-name="ce1">
            <text:p>26,67</text:p>
          </table:table-cell>
          <table:table-cell office:value-type="float" office:value="5.42" table:style-name="ce1">
            <text:p>5,42</text:p>
          </table:table-cell>
          <table:table-cell office:value-type="float" office:value="6.6" table:style-name="ce1">
            <text:p>6,6</text:p>
          </table:table-cell>
          <table:table-cell office:value-type="float" office:value="15.67" table:style-name="ce1">
            <text:p>15,67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Z</text:p>
          </table:table-cell>
          <table:table-cell office:value-type="float" office:value="131.33000000000001" table:style-name="ce1">
            <text:p>131,33</text:p>
          </table:table-cell>
          <table:table-cell office:value-type="float" office:value="17.57" table:style-name="ce1">
            <text:p>17,57</text:p>
          </table:table-cell>
          <table:table-cell office:value-type="float" office:value="20.8" table:style-name="ce1">
            <text:p>20,8</text:p>
          </table:table-cell>
          <table:table-cell office:value-type="float" office:value="10.59" table:style-name="ce1">
            <text:p>10,59</text:p>
          </table:table-cell>
          <table:table-cell office:value-type="float" office:value="25" table:style-name="ce1">
            <text:p>25</text:p>
          </table:table-cell>
          <table:table-cell office:value-type="float" office:value="12.43" table:style-name="ce1">
            <text:p>12,43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0.67" table:style-name="ce1">
            <text:p>20,67</text:p>
          </table:table-cell>
          <table:table-cell office:value-type="float" office:value="24.33" table:style-name="ce1">
            <text:p>24,33</text:p>
          </table:table-cell>
          <table:table-cell office:value-type="float" office:value="3.8" table:style-name="ce1">
            <text:p>3,8</text:p>
          </table:table-cell>
          <table:table-cell office:value-type="float" office:value="5.5" table:style-name="ce1">
            <text:p>5,5</text:p>
          </table:table-cell>
          <table:table-cell office:value-type="float" office:value="21.33" table:style-name="ce1">
            <text:p>21,33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Z</text:p>
          </table:table-cell>
          <table:table-cell office:value-type="float" office:value="118.67" table:style-name="ce1">
            <text:p>118,67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1.63" table:style-name="ce1">
            <text:p>21,63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23" table:style-name="ce1">
            <text:p>23</text:p>
          </table:table-cell>
          <table:table-cell office:value-type="float" office:value="9.48" table:style-name="ce1">
            <text:p>9,48</text:p>
          </table:table-cell>
          <table:table-cell office:value-type="float" office:value="22" table:style-name="ce1">
            <text:p>22</text:p>
          </table:table-cell>
          <table:table-cell office:value-type="float" office:value="29.67" table:style-name="ce1">
            <text:p>29,67</text:p>
          </table:table-cell>
          <table:table-cell office:value-type="float" office:value="19" table:style-name="ce1">
            <text:p>19</text:p>
          </table:table-cell>
          <table:table-cell office:value-type="float" office:value="27.67" table:style-name="ce1">
            <text:p>27,67</text:p>
          </table:table-cell>
          <table:table-cell office:value-type="float" office:value="5.67" table:style-name="ce1">
            <text:p>5,67</text:p>
          </table:table-cell>
          <table:table-cell office:value-type="float" office:value="7" table:style-name="ce1">
            <text:p>7</text:p>
          </table:table-cell>
          <table:table-cell office:value-type="float" office:value="20.67" table:style-name="ce1">
            <text:p>20,67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Z</text:p>
          </table:table-cell>
          <table:table-cell office:value-type="float" office:value="150" table:style-name="ce1">
            <text:p>150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5.67" table:style-name="ce1">
            <text:p>25,67</text:p>
          </table:table-cell>
          <table:table-cell office:value-type="float" office:value="9.0299999999999994" table:style-name="ce1">
            <text:p>9,03</text:p>
          </table:table-cell>
          <table:table-cell office:value-type="float" office:value="21" table:style-name="ce1">
            <text:p>21</text:p>
          </table:table-cell>
          <table:table-cell office:value-type="float" office:value="9.09" table:style-name="ce1">
            <text:p>9,09</text:p>
          </table:table-cell>
          <table:table-cell office:value-type="float" office:value="22" table:style-name="ce1">
            <text:p>22</text:p>
          </table:table-cell>
          <table:table-cell office:value-type="float" office:value="31.33" table:style-name="ce1">
            <text:p>31,33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2.67" table:style-name="ce1">
            <text:p>22,67</text:p>
          </table:table-cell>
          <table:table-cell office:value-type="float" office:value="5.63" table:style-name="ce1">
            <text:p>5,63</text:p>
          </table:table-cell>
          <table:table-cell office:value-type="float" office:value="5.62" table:style-name="ce1">
            <text:p>5,62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Z</text:p>
          </table:table-cell>
          <table:table-cell office:value-type="float" office:value="135.66999999999999" table:style-name="ce1">
            <text:p>135,67</text:p>
          </table:table-cell>
          <table:table-cell office:value-type="float" office:value="20.83" table:style-name="ce1">
            <text:p>20,83</text:p>
          </table:table-cell>
          <table:table-cell office:value-type="float" office:value="23.27" table:style-name="ce1">
            <text:p>23,27</text:p>
          </table:table-cell>
          <table:table-cell office:value-type="float" office:value="10.34" table:style-name="ce1">
            <text:p>10,34</text:p>
          </table:table-cell>
          <table:table-cell office:value-type="float" office:value="24" table:style-name="ce1">
            <text:p>24</text:p>
          </table:table-cell>
          <table:table-cell office:value-type="float" office:value="11.48" table:style-name="ce1">
            <text:p>11,48</text:p>
          </table:table-cell>
          <table:table-cell office:value-type="float" office:value="26" table:style-name="ce1">
            <text:p>26</text:p>
          </table:table-cell>
          <table:table-cell office:value-type="float" office:value="28.33" table:style-name="ce1">
            <text:p>28,33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8.33" table:style-name="ce1">
            <text:p>28,33</text:p>
          </table:table-cell>
          <table:table-cell office:value-type="float" office:value="4.95" table:style-name="ce1">
            <text:p>4,95</text:p>
          </table:table-cell>
          <table:table-cell office:value-type="float" office:value="6.83" table:style-name="ce1">
            <text:p>6,83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4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Z</text:p>
          </table:table-cell>
          <table:table-cell office:value-type="float" office:value="150" table:style-name="ce1">
            <text:p>150</text:p>
          </table:table-cell>
          <table:table-cell office:value-type="float" office:value="24.2" table:style-name="ce1">
            <text:p>24,2</text:p>
          </table:table-cell>
          <table:table-cell office:value-type="float" office:value="30.23" table:style-name="ce1">
            <text:p>30,23</text:p>
          </table:table-cell>
          <table:table-cell office:value-type="float" office:value="13.27" table:style-name="ce1">
            <text:p>13,27</text:p>
          </table:table-cell>
          <table:table-cell office:value-type="float" office:value="32" table:style-name="ce1">
            <text:p>32</text:p>
          </table:table-cell>
          <table:table-cell office:value-type="float" office:value="11.21" table:style-name="ce1">
            <text:p>11,21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2" table:style-name="ce1">
            <text:p>22</text:p>
          </table:table-cell>
          <table:table-cell office:value-type="float" office:value="7.52" table:style-name="ce1">
            <text:p>7,52</text:p>
          </table:table-cell>
          <table:table-cell office:value-type="float" office:value="6.25" table:style-name="ce1">
            <text:p>6,25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Z</text:p>
          </table:table-cell>
          <table:table-cell office:value-type="float" office:value="139.33000000000001" table:style-name="ce1">
            <text:p>139,33</text:p>
          </table:table-cell>
          <table:table-cell office:value-type="float" office:value="18.77" table:style-name="ce1">
            <text:p>18,77</text:p>
          </table:table-cell>
          <table:table-cell office:value-type="float" office:value="23.1" table:style-name="ce1">
            <text:p>23,1</text:p>
          </table:table-cell>
          <table:table-cell office:value-type="float" office:value="12.98" table:style-name="ce1">
            <text:p>12,98</text:p>
          </table:table-cell>
          <table:table-cell office:value-type="float" office:value="32" table:style-name="ce1">
            <text:p>32</text:p>
          </table:table-cell>
          <table:table-cell office:value-type="float" office:value="10.89" table:style-name="ce1">
            <text:p>10,89</text:p>
          </table:table-cell>
          <table:table-cell office:value-type="float" office:value="27" table:style-name="ce1">
            <text:p>27</text:p>
          </table:table-cell>
          <table:table-cell office:value-type="float" office:value="22.67" table:style-name="ce1">
            <text:p>22,67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1.33" table:style-name="ce1">
            <text:p>21,33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5.92" table:style-name="ce1">
            <text:p>5,92</text:p>
          </table:table-cell>
          <table:table-cell office:value-type="float" office:value="20.67" table:style-name="ce1">
            <text:p>20,67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Z</text:p>
          </table:table-cell>
          <table:table-cell office:value-type="float" office:value="161.33000000000001" table:style-name="ce1">
            <text:p>161,33</text:p>
          </table:table-cell>
          <table:table-cell office:value-type="float" office:value="25.6" table:style-name="ce1">
            <text:p>25,6</text:p>
          </table:table-cell>
          <table:table-cell office:value-type="float" office:value="27.53" table:style-name="ce1">
            <text:p>27,53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28.67" table:style-name="ce1">
            <text:p>28,67</text:p>
          </table:table-cell>
          <table:table-cell office:value-type="float" office:value="17" table:style-name="ce1">
            <text:p>17</text:p>
          </table:table-cell>
          <table:table-cell office:value-type="float" office:value="21.67" table:style-name="ce1">
            <text:p>21,67</text:p>
          </table:table-cell>
          <table:table-cell office:value-type="float" office:value="6.55" table:style-name="ce1">
            <text:p>6,55</text:p>
          </table:table-cell>
          <table:table-cell office:value-type="float" office:value="7.23" table:style-name="ce1">
            <text:p>7,23</text:p>
          </table:table-cell>
          <table:table-cell office:value-type="float" office:value="14.67" table:style-name="ce1">
            <text:p>14,67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Z</text:p>
          </table:table-cell>
          <table:table-cell office:value-type="float" office:value="125" table:style-name="ce1">
            <text:p>125</text:p>
          </table:table-cell>
          <table:table-cell office:value-type="float" office:value="10.07" table:style-name="ce1">
            <text:p>10,07</text:p>
          </table:table-cell>
          <table:table-cell office:value-type="float" office:value="16.8" table:style-name="ce1">
            <text:p>16,8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31" table:style-name="ce1">
            <text:p>31</text:p>
          </table:table-cell>
          <table:table-cell office:value-type="float" office:value="17.43" table:style-name="ce1">
            <text:p>17,43</text:p>
          </table:table-cell>
          <table:table-cell office:value-type="float" office:value="41" table:style-name="ce1">
            <text:p>41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0.67" table:style-name="ce1">
            <text:p>20,67</text:p>
          </table:table-cell>
          <table:table-cell office:value-type="float" office:value="3.12" table:style-name="ce1">
            <text:p>3,12</text:p>
          </table:table-cell>
          <table:table-cell office:value-type="float" office:value="4.33" table:style-name="ce1">
            <text:p>4,3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Z</text:p>
          </table:table-cell>
          <table:table-cell office:value-type="float" office:value="127.67" table:style-name="ce1">
            <text:p>127,67</text:p>
          </table:table-cell>
          <table:table-cell office:value-type="float" office:value="20.73" table:style-name="ce1">
            <text:p>20,73</text:p>
          </table:table-cell>
          <table:table-cell office:value-type="float" office:value="22.97" table:style-name="ce1">
            <text:p>22,97</text:p>
          </table:table-cell>
          <table:table-cell office:value-type="float" office:value="10.31" table:style-name="ce1">
            <text:p>10,31</text:p>
          </table:table-cell>
          <table:table-cell office:value-type="float" office:value="25" table:style-name="ce1">
            <text:p>25</text:p>
          </table:table-cell>
          <table:table-cell office:value-type="float" office:value="10.65" table:style-name="ce1">
            <text:p>10,65</text:p>
          </table:table-cell>
          <table:table-cell office:value-type="float" office:value="26" table:style-name="ce1">
            <text:p>26</text:p>
          </table:table-cell>
          <table:table-cell office:value-type="float" office:value="24.67" table:style-name="ce1">
            <text:p>24,67</text:p>
          </table:table-cell>
          <table:table-cell office:value-type="float" office:value="20.67" table:style-name="ce1">
            <text:p>20,67</text:p>
          </table:table-cell>
          <table:table-cell office:value-type="float" office:value="26.33" table:style-name="ce1">
            <text:p>26,33</text:p>
          </table:table-cell>
          <table:table-cell office:value-type="float" office:value="4.18" table:style-name="ce1">
            <text:p>4,18</text:p>
          </table:table-cell>
          <table:table-cell office:value-type="float" office:value="5.13" table:style-name="ce1">
            <text:p>5,13</text:p>
          </table:table-cell>
          <table:table-cell office:value-type="float" office:value="19.5" table:style-name="ce1">
            <text:p>19,5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Z</text:p>
          </table:table-cell>
          <table:table-cell office:value-type="float" office:value="117.67" table:style-name="ce1">
            <text:p>117,67</text:p>
          </table:table-cell>
          <table:table-cell office:value-type="float" office:value="14.07" table:style-name="ce1">
            <text:p>14,07</text:p>
          </table:table-cell>
          <table:table-cell office:value-type="float" office:value="15.6" table:style-name="ce1">
            <text:p>15,6</text:p>
          </table:table-cell>
          <table:table-cell office:value-type="float" office:value="12.14" table:style-name="ce1">
            <text:p>12,14</text:p>
          </table:table-cell>
          <table:table-cell office:value-type="float" office:value="28" table:style-name="ce1">
            <text:p>28</text:p>
          </table:table-cell>
          <table:table-cell office:value-type="float" office:value="13.6" table:style-name="ce1">
            <text:p>13,6</text:p>
          </table:table-cell>
          <table:table-cell office:value-type="float" office:value="34" table:style-name="ce1">
            <text:p>34</text:p>
          </table:table-cell>
          <table:table-cell office:value-type="float" office:value="22.67" table:style-name="ce1">
            <text:p>22,67</text:p>
          </table:table-cell>
          <table:table-cell office:value-type="float" office:value="18" table:style-name="ce1">
            <text:p>18</text:p>
          </table:table-cell>
          <table:table-cell office:value-type="float" office:value="20.67" table:style-name="ce1">
            <text:p>20,67</text:p>
          </table:table-cell>
          <table:table-cell office:value-type="float" office:value="3.98" table:style-name="ce1">
            <text:p>3,98</text:p>
          </table:table-cell>
          <table:table-cell office:value-type="float" office:value="5.28" table:style-name="ce1">
            <text:p>5,28</text:p>
          </table:table-cell>
          <table:table-cell office:value-type="float" office:value="14.67" table:style-name="ce1">
            <text:p>14,67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Z</text:p>
          </table:table-cell>
          <table:table-cell office:value-type="float" office:value="107.67" table:style-name="ce1">
            <text:p>107,67</text:p>
          </table:table-cell>
          <table:table-cell office:value-type="float" office:value="13.3" table:style-name="ce1">
            <text:p>13,3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17.77" table:style-name="ce1">
            <text:p>17,77</text:p>
          </table:table-cell>
          <table:table-cell office:value-type="float" office:value="34" table:style-name="ce1">
            <text:p>34</text:p>
          </table:table-cell>
          <table:table-cell office:value-type="float" office:value="15.13" table:style-name="ce1">
            <text:p>15,13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2.67" table:style-name="ce1">
            <text:p>22,67</text:p>
          </table:table-cell>
          <table:table-cell office:value-type="float" office:value="3.97" table:style-name="ce1">
            <text:p>3,97</text:p>
          </table:table-cell>
          <table:table-cell office:value-type="float" office:value="4.97" table:style-name="ce1">
            <text:p>4,97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Z</text:p>
          </table:table-cell>
          <table:table-cell office:value-type="float" office:value="137.66999999999999" table:style-name="ce1">
            <text:p>137,67</text:p>
          </table:table-cell>
          <table:table-cell office:value-type="float" office:value="19.43" table:style-name="ce1">
            <text:p>19,43</text:p>
          </table:table-cell>
          <table:table-cell office:value-type="float" office:value="23.03" table:style-name="ce1">
            <text:p>23,03</text:p>
          </table:table-cell>
          <table:table-cell office:value-type="float" office:value="10.28" table:style-name="ce1">
            <text:p>10,28</text:p>
          </table:table-cell>
          <table:table-cell office:value-type="float" office:value="26" table:style-name="ce1">
            <text:p>26</text:p>
          </table:table-cell>
          <table:table-cell office:value-type="float" office:value="12.71" table:style-name="ce1">
            <text:p>12,71</text:p>
          </table:table-cell>
          <table:table-cell office:value-type="float" office:value="30" table:style-name="ce1">
            <text:p>30</text:p>
          </table:table-cell>
          <table:table-cell office:value-type="float" office:value="28.67" table:style-name="ce1">
            <text:p>28,67</text:p>
          </table:table-cell>
          <table:table-cell office:value-type="float" office:value="21.67" table:style-name="ce1">
            <text:p>21,67</text:p>
          </table:table-cell>
          <table:table-cell office:value-type="float" office:value="26.67" table:style-name="ce1">
            <text:p>26,67</text:p>
          </table:table-cell>
          <table:table-cell office:value-type="float" office:value="4.88" table:style-name="ce1">
            <text:p>4,88</text:p>
          </table:table-cell>
          <table:table-cell office:value-type="float" office:value="5.4" table:style-name="ce1">
            <text:p>5,4</text:p>
          </table:table-cell>
          <table:table-cell office:value-type="float" office:value="28.33" table:style-name="ce1">
            <text:p>28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Z</text:p>
          </table:table-cell>
          <table:table-cell office:value-type="float" office:value="130.66999999999999" table:style-name="ce1">
            <text:p>130,67</text:p>
          </table:table-cell>
          <table:table-cell office:value-type="float" office:value="18.07" table:style-name="ce1">
            <text:p>18,07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1.93" table:style-name="ce1">
            <text:p>11,93</text:p>
          </table:table-cell>
          <table:table-cell office:value-type="float" office:value="32" table:style-name="ce1">
            <text:p>32</text:p>
          </table:table-cell>
          <table:table-cell office:value-type="float" office:value="11.94" table:style-name="ce1">
            <text:p>11,94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4.33" table:style-name="ce1">
            <text:p>24,33</text:p>
          </table:table-cell>
          <table:table-cell office:value-type="float" office:value="5.13" table:style-name="ce1">
            <text:p>5,13</text:p>
          </table:table-cell>
          <table:table-cell office:value-type="float" office:value="5.2" table:style-name="ce1">
            <text:p>5,2</text:p>
          </table:table-cell>
          <table:table-cell office:value-type="float" office:value="21.67" table:style-name="ce1">
            <text:p>21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Z</text:p>
          </table:table-cell>
          <table:table-cell office:value-type="float" office:value="139.66999999999999" table:style-name="ce1">
            <text:p>139,67</text:p>
          </table:table-cell>
          <table:table-cell office:value-type="float" office:value="19.7" table:style-name="ce1">
            <text:p>19,7</text:p>
          </table:table-cell>
          <table:table-cell office:value-type="float" office:value="22.13" table:style-name="ce1">
            <text:p>22,13</text:p>
          </table:table-cell>
          <table:table-cell office:value-type="float" office:value="10.09" table:style-name="ce1">
            <text:p>10,09</text:p>
          </table:table-cell>
          <table:table-cell office:value-type="float" office:value="25" table:style-name="ce1">
            <text:p>25</text:p>
          </table:table-cell>
          <table:table-cell office:value-type="float" office:value="9.61" table:style-name="ce1">
            <text:p>9,61</text:p>
          </table:table-cell>
          <table:table-cell office:value-type="float" office:value="24" table:style-name="ce1">
            <text:p>24</text:p>
          </table:table-cell>
          <table:table-cell office:value-type="float" office:value="27.33" table:style-name="ce1">
            <text:p>27,33</text:p>
          </table:table-cell>
          <table:table-cell office:value-type="float" office:value="18" table:style-name="ce1">
            <text:p>18</text:p>
          </table:table-cell>
          <table:table-cell office:value-type="float" office:value="24.67" table:style-name="ce1">
            <text:p>24,67</text:p>
          </table:table-cell>
          <table:table-cell office:value-type="float" office:value="4.12" table:style-name="ce1">
            <text:p>4,12</text:p>
          </table:table-cell>
          <table:table-cell office:value-type="float" office:value="3.58" table:style-name="ce1">
            <text:p>3,58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Z</text:p>
          </table:table-cell>
          <table:table-cell office:value-type="float" office:value="139.66999999999999" table:style-name="ce1">
            <text:p>139,67</text:p>
          </table:table-cell>
          <table:table-cell office:value-type="float" office:value="18.57" table:style-name="ce1">
            <text:p>18,57</text:p>
          </table:table-cell>
          <table:table-cell office:value-type="float" office:value="21.6" table:style-name="ce1">
            <text:p>21,6</text:p>
          </table:table-cell>
          <table:table-cell office:value-type="float" office:value="11.15" table:style-name="ce1">
            <text:p>11,15</text:p>
          </table:table-cell>
          <table:table-cell office:value-type="float" office:value="29" table:style-name="ce1">
            <text:p>29</text:p>
          </table:table-cell>
          <table:table-cell office:value-type="float" office:value="12.37" table:style-name="ce1">
            <text:p>12,37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3.33" table:style-name="ce1">
            <text:p>23,33</text:p>
          </table:table-cell>
          <table:table-cell office:value-type="float" office:value="3.67" table:style-name="ce1">
            <text:p>3,67</text:p>
          </table:table-cell>
          <table:table-cell office:value-type="float" office:value="6.07" table:style-name="ce1">
            <text:p>6,07</text:p>
          </table:table-cell>
          <table:table-cell office:value-type="float" office:value="20.329999999999998" table:style-name="ce1">
            <text:p>20,33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Z</text:p>
          </table:table-cell>
          <table:table-cell office:value-type="float" office:value="123.33" table:style-name="ce1">
            <text:p>123,33</text:p>
          </table:table-cell>
          <table:table-cell office:value-type="float" office:value="16.07" table:style-name="ce1">
            <text:p>16,07</text:p>
          </table:table-cell>
          <table:table-cell office:value-type="float" office:value="20.73" table:style-name="ce1">
            <text:p>20,73</text:p>
          </table:table-cell>
          <table:table-cell office:value-type="float" office:value="12.93" table:style-name="ce1">
            <text:p>12,93</text:p>
          </table:table-cell>
          <table:table-cell office:value-type="float" office:value="32" table:style-name="ce1">
            <text:p>32</text:p>
          </table:table-cell>
          <table:table-cell office:value-type="float" office:value="12.21" table:style-name="ce1">
            <text:p>12,21</text:p>
          </table:table-cell>
          <table:table-cell office:value-type="float" office:value="31" table:style-name="ce1">
            <text:p>31</text:p>
          </table:table-cell>
          <table:table-cell office:value-type="float" office:value="26.67" table:style-name="ce1">
            <text:p>26,67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27.67" table:style-name="ce1">
            <text:p>27,67</text:p>
          </table:table-cell>
          <table:table-cell office:value-type="float" office:value="3.9" table:style-name="ce1">
            <text:p>3,9</text:p>
          </table:table-cell>
          <table:table-cell office:value-type="float" office:value="5" table:style-name="ce1">
            <text:p>5</text:p>
          </table:table-cell>
          <table:table-cell office:value-type="float" office:value="9.67" table:style-name="ce1">
            <text:p>9,67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Z</text:p>
          </table:table-cell>
          <table:table-cell office:value-type="float" office:value="137.66999999999999" table:style-name="ce1">
            <text:p>137,67</text:p>
          </table:table-cell>
          <table:table-cell office:value-type="float" office:value="21.07" table:style-name="ce1">
            <text:p>21,07</text:p>
          </table:table-cell>
          <table:table-cell office:value-type="float" office:value="26.4" table:style-name="ce1">
            <text:p>26,4</text:p>
          </table:table-cell>
          <table:table-cell office:value-type="float" office:value="11.4" table:style-name="ce1">
            <text:p>11,4</text:p>
          </table:table-cell>
          <table:table-cell office:value-type="float" office:value="27" table:style-name="ce1">
            <text:p>27</text:p>
          </table:table-cell>
          <table:table-cell office:value-type="float" office:value="16.12" table:style-name="ce1">
            <text:p>16,12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4.67" table:style-name="ce1">
            <text:p>24,67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5.4" table:style-name="ce1">
            <text:p>5,4</text:p>
          </table:table-cell>
          <table:table-cell office:value-type="float" office:value="9.83" table:style-name="ce1">
            <text:p>9,83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Z</text:p>
          </table:table-cell>
          <table:table-cell office:value-type="float" office:value="125" table:style-name="ce1">
            <text:p>125</text:p>
          </table:table-cell>
          <table:table-cell office:value-type="float" office:value="18.97" table:style-name="ce1">
            <text:p>18,97</text:p>
          </table:table-cell>
          <table:table-cell office:value-type="float" office:value="24.87" table:style-name="ce1">
            <text:p>24,87</text:p>
          </table:table-cell>
          <table:table-cell office:value-type="float" office:value="13.59" table:style-name="ce1">
            <text:p>13,59</text:p>
          </table:table-cell>
          <table:table-cell office:value-type="float" office:value="33" table:style-name="ce1">
            <text:p>33</text:p>
          </table:table-cell>
          <table:table-cell office:value-type="float" office:value="13.53" table:style-name="ce1">
            <text:p>13,53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4.33" table:style-name="ce1">
            <text:p>24,33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3.43" table:style-name="ce1">
            <text:p>3,43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Z</text:p>
          </table:table-cell>
          <table:table-cell office:value-type="float" office:value="163.33000000000001" table:style-name="ce1">
            <text:p>163,33</text:p>
          </table:table-cell>
          <table:table-cell office:value-type="float" office:value="23.33" table:style-name="ce1">
            <text:p>23,33</text:p>
          </table:table-cell>
          <table:table-cell office:value-type="float" office:value="27.73" table:style-name="ce1">
            <text:p>27,73</text:p>
          </table:table-cell>
          <table:table-cell office:value-type="float" office:value="10.18" table:style-name="ce1">
            <text:p>10,18</text:p>
          </table:table-cell>
          <table:table-cell office:value-type="float" office:value="25" table:style-name="ce1">
            <text:p>25</text:p>
          </table:table-cell>
          <table:table-cell office:value-type="float" office:value="13.45" table:style-name="ce1">
            <text:p>13,45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5.33" table:style-name="ce1">
            <text:p>25,33</text:p>
          </table:table-cell>
          <table:table-cell office:value-type="float" office:value="5.4" table:style-name="ce1">
            <text:p>5,4</text:p>
          </table:table-cell>
          <table:table-cell office:value-type="float" office:value="6.93" table:style-name="ce1">
            <text:p>6,9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Z</text:p>
          </table:table-cell>
          <table:table-cell office:value-type="float" office:value="141.66999999999999" table:style-name="ce1">
            <text:p>141,67</text:p>
          </table:table-cell>
          <table:table-cell office:value-type="float" office:value="12.23" table:style-name="ce1">
            <text:p>12,23</text:p>
          </table:table-cell>
          <table:table-cell office:value-type="float" office:value="19.23" table:style-name="ce1">
            <text:p>19,23</text:p>
          </table:table-cell>
          <table:table-cell office:value-type="float" office:value="12.56" table:style-name="ce1">
            <text:p>12,56</text:p>
          </table:table-cell>
          <table:table-cell office:value-type="float" office:value="30" table:style-name="ce1">
            <text:p>30</text:p>
          </table:table-cell>
          <table:table-cell office:value-type="float" office:value="12.78" table:style-name="ce1">
            <text:p>12,78</text:p>
          </table:table-cell>
          <table:table-cell office:value-type="float" office:value="30" table:style-name="ce1">
            <text:p>30</text:p>
          </table:table-cell>
          <table:table-cell office:value-type="float" office:value="21.67" table:style-name="ce1">
            <text:p>21,67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24.33" table:style-name="ce1">
            <text:p>24,33</text:p>
          </table:table-cell>
          <table:table-cell office:value-type="float" office:value="4.83" table:style-name="ce1">
            <text:p>4,83</text:p>
          </table:table-cell>
          <table:table-cell office:value-type="float" office:value="6.3" table:style-name="ce1">
            <text:p>6,3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Z</text:p>
          </table:table-cell>
          <table:table-cell office:value-type="float" office:value="157.66999999999999" table:style-name="ce1">
            <text:p>157,67</text:p>
          </table:table-cell>
          <table:table-cell office:value-type="float" office:value="18.37" table:style-name="ce1">
            <text:p>18,37</text:p>
          </table:table-cell>
          <table:table-cell office:value-type="float" office:value="22.2" table:style-name="ce1">
            <text:p>22,2</text:p>
          </table:table-cell>
          <table:table-cell office:value-type="float" office:value="10.9" table:style-name="ce1">
            <text:p>10,9</text:p>
          </table:table-cell>
          <table:table-cell office:value-type="float" office:value="26" table:style-name="ce1">
            <text:p>26</text:p>
          </table:table-cell>
          <table:table-cell office:value-type="float" office:value="10.43" table:style-name="ce1">
            <text:p>10,43</text:p>
          </table:table-cell>
          <table:table-cell office:value-type="float" office:value="24" table:style-name="ce1">
            <text:p>24</text:p>
          </table:table-cell>
          <table:table-cell office:value-type="float" office:value="25.67" table:style-name="ce1">
            <text:p>25,67</text:p>
          </table:table-cell>
          <table:table-cell office:value-type="float" office:value="20" table:style-name="ce1">
            <text:p>20</text:p>
          </table:table-cell>
          <table:table-cell office:value-type="float" office:value="25.67" table:style-name="ce1">
            <text:p>25,67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4.93" table:style-name="ce1">
            <text:p>4,93</text:p>
          </table:table-cell>
          <table:table-cell office:value-type="float" office:value="21.33" table:style-name="ce1">
            <text:p>21,33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Z</text:p>
          </table:table-cell>
          <table:table-cell office:value-type="float" office:value="100.67" table:style-name="ce1">
            <text:p>100,67</text:p>
          </table:table-cell>
          <table:table-cell office:value-type="float" office:value="20.53" table:style-name="ce1">
            <text:p>20,53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6.84" table:style-name="ce1">
            <text:p>16,84</text:p>
          </table:table-cell>
          <table:table-cell office:value-type="float" office:value="39" table:style-name="ce1">
            <text:p>39</text:p>
          </table:table-cell>
          <table:table-cell office:value-type="float" office:value="16.5" table:style-name="ce1">
            <text:p>16,5</text:p>
          </table:table-cell>
          <table:table-cell office:value-type="float" office:value="38" table:style-name="ce1">
            <text:p>38</text:p>
          </table:table-cell>
          <table:table-cell office:value-type="float" office:value="20.329999999999998" table:style-name="ce1">
            <text:p>20,33</text:p>
          </table:table-cell>
          <table:table-cell office:value-type="float" office:value="15.33" table:style-name="ce1">
            <text:p>15,33</text:p>
          </table:table-cell>
          <table:table-cell office:value-type="float" office:value="20.67" table:style-name="ce1">
            <text:p>20,67</text:p>
          </table:table-cell>
          <table:table-cell office:value-type="float" office:value="2.8" table:style-name="ce1">
            <text:p>2,8</text:p>
          </table:table-cell>
          <table:table-cell office:value-type="float" office:value="4.17" table:style-name="ce1">
            <text:p>4,17</text:p>
          </table:table-cell>
          <table:table-cell office:value-type="float" office:value="14.67" table:style-name="ce1">
            <text:p>14,67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Z</text:p>
          </table:table-cell>
          <table:table-cell office:value-type="float" office:value="85" table:style-name="ce1">
            <text:p>85</text:p>
          </table:table-cell>
          <table:table-cell office:value-type="float" office:value="17.63" table:style-name="ce1">
            <text:p>17,63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4.56" table:style-name="ce1">
            <text:p>14,56</text:p>
          </table:table-cell>
          <table:table-cell office:value-type="float" office:value="33" table:style-name="ce1">
            <text:p>33</text:p>
          </table:table-cell>
          <table:table-cell office:value-type="float" office:value="22.46" table:style-name="ce1">
            <text:p>22,46</text:p>
          </table:table-cell>
          <table:table-cell office:value-type="float" office:value="55" table:style-name="ce1">
            <text:p>55</text:p>
          </table:table-cell>
          <table:table-cell office:value-type="float" office:value="14.67" table:style-name="ce1">
            <text:p>14,67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4.43" table:style-name="ce1">
            <text:p>4,43</text:p>
          </table:table-cell>
          <table:table-cell office:value-type="float" office:value="8.67" table:style-name="ce1">
            <text:p>8,67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Z</text:p>
          </table:table-cell>
          <table:table-cell office:value-type="float" office:value="104.67" table:style-name="ce1">
            <text:p>104,67</text:p>
          </table:table-cell>
          <table:table-cell office:value-type="float" office:value="11.97" table:style-name="ce1">
            <text:p>11,97</text:p>
          </table:table-cell>
          <table:table-cell office:value-type="float" office:value="15.5" table:style-name="ce1">
            <text:p>15,5</text:p>
          </table:table-cell>
          <table:table-cell office:value-type="float" office:value="15.43" table:style-name="ce1">
            <text:p>15,43</text:p>
          </table:table-cell>
          <table:table-cell office:value-type="float" office:value="41" table:style-name="ce1">
            <text:p>41</text:p>
          </table:table-cell>
          <table:table-cell office:value-type="float" office:value="21.18" table:style-name="ce1">
            <text:p>21,18</text:p>
          </table:table-cell>
          <table:table-cell office:value-type="float" office:value="61" table:style-name="ce1">
            <text:p>61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3.7" table:style-name="ce1">
            <text:p>3,7</text:p>
          </table:table-cell>
          <table:table-cell office:value-type="float" office:value="3.83" table:style-name="ce1">
            <text:p>3,83</text:p>
          </table:table-cell>
          <table:table-cell office:value-type="float" office:value="10.67" table:style-name="ce1">
            <text:p>10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Z</text:p>
          </table:table-cell>
          <table:table-cell office:value-type="float" office:value="115" table:style-name="ce1">
            <text:p>115</text:p>
          </table:table-cell>
          <table:table-cell office:value-type="float" office:value="9.07" table:style-name="ce1">
            <text:p>9,07</text:p>
          </table:table-cell>
          <table:table-cell office:value-type="float" office:value="12.47" table:style-name="ce1">
            <text:p>12,47</text:p>
          </table:table-cell>
          <table:table-cell office:value-type="float" office:value="13.25" table:style-name="ce1">
            <text:p>13,25</text:p>
          </table:table-cell>
          <table:table-cell office:value-type="float" office:value="28" table:style-name="ce1">
            <text:p>28</text:p>
          </table:table-cell>
          <table:table-cell office:value-type="float" office:value="18.2" table:style-name="ce1">
            <text:p>18,2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1.33" table:style-name="ce1">
            <text:p>21,33</text:p>
          </table:table-cell>
          <table:table-cell office:value-type="float" office:value="3.97" table:style-name="ce1">
            <text:p>3,97</text:p>
          </table:table-cell>
          <table:table-cell office:value-type="float" office:value="3.55" table:style-name="ce1">
            <text:p>3,55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Z</text:p>
          </table:table-cell>
          <table:table-cell office:value-type="float" office:value="139.66999999999999" table:style-name="ce1">
            <text:p>139,67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1.53" table:style-name="ce1">
            <text:p>21,53</text:p>
          </table:table-cell>
          <table:table-cell office:value-type="float" office:value="11.46" table:style-name="ce1">
            <text:p>11,46</text:p>
          </table:table-cell>
          <table:table-cell office:value-type="float" office:value="28" table:style-name="ce1">
            <text:p>28</text:p>
          </table:table-cell>
          <table:table-cell office:value-type="float" office:value="11.87" table:style-name="ce1">
            <text:p>11,87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5.67" table:style-name="ce1">
            <text:p>15,67</text:p>
          </table:table-cell>
          <table:table-cell office:value-type="float" office:value="21.67" table:style-name="ce1">
            <text:p>21,67</text:p>
          </table:table-cell>
          <table:table-cell office:value-type="float" office:value="3.53" table:style-name="ce1">
            <text:p>3,53</text:p>
          </table:table-cell>
          <table:table-cell office:value-type="float" office:value="4" table:style-name="ce1">
            <text:p>4</text:p>
          </table:table-cell>
          <table:table-cell office:value-type="float" office:value="22.33" table:style-name="ce1">
            <text:p>22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Z</text:p>
          </table:table-cell>
          <table:table-cell office:value-type="float" office:value="107.33" table:style-name="ce1">
            <text:p>107,33</text:p>
          </table:table-cell>
          <table:table-cell office:value-type="float" office:value="13.07" table:style-name="ce1">
            <text:p>13,07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13.87" table:style-name="ce1">
            <text:p>13,87</text:p>
          </table:table-cell>
          <table:table-cell office:value-type="float" office:value="31" table:style-name="ce1">
            <text:p>31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35" table:style-name="ce1">
            <text:p>35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20.67" table:style-name="ce1">
            <text:p>20,67</text:p>
          </table:table-cell>
          <table:table-cell office:value-type="float" office:value="3.3" table:style-name="ce1">
            <text:p>3,3</text:p>
          </table:table-cell>
          <table:table-cell office:value-type="float" office:value="4.97" table:style-name="ce1">
            <text:p>4,97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Z</text:p>
          </table:table-cell>
          <table:table-cell office:value-type="float" office:value="114.33" table:style-name="ce1">
            <text:p>114,33</text:p>
          </table:table-cell>
          <table:table-cell office:value-type="float" office:value="14.3" table:style-name="ce1">
            <text:p>14,3</text:p>
          </table:table-cell>
          <table:table-cell office:value-type="float" office:value="17.93" table:style-name="ce1">
            <text:p>17,93</text:p>
          </table:table-cell>
          <table:table-cell office:value-type="float" office:value="13.43" table:style-name="ce1">
            <text:p>13,43</text:p>
          </table:table-cell>
          <table:table-cell office:value-type="float" office:value="33" table:style-name="ce1">
            <text:p>33</text:p>
          </table:table-cell>
          <table:table-cell office:value-type="float" office:value="14.75" table:style-name="ce1">
            <text:p>14,75</text:p>
          </table:table-cell>
          <table:table-cell office:value-type="float" office:value="36" table:style-name="ce1">
            <text:p>36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25" table:style-name="ce1">
            <text:p>25</text:p>
          </table:table-cell>
          <table:table-cell office:value-type="float" office:value="2.78" table:style-name="ce1">
            <text:p>2,78</text:p>
          </table:table-cell>
          <table:table-cell office:value-type="float" office:value="3.73" table:style-name="ce1">
            <text:p>3,73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6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Z</text:p>
          </table:table-cell>
          <table:table-cell office:value-type="float" office:value="121.67" table:style-name="ce1">
            <text:p>121,67</text:p>
          </table:table-cell>
          <table:table-cell office:value-type="float" office:value="15.6" table:style-name="ce1">
            <text:p>15,6</text:p>
          </table:table-cell>
          <table:table-cell office:value-type="float" office:value="18.5" table:style-name="ce1">
            <text:p>18,5</text:p>
          </table:table-cell>
          <table:table-cell office:value-type="float" office:value="13.23" table:style-name="ce1">
            <text:p>13,23</text:p>
          </table:table-cell>
          <table:table-cell office:value-type="float" office:value="34" table:style-name="ce1">
            <text:p>34</text:p>
          </table:table-cell>
          <table:table-cell office:value-type="float" office:value="17.149999999999999" table:style-name="ce1">
            <text:p>17,15</text:p>
          </table:table-cell>
          <table:table-cell office:value-type="float" office:value="40" table:style-name="ce1">
            <text:p>40</text:p>
          </table:table-cell>
          <table:table-cell office:value-type="float" office:value="27.67" table:style-name="ce1">
            <text:p>27,67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2.33" table:style-name="ce1">
            <text:p>22,33</text:p>
          </table:table-cell>
          <table:table-cell office:value-type="float" office:value="4.43" table:style-name="ce1">
            <text:p>4,43</text:p>
          </table:table-cell>
          <table:table-cell office:value-type="float" office:value="7.23" table:style-name="ce1">
            <text:p>7,23</text:p>
          </table:table-cell>
          <table:table-cell office:value-type="float" office:value="13.67" table:style-name="ce1">
            <text:p>13,67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Z</text:p>
          </table:table-cell>
          <table:table-cell office:value-type="float" office:value="160.66999999999999" table:style-name="ce1">
            <text:p>160,67</text:p>
          </table:table-cell>
          <table:table-cell office:value-type="float" office:value="22.03" table:style-name="ce1">
            <text:p>22,03</text:p>
          </table:table-cell>
          <table:table-cell office:value-type="float" office:value="29.3" table:style-name="ce1">
            <text:p>29,3</text:p>
          </table:table-cell>
          <table:table-cell office:value-type="float" office:value="10.33" table:style-name="ce1">
            <text:p>10,33</text:p>
          </table:table-cell>
          <table:table-cell office:value-type="float" office:value="26" table:style-name="ce1">
            <text:p>26</text:p>
          </table:table-cell>
          <table:table-cell office:value-type="float" office:value="10.42" table:style-name="ce1">
            <text:p>10,42</text:p>
          </table:table-cell>
          <table:table-cell office:value-type="float" office:value="24" table:style-name="ce1">
            <text:p>24</text:p>
          </table:table-cell>
          <table:table-cell office:value-type="float" office:value="32.33" table:style-name="ce1">
            <text:p>32,33</text:p>
          </table:table-cell>
          <table:table-cell office:value-type="float" office:value="20" table:style-name="ce1">
            <text:p>20</text:p>
          </table:table-cell>
          <table:table-cell office:value-type="float" office:value="26.33" table:style-name="ce1">
            <text:p>26,33</text:p>
          </table:table-cell>
          <table:table-cell office:value-type="float" office:value="4.62" table:style-name="ce1">
            <text:p>4,62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Z</text:p>
          </table:table-cell>
          <table:table-cell office:value-type="float" office:value="165.67" table:style-name="ce1">
            <text:p>165,67</text:p>
          </table:table-cell>
          <table:table-cell office:value-type="float" office:value="22.53" table:style-name="ce1">
            <text:p>22,53</text:p>
          </table:table-cell>
          <table:table-cell office:value-type="float" office:value="28.03" table:style-name="ce1">
            <text:p>28,03</text:p>
          </table:table-cell>
          <table:table-cell office:value-type="float" office:value="10.77" table:style-name="ce1">
            <text:p>10,77</text:p>
          </table:table-cell>
          <table:table-cell office:value-type="float" office:value="25" table:style-name="ce1">
            <text:p>25</text:p>
          </table:table-cell>
          <table:table-cell office:value-type="float" office:value="10.68" table:style-name="ce1">
            <text:p>10,68</text:p>
          </table:table-cell>
          <table:table-cell office:value-type="float" office:value="25" table:style-name="ce1">
            <text:p>25</text:p>
          </table:table-cell>
          <table:table-cell office:value-type="float" office:value="34.67" table:style-name="ce1">
            <text:p>34,67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6.67" table:style-name="ce1">
            <text:p>26,67</text:p>
          </table:table-cell>
          <table:table-cell office:value-type="float" office:value="4.8" table:style-name="ce1">
            <text:p>4,8</text:p>
          </table:table-cell>
          <table:table-cell office:value-type="float" office:value="5.8" table:style-name="ce1">
            <text:p>5,8</text:p>
          </table:table-cell>
          <table:table-cell office:value-type="float" office:value="21.67" table:style-name="ce1">
            <text:p>21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Z</text:p>
          </table:table-cell>
          <table:table-cell office:value-type="float" office:value="128.66999999999999" table:style-name="ce1">
            <text:p>128,67</text:p>
          </table:table-cell>
          <table:table-cell office:value-type="float" office:value="17.97" table:style-name="ce1">
            <text:p>17,97</text:p>
          </table:table-cell>
          <table:table-cell office:value-type="float" office:value="18.37" table:style-name="ce1">
            <text:p>18,37</text:p>
          </table:table-cell>
          <table:table-cell office:value-type="float" office:value="10.31" table:style-name="ce1">
            <text:p>10,31</text:p>
          </table:table-cell>
          <table:table-cell office:value-type="float" office:value="23" table:style-name="ce1">
            <text:p>23</text:p>
          </table:table-cell>
          <table:table-cell office:value-type="float" office:value="13.61" table:style-name="ce1">
            <text:p>13,61</text:p>
          </table:table-cell>
          <table:table-cell office:value-type="float" office:value="30" table:style-name="ce1">
            <text:p>30</text:p>
          </table:table-cell>
          <table:table-cell office:value-type="float" office:value="25.67" table:style-name="ce1">
            <text:p>25,67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5.33" table:style-name="ce1">
            <text:p>25,33</text:p>
          </table:table-cell>
          <table:table-cell office:value-type="float" office:value="2.83" table:style-name="ce1">
            <text:p>2,83</text:p>
          </table:table-cell>
          <table:table-cell office:value-type="float" office:value="5.27" table:style-name="ce1">
            <text:p>5,27</text:p>
          </table:table-cell>
          <table:table-cell office:value-type="float" office:value="12.33" table:style-name="ce1">
            <text:p>12,33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Z</text:p>
          </table:table-cell>
          <table:table-cell office:value-type="float" office:value="126.33" table:style-name="ce1">
            <text:p>126,33</text:p>
          </table:table-cell>
          <table:table-cell office:value-type="float" office:value="18.13" table:style-name="ce1">
            <text:p>18,13</text:p>
          </table:table-cell>
          <table:table-cell office:value-type="float" office:value="22.27" table:style-name="ce1">
            <text:p>22,27</text:p>
          </table:table-cell>
          <table:table-cell office:value-type="float" office:value="11.9" table:style-name="ce1">
            <text:p>11,9</text:p>
          </table:table-cell>
          <table:table-cell office:value-type="float" office:value="32" table:style-name="ce1">
            <text:p>32</text:p>
          </table:table-cell>
          <table:table-cell office:value-type="float" office:value="15.03" table:style-name="ce1">
            <text:p>15,03</text:p>
          </table:table-cell>
          <table:table-cell office:value-type="float" office:value="38" table:style-name="ce1">
            <text:p>38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26.33" table:style-name="ce1">
            <text:p>26,33</text:p>
          </table:table-cell>
          <table:table-cell office:value-type="float" office:value="3.6" table:style-name="ce1">
            <text:p>3,6</text:p>
          </table:table-cell>
          <table:table-cell office:value-type="float" office:value="4.3499999999999996" table:style-name="ce1">
            <text:p>4,35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Z</text:p>
          </table:table-cell>
          <table:table-cell office:value-type="float" office:value="134.33000000000001" table:style-name="ce1">
            <text:p>134,33</text:p>
          </table:table-cell>
          <table:table-cell office:value-type="float" office:value="15.97" table:style-name="ce1">
            <text:p>15,9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1.43" table:style-name="ce1">
            <text:p>11,43</text:p>
          </table:table-cell>
          <table:table-cell office:value-type="float" office:value="27" table:style-name="ce1">
            <text:p>27</text:p>
          </table:table-cell>
          <table:table-cell office:value-type="float" office:value="12.12" table:style-name="ce1">
            <text:p>12,12</text:p>
          </table:table-cell>
          <table:table-cell office:value-type="float" office:value="30" table:style-name="ce1">
            <text:p>30</text:p>
          </table:table-cell>
          <table:table-cell office:value-type="float" office:value="23.67" table:style-name="ce1">
            <text:p>23,67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8.33" table:style-name="ce1">
            <text:p>28,33</text:p>
          </table:table-cell>
          <table:table-cell office:value-type="float" office:value="5.03" table:style-name="ce1">
            <text:p>5,03</text:p>
          </table:table-cell>
          <table:table-cell office:value-type="float" office:value="5.8" table:style-name="ce1">
            <text:p>5,8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Z</text:p>
          </table:table-cell>
          <table:table-cell office:value-type="float" office:value="150" table:style-name="ce1">
            <text:p>150</text:p>
          </table:table-cell>
          <table:table-cell office:value-type="float" office:value="22.23" table:style-name="ce1">
            <text:p>22,23</text:p>
          </table:table-cell>
          <table:table-cell office:value-type="float" office:value="22.33" table:style-name="ce1">
            <text:p>22,33</text:p>
          </table:table-cell>
          <table:table-cell office:value-type="float" office:value="9.4" table:style-name="ce1">
            <text:p>9,4</text:p>
          </table:table-cell>
          <table:table-cell office:value-type="float" office:value="24" table:style-name="ce1">
            <text:p>24</text:p>
          </table:table-cell>
          <table:table-cell office:value-type="float" office:value="9.84" table:style-name="ce1">
            <text:p>9,84</text:p>
          </table:table-cell>
          <table:table-cell office:value-type="float" office:value="23" table:style-name="ce1">
            <text:p>23</text:p>
          </table:table-cell>
          <table:table-cell office:value-type="float" office:value="28.67" table:style-name="ce1">
            <text:p>28,67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1.67" table:style-name="ce1">
            <text:p>21,67</text:p>
          </table:table-cell>
          <table:table-cell office:value-type="float" office:value="4.43" table:style-name="ce1">
            <text:p>4,43</text:p>
          </table:table-cell>
          <table:table-cell office:value-type="float" office:value="6.13" table:style-name="ce1">
            <text:p>6,13</text:p>
          </table:table-cell>
          <table:table-cell office:value-type="float" office:value="9.67" table:style-name="ce1">
            <text:p>9,67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Z</text:p>
          </table:table-cell>
          <table:table-cell office:value-type="float" office:value="97" table:style-name="ce1">
            <text:p>97</text:p>
          </table:table-cell>
          <table:table-cell office:value-type="float" office:value="15.63" table:style-name="ce1">
            <text:p>15,63</text:p>
          </table:table-cell>
          <table:table-cell office:value-type="float" office:value="15.77" table:style-name="ce1">
            <text:p>15,77</text:p>
          </table:table-cell>
          <table:table-cell office:value-type="float" office:value="13.85" table:style-name="ce1">
            <text:p>13,85</text:p>
          </table:table-cell>
          <table:table-cell office:value-type="float" office:value="33" table:style-name="ce1">
            <text:p>33</text:p>
          </table:table-cell>
          <table:table-cell office:value-type="float" office:value="13.1" table:style-name="ce1">
            <text:p>13,1</text:p>
          </table:table-cell>
          <table:table-cell office:value-type="float" office:value="29" table:style-name="ce1">
            <text:p>29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23.67" table:style-name="ce1">
            <text:p>23,67</text:p>
          </table:table-cell>
          <table:table-cell office:value-type="float" office:value="4.17" table:style-name="ce1">
            <text:p>4,17</text:p>
          </table:table-cell>
          <table:table-cell office:value-type="float" office:value="5.23" table:style-name="ce1">
            <text:p>5,23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Z</text:p>
          </table:table-cell>
          <table:table-cell office:value-type="float" office:value="122.33" table:style-name="ce1">
            <text:p>122,33</text:p>
          </table:table-cell>
          <table:table-cell office:value-type="float" office:value="13.93" table:style-name="ce1">
            <text:p>13,93</text:p>
          </table:table-cell>
          <table:table-cell office:value-type="float" office:value="15.83" table:style-name="ce1">
            <text:p>15,83</text:p>
          </table:table-cell>
          <table:table-cell office:value-type="float" office:value="12.42" table:style-name="ce1">
            <text:p>12,42</text:p>
          </table:table-cell>
          <table:table-cell office:value-type="float" office:value="26" table:style-name="ce1">
            <text:p>26</text:p>
          </table:table-cell>
          <table:table-cell office:value-type="float" office:value="12.1" table:style-name="ce1">
            <text:p>12,1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4.67" table:style-name="ce1">
            <text:p>24,67</text:p>
          </table:table-cell>
          <table:table-cell office:value-type="float" office:value="4.17" table:style-name="ce1">
            <text:p>4,17</text:p>
          </table:table-cell>
          <table:table-cell office:value-type="float" office:value="3.97" table:style-name="ce1">
            <text:p>3,97</text:p>
          </table:table-cell>
          <table:table-cell office:value-type="float" office:value="14.67" table:style-name="ce1">
            <text:p>14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Z</text:p>
          </table:table-cell>
          <table:table-cell office:value-type="float" office:value="139" table:style-name="ce1">
            <text:p>139</text:p>
          </table:table-cell>
          <table:table-cell office:value-type="float" office:value="23.07" table:style-name="ce1">
            <text:p>23,07</text:p>
          </table:table-cell>
          <table:table-cell office:value-type="float" office:value="26.63" table:style-name="ce1">
            <text:p>26,63</text:p>
          </table:table-cell>
          <table:table-cell office:value-type="float" office:value="10.119999999999999" table:style-name="ce1">
            <text:p>10,12</text:p>
          </table:table-cell>
          <table:table-cell office:value-type="float" office:value="22" table:style-name="ce1">
            <text:p>22</text:p>
          </table:table-cell>
          <table:table-cell office:value-type="float" office:value="10.31" table:style-name="ce1">
            <text:p>10,31</text:p>
          </table:table-cell>
          <table:table-cell office:value-type="float" office:value="23" table:style-name="ce1">
            <text:p>23</text:p>
          </table:table-cell>
          <table:table-cell office:value-type="float" office:value="23.67" table:style-name="ce1">
            <text:p>23,67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7.8" table:style-name="ce1">
            <text:p>7,8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Z</text:p>
          </table:table-cell>
          <table:table-cell office:value-type="float" office:value="151" table:style-name="ce1">
            <text:p>151</text:p>
          </table:table-cell>
          <table:table-cell office:value-type="float" office:value="23.63" table:style-name="ce1">
            <text:p>23,63</text:p>
          </table:table-cell>
          <table:table-cell office:value-type="float" office:value="25.97" table:style-name="ce1">
            <text:p>25,97</text:p>
          </table:table-cell>
          <table:table-cell office:value-type="float" office:value="11.3" table:style-name="ce1">
            <text:p>11,3</text:p>
          </table:table-cell>
          <table:table-cell office:value-type="float" office:value="27" table:style-name="ce1">
            <text:p>27</text:p>
          </table:table-cell>
          <table:table-cell office:value-type="float" office:value="11.5" table:style-name="ce1">
            <text:p>11,5</text:p>
          </table:table-cell>
          <table:table-cell office:value-type="float" office:value="27" table:style-name="ce1">
            <text:p>27</text:p>
          </table:table-cell>
          <table:table-cell office:value-type="float" office:value="28.67" table:style-name="ce1">
            <text:p>28,67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6.87" table:style-name="ce1">
            <text:p>6,87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Z</text:p>
          </table:table-cell>
          <table:table-cell office:value-type="float" office:value="138.33000000000001" table:style-name="ce1">
            <text:p>138,3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4.67" table:style-name="ce1">
            <text:p>24,67</text:p>
          </table:table-cell>
          <table:table-cell office:value-type="float" office:value="13.54" table:style-name="ce1">
            <text:p>13,54</text:p>
          </table:table-cell>
          <table:table-cell office:value-type="float" office:value="34" table:style-name="ce1">
            <text:p>34</text:p>
          </table:table-cell>
          <table:table-cell office:value-type="float" office:value="12.93" table:style-name="ce1">
            <text:p>12,93</text:p>
          </table:table-cell>
          <table:table-cell office:value-type="float" office:value="30" table:style-name="ce1">
            <text:p>30</text:p>
          </table:table-cell>
          <table:table-cell office:value-type="float" office:value="25.67" table:style-name="ce1">
            <text:p>25,67</text:p>
          </table:table-cell>
          <table:table-cell office:value-type="float" office:value="19" table:style-name="ce1">
            <text:p>19</text:p>
          </table:table-cell>
          <table:table-cell office:value-type="float" office:value="20.67" table:style-name="ce1">
            <text:p>20,67</text:p>
          </table:table-cell>
          <table:table-cell office:value-type="float" office:value="3.13" table:style-name="ce1">
            <text:p>3,13</text:p>
          </table:table-cell>
          <table:table-cell office:value-type="float" office:value="5.27" table:style-name="ce1">
            <text:p>5,27</text:p>
          </table:table-cell>
          <table:table-cell office:value-type="float" office:value="15.5" table:style-name="ce1">
            <text:p>15,5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Z</text:p>
          </table:table-cell>
          <table:table-cell office:value-type="float" office:value="127" table:style-name="ce1">
            <text:p>127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0.55" table:style-name="ce1">
            <text:p>10,55</text:p>
          </table:table-cell>
          <table:table-cell office:value-type="float" office:value="24" table:style-name="ce1">
            <text:p>24</text:p>
          </table:table-cell>
          <table:table-cell office:value-type="float" office:value="14.68" table:style-name="ce1">
            <text:p>14,68</text:p>
          </table:table-cell>
          <table:table-cell office:value-type="float" office:value="33" table:style-name="ce1">
            <text:p>33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4" table:style-name="ce1">
            <text:p>24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5.43" table:style-name="ce1">
            <text:p>5,43</text:p>
          </table:table-cell>
          <table:table-cell office:value-type="float" office:value="22.33" table:style-name="ce1">
            <text:p>22,33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Z</text:p>
          </table:table-cell>
          <table:table-cell office:value-type="float" office:value="112.67" table:style-name="ce1">
            <text:p>112,67</text:p>
          </table:table-cell>
          <table:table-cell office:value-type="float" office:value="12" table:style-name="ce1">
            <text:p>12</text:p>
          </table:table-cell>
          <table:table-cell office:value-type="float" office:value="17.77" table:style-name="ce1">
            <text:p>17,77</text:p>
          </table:table-cell>
          <table:table-cell office:value-type="float" office:value="14.56" table:style-name="ce1">
            <text:p>14,56</text:p>
          </table:table-cell>
          <table:table-cell office:value-type="float" office:value="32" table:style-name="ce1">
            <text:p>32</text:p>
          </table:table-cell>
          <table:table-cell office:value-type="float" office:value="12.25" table:style-name="ce1">
            <text:p>12,25</text:p>
          </table:table-cell>
          <table:table-cell office:value-type="float" office:value="31" table:style-name="ce1">
            <text:p>31</text:p>
          </table:table-cell>
          <table:table-cell office:value-type="float" office:value="20.67" table:style-name="ce1">
            <text:p>20,67</text:p>
          </table:table-cell>
          <table:table-cell office:value-type="float" office:value="15.67" table:style-name="ce1">
            <text:p>15,67</text:p>
          </table:table-cell>
          <table:table-cell office:value-type="float" office:value="21.67" table:style-name="ce1">
            <text:p>21,67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10.67" table:style-name="ce1">
            <text:p>10,67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Z</text:p>
          </table:table-cell>
          <table:table-cell office:value-type="float" office:value="111.33" table:style-name="ce1">
            <text:p>111,33</text:p>
          </table:table-cell>
          <table:table-cell office:value-type="float" office:value="14.53" table:style-name="ce1">
            <text:p>14,53</text:p>
          </table:table-cell>
          <table:table-cell office:value-type="float" office:value="15.8" table:style-name="ce1">
            <text:p>15,8</text:p>
          </table:table-cell>
          <table:table-cell office:value-type="float" office:value="13.15" table:style-name="ce1">
            <text:p>13,15</text:p>
          </table:table-cell>
          <table:table-cell office:value-type="float" office:value="31" table:style-name="ce1">
            <text:p>31</text:p>
          </table:table-cell>
          <table:table-cell office:value-type="float" office:value="13.15" table:style-name="ce1">
            <text:p>13,15</text:p>
          </table:table-cell>
          <table:table-cell office:value-type="float" office:value="30" table:style-name="ce1">
            <text:p>30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15.33" table:style-name="ce1">
            <text:p>15,33</text:p>
          </table:table-cell>
          <table:table-cell office:value-type="float" office:value="23.67" table:style-name="ce1">
            <text:p>23,67</text:p>
          </table:table-cell>
          <table:table-cell office:value-type="float" office:value="3.6" table:style-name="ce1">
            <text:p>3,6</text:p>
          </table:table-cell>
          <table:table-cell office:value-type="float" office:value="4.83" table:style-name="ce1">
            <text:p>4,83</text:p>
          </table:table-cell>
          <table:table-cell office:value-type="float" office:value="11.67" table:style-name="ce1">
            <text:p>11,67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Z</text:p>
          </table:table-cell>
          <table:table-cell office:value-type="float" office:value="160.66999999999999" table:style-name="ce1">
            <text:p>160,67</text:p>
          </table:table-cell>
          <table:table-cell office:value-type="float" office:value="22.13" table:style-name="ce1">
            <text:p>22,13</text:p>
          </table:table-cell>
          <table:table-cell office:value-type="float" office:value="22.17" table:style-name="ce1">
            <text:p>22,17</text:p>
          </table:table-cell>
          <table:table-cell office:value-type="float" office:value="9.16" table:style-name="ce1">
            <text:p>9,16</text:p>
          </table:table-cell>
          <table:table-cell office:value-type="float" office:value="19" table:style-name="ce1">
            <text:p>19</text:p>
          </table:table-cell>
          <table:table-cell office:value-type="float" office:value="9.59" table:style-name="ce1">
            <text:p>9,59</text:p>
          </table:table-cell>
          <table:table-cell office:value-type="float" office:value="20" table:style-name="ce1">
            <text:p>20</text:p>
          </table:table-cell>
          <table:table-cell office:value-type="float" office:value="23.67" table:style-name="ce1">
            <text:p>23,67</text:p>
          </table:table-cell>
          <table:table-cell office:value-type="float" office:value="20.67" table:style-name="ce1">
            <text:p>20,67</text:p>
          </table:table-cell>
          <table:table-cell office:value-type="float" office:value="27.33" table:style-name="ce1">
            <text:p>27,33</text:p>
          </table:table-cell>
          <table:table-cell office:value-type="float" office:value="5.23" table:style-name="ce1">
            <text:p>5,23</text:p>
          </table:table-cell>
          <table:table-cell office:value-type="float" office:value="5.33" table:style-name="ce1">
            <text:p>5,33</text:p>
          </table:table-cell>
          <table:table-cell office:value-type="float" office:value="24.33" table:style-name="ce1">
            <text:p>24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Z</text:p>
          </table:table-cell>
          <table:table-cell office:value-type="float" office:value="112" table:style-name="ce1">
            <text:p>112</text:p>
          </table:table-cell>
          <table:table-cell office:value-type="float" office:value="12.17" table:style-name="ce1">
            <text:p>12,17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0.62" table:style-name="ce1">
            <text:p>10,62</text:p>
          </table:table-cell>
          <table:table-cell office:value-type="float" office:value="25" table:style-name="ce1">
            <text:p>25</text:p>
          </table:table-cell>
          <table:table-cell office:value-type="float" office:value="11.9" table:style-name="ce1">
            <text:p>11,9</text:p>
          </table:table-cell>
          <table:table-cell office:value-type="float" office:value="29" table:style-name="ce1">
            <text:p>29</text:p>
          </table:table-cell>
          <table:table-cell office:value-type="float" office:value="22.33" table:style-name="ce1">
            <text:p>22,33</text:p>
          </table:table-cell>
          <table:table-cell office:value-type="float" office:value="15.67" table:style-name="ce1">
            <text:p>15,67</text:p>
          </table:table-cell>
          <table:table-cell office:value-type="float" office:value="23" table:style-name="ce1">
            <text:p>23</text:p>
          </table:table-cell>
          <table:table-cell office:value-type="float" office:value="5.23" table:style-name="ce1">
            <text:p>5,23</text:p>
          </table:table-cell>
          <table:table-cell office:value-type="float" office:value="6.33" table:style-name="ce1">
            <text:p>6,3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Z</text:p>
          </table:table-cell>
          <table:table-cell office:value-type="float" office:value="124.33" table:style-name="ce1">
            <text:p>124,33</text:p>
          </table:table-cell>
          <table:table-cell office:value-type="float" office:value="12.33" table:style-name="ce1">
            <text:p>12,3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4.68" table:style-name="ce1">
            <text:p>14,68</text:p>
          </table:table-cell>
          <table:table-cell office:value-type="float" office:value="33" table:style-name="ce1">
            <text:p>33</text:p>
          </table:table-cell>
          <table:table-cell office:value-type="float" office:value="14.31" table:style-name="ce1">
            <text:p>14,31</text:p>
          </table:table-cell>
          <table:table-cell office:value-type="float" office:value="32" table:style-name="ce1">
            <text:p>32</text:p>
          </table:table-cell>
          <table:table-cell office:value-type="float" office:value="24.33" table:style-name="ce1">
            <text:p>24,33</text:p>
          </table:table-cell>
          <table:table-cell office:value-type="float" office:value="18" table:style-name="ce1">
            <text:p>18</text:p>
          </table:table-cell>
          <table:table-cell office:value-type="float" office:value="26.33" table:style-name="ce1">
            <text:p>26,33</text:p>
          </table:table-cell>
          <table:table-cell office:value-type="float" office:value="4.37" table:style-name="ce1">
            <text:p>4,37</text:p>
          </table:table-cell>
          <table:table-cell office:value-type="float" office:value="7.73" table:style-name="ce1">
            <text:p>7,73</text:p>
          </table:table-cell>
          <table:table-cell office:value-type="float" office:value="13.67" table:style-name="ce1">
            <text:p>13,67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Z</text:p>
          </table:table-cell>
          <table:table-cell office:value-type="float" office:value="147.66999999999999" table:style-name="ce1">
            <text:p>147,67</text:p>
          </table:table-cell>
          <table:table-cell office:value-type="float" office:value="17.07" table:style-name="ce1">
            <text:p>17,07</text:p>
          </table:table-cell>
          <table:table-cell office:value-type="float" office:value="19.37" table:style-name="ce1">
            <text:p>19,37</text:p>
          </table:table-cell>
          <table:table-cell office:value-type="float" office:value="10.93" table:style-name="ce1">
            <text:p>10,93</text:p>
          </table:table-cell>
          <table:table-cell office:value-type="float" office:value="25" table:style-name="ce1">
            <text:p>25</text:p>
          </table:table-cell>
          <table:table-cell office:value-type="float" office:value="11.84" table:style-name="ce1">
            <text:p>11,84</text:p>
          </table:table-cell>
          <table:table-cell office:value-type="float" office:value="25" table:style-name="ce1">
            <text:p>25</text:p>
          </table:table-cell>
          <table:table-cell office:value-type="float" office:value="27.33" table:style-name="ce1">
            <text:p>27,33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23.67" table:style-name="ce1">
            <text:p>23,67</text:p>
          </table:table-cell>
          <table:table-cell office:value-type="float" office:value="4.13" table:style-name="ce1">
            <text:p>4,13</text:p>
          </table:table-cell>
          <table:table-cell office:value-type="float" office:value="5.93" table:style-name="ce1">
            <text:p>5,93</text:p>
          </table:table-cell>
          <table:table-cell office:value-type="float" office:value="24.33" table:style-name="ce1">
            <text:p>24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Z</text:p>
          </table:table-cell>
          <table:table-cell office:value-type="float" office:value="139.33000000000001" table:style-name="ce1">
            <text:p>139,33</text:p>
          </table:table-cell>
          <table:table-cell office:value-type="float" office:value="17.07" table:style-name="ce1">
            <text:p>17,07</text:p>
          </table:table-cell>
          <table:table-cell office:value-type="float" office:value="19.829999999999998" table:style-name="ce1">
            <text:p>19,83</text:p>
          </table:table-cell>
          <table:table-cell office:value-type="float" office:value="10.81" table:style-name="ce1">
            <text:p>10,81</text:p>
          </table:table-cell>
          <table:table-cell office:value-type="float" office:value="26" table:style-name="ce1">
            <text:p>26</text:p>
          </table:table-cell>
          <table:table-cell office:value-type="float" office:value="16.149999999999999" table:style-name="ce1">
            <text:p>16,15</text:p>
          </table:table-cell>
          <table:table-cell office:value-type="float" office:value="36" table:style-name="ce1">
            <text:p>36</text:p>
          </table:table-cell>
          <table:table-cell office:value-type="float" office:value="24.33" table:style-name="ce1">
            <text:p>24,3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9" table:style-name="ce1">
            <text:p>29</text:p>
          </table:table-cell>
          <table:table-cell office:value-type="float" office:value="3.8" table:style-name="ce1">
            <text:p>3,8</text:p>
          </table:table-cell>
          <table:table-cell office:value-type="float" office:value="5.8" table:style-name="ce1">
            <text:p>5,8</text:p>
          </table:table-cell>
          <table:table-cell office:value-type="float" office:value="29.67" table:style-name="ce1">
            <text:p>29,67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Z</text:p>
          </table:table-cell>
          <table:table-cell office:value-type="float" office:value="125" table:style-name="ce1">
            <text:p>125</text:p>
          </table:table-cell>
          <table:table-cell office:value-type="float" office:value="16.03" table:style-name="ce1">
            <text:p>16,03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18.78" table:style-name="ce1">
            <text:p>18,78</text:p>
          </table:table-cell>
          <table:table-cell office:value-type="float" office:value="43" table:style-name="ce1">
            <text:p>43</text:p>
          </table:table-cell>
          <table:table-cell office:value-type="float" office:value="12.65" table:style-name="ce1">
            <text:p>12,65</text:p>
          </table:table-cell>
          <table:table-cell office:value-type="float" office:value="30" table:style-name="ce1">
            <text:p>30</text:p>
          </table:table-cell>
          <table:table-cell office:value-type="float" office:value="21.67" table:style-name="ce1">
            <text:p>21,67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28" table:style-name="ce1">
            <text:p>28</text:p>
          </table:table-cell>
          <table:table-cell office:value-type="float" office:value="5.57" table:style-name="ce1">
            <text:p>5,57</text:p>
          </table:table-cell>
          <table:table-cell office:value-type="float" office:value="9.23" table:style-name="ce1">
            <text:p>9,23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Z</text:p>
          </table:table-cell>
          <table:table-cell office:value-type="float" office:value="150.33000000000001" table:style-name="ce1">
            <text:p>150,33</text:p>
          </table:table-cell>
          <table:table-cell office:value-type="float" office:value="22.8" table:style-name="ce1">
            <text:p>22,8</text:p>
          </table:table-cell>
          <table:table-cell office:value-type="float" office:value="28.8" table:style-name="ce1">
            <text:p>28,8</text:p>
          </table:table-cell>
          <table:table-cell office:value-type="float" office:value="13.9" table:style-name="ce1">
            <text:p>13,9</text:p>
          </table:table-cell>
          <table:table-cell office:value-type="float" office:value="30" table:style-name="ce1">
            <text:p>30</text:p>
          </table:table-cell>
          <table:table-cell office:value-type="float" office:value="12.03" table:style-name="ce1">
            <text:p>12,03</text:p>
          </table:table-cell>
          <table:table-cell office:value-type="float" office:value="23" table:style-name="ce1">
            <text:p>23</text:p>
          </table:table-cell>
          <table:table-cell office:value-type="float" office:value="31.33" table:style-name="ce1">
            <text:p>31,33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4" table:style-name="ce1">
            <text:p>24</text:p>
          </table:table-cell>
          <table:table-cell office:value-type="float" office:value="4.47" table:style-name="ce1">
            <text:p>4,47</text:p>
          </table:table-cell>
          <table:table-cell office:value-type="float" office:value="7.97" table:style-name="ce1">
            <text:p>7,97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Z</text:p>
          </table:table-cell>
          <table:table-cell office:value-type="float" office:value="153.33000000000001" table:style-name="ce1">
            <text:p>153,33</text:p>
          </table:table-cell>
          <table:table-cell office:value-type="float" office:value="24.23" table:style-name="ce1">
            <text:p>24,23</text:p>
          </table:table-cell>
          <table:table-cell office:value-type="float" office:value="27.9" table:style-name="ce1">
            <text:p>27,9</text:p>
          </table:table-cell>
          <table:table-cell office:value-type="float" office:value="13.9" table:style-name="ce1">
            <text:p>13,9</text:p>
          </table:table-cell>
          <table:table-cell office:value-type="float" office:value="22" table:style-name="ce1">
            <text:p>22</text:p>
          </table:table-cell>
          <table:table-cell office:value-type="float" office:value="10.62" table:style-name="ce1">
            <text:p>10,62</text:p>
          </table:table-cell>
          <table:table-cell office:value-type="float" office:value="22" table:style-name="ce1">
            <text:p>22</text:p>
          </table:table-cell>
          <table:table-cell office:value-type="float" office:value="31.67" table:style-name="ce1">
            <text:p>31,67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27" table:style-name="ce1">
            <text:p>27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6.6" table:style-name="ce1">
            <text:p>6,6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Z</text:p>
          </table:table-cell>
          <table:table-cell office:value-type="float" office:value="151.33000000000001" table:style-name="ce1">
            <text:p>151,33</text:p>
          </table:table-cell>
          <table:table-cell office:value-type="float" office:value="18" table:style-name="ce1">
            <text:p>18</text:p>
          </table:table-cell>
          <table:table-cell office:value-type="float" office:value="23.07" table:style-name="ce1">
            <text:p>23,07</text:p>
          </table:table-cell>
          <table:table-cell office:value-type="float" office:value="10.71" table:style-name="ce1">
            <text:p>10,71</text:p>
          </table:table-cell>
          <table:table-cell office:value-type="float" office:value="24" table:style-name="ce1">
            <text:p>24</text:p>
          </table:table-cell>
          <table:table-cell office:value-type="float" office:value="11.59" table:style-name="ce1">
            <text:p>11,59</text:p>
          </table:table-cell>
          <table:table-cell office:value-type="float" office:value="24" table:style-name="ce1">
            <text:p>24</text:p>
          </table:table-cell>
          <table:table-cell office:value-type="float" office:value="23.33" table:style-name="ce1">
            <text:p>23,33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7" table:style-name="ce1">
            <text:p>27</text:p>
          </table:table-cell>
          <table:table-cell office:value-type="float" office:value="6.2" table:style-name="ce1">
            <text:p>6,2</text:p>
          </table:table-cell>
          <table:table-cell office:value-type="float" office:value="6.1" table:style-name="ce1">
            <text:p>6,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Z</text:p>
          </table:table-cell>
          <table:table-cell office:value-type="float" office:value="147.33000000000001" table:style-name="ce1">
            <text:p>147,33</text:p>
          </table:table-cell>
          <table:table-cell office:value-type="float" office:value="19.170000000000002" table:style-name="ce1">
            <text:p>19,17</text:p>
          </table:table-cell>
          <table:table-cell office:value-type="float" office:value="25.27" table:style-name="ce1">
            <text:p>25,27</text:p>
          </table:table-cell>
          <table:table-cell office:value-type="float" office:value="9.65" table:style-name="ce1">
            <text:p>9,65</text:p>
          </table:table-cell>
          <table:table-cell office:value-type="float" office:value="24" table:style-name="ce1">
            <text:p>24</text:p>
          </table:table-cell>
          <table:table-cell office:value-type="float" office:value="9.59" table:style-name="ce1">
            <text:p>9,59</text:p>
          </table:table-cell>
          <table:table-cell office:value-type="float" office:value="23" table:style-name="ce1">
            <text:p>23</text:p>
          </table:table-cell>
          <table:table-cell office:value-type="float" office:value="26.67" table:style-name="ce1">
            <text:p>26,67</text:p>
          </table:table-cell>
          <table:table-cell office:value-type="float" office:value="21.33" table:style-name="ce1">
            <text:p>21,33</text:p>
          </table:table-cell>
          <table:table-cell office:value-type="float" office:value="28.33" table:style-name="ce1">
            <text:p>28,33</text:p>
          </table:table-cell>
          <table:table-cell office:value-type="float" office:value="6.47" table:style-name="ce1">
            <text:p>6,47</text:p>
          </table:table-cell>
          <table:table-cell office:value-type="float" office:value="9" table:style-name="ce1">
            <text:p>9</text:p>
          </table:table-cell>
          <table:table-cell office:value-type="float" office:value="8.67" table:style-name="ce1">
            <text:p>8,67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Z</text:p>
          </table:table-cell>
          <table:table-cell office:value-type="float" office:value="169.33" table:style-name="ce1">
            <text:p>169,33</text:p>
          </table:table-cell>
          <table:table-cell office:value-type="float" office:value="30.53" table:style-name="ce1">
            <text:p>30,53</text:p>
          </table:table-cell>
          <table:table-cell office:value-type="float" office:value="32.630000000000003" table:style-name="ce1">
            <text:p>32,63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7.03" table:style-name="ce1">
            <text:p>7,03</text:p>
          </table:table-cell>
          <table:table-cell office:value-type="float" office:value="16" table:style-name="ce1">
            <text:p>16</text:p>
          </table:table-cell>
          <table:table-cell office:value-type="float" office:value="30.67" table:style-name="ce1">
            <text:p>30,67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5.33" table:style-name="ce1">
            <text:p>25,33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5.92" table:style-name="ce1">
            <text:p>5,92</text:p>
          </table:table-cell>
          <table:table-cell office:value-type="float" office:value="15.67" table:style-name="ce1">
            <text:p>15,67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number-rows-repeated="10484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Korisnik</meta:initial-creator>
    <dc:creator>Dražan Dizdar</dc:creator>
    <meta:creation-date>2023-10-20T12:56:24Z</meta:creation-date>
    <dc:date>2023-10-20T12:57:09Z</dc:date>
  </office:meta>
</office:document-meta>
</file>